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T(x)</text:p>
          </table:table-cell>
          <table:table-cell table:style-name="ce1" office:value-type="string" calcext:value-type="string">
            <text:p>CT(x+1)-CT(x)</text:p>
          </table:table-cell>
          <table:table-cell table:style-name="ce1" office:value-type="string" calcext:value-type="string">
            <text:p>Approximation par CT’(x)</text:p>
          </table:table-cell>
          <table:table-cell table:style-name="ce1" office:value-type="string" calcext:value-type="string">
            <text:p>écart avec la valeur réelle</text:p>
          </table:table-cell>
          <table:table-cell/>
          <table:table-cell table:style-name="ce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0.4*[.A2]^3-7*[.A2]^2+60*[.A2]+120" office:value-type="float" office:value="120" calcext:value-type="float">
            <text:p>120</text:p>
          </table:table-cell>
          <table:table-cell table:formula="of:=[.B3]-[.B2]" office:value-type="float" office:value="53.4" calcext:value-type="float">
            <text:p>53,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0.4*[.A3]^3-7*[.A3]^2+60*[.A3]+120" office:value-type="float" office:value="173.4" calcext:value-type="float">
            <text:p>173,4</text:p>
          </table:table-cell>
          <table:table-cell table:formula="of:=[.B4]-[.B3]" office:value-type="float" office:value="41.8" calcext:value-type="float">
            <text:p>41,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0.4*[.A4]^3-7*[.A4]^2+60*[.A4]+120" office:value-type="float" office:value="215.2" calcext:value-type="float">
            <text:p>215,2</text:p>
          </table:table-cell>
          <table:table-cell table:formula="of:=[.B5]-[.B4]" office:value-type="float" office:value="32.6" calcext:value-type="float">
            <text:p>32,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0.4*[.A5]^3-7*[.A5]^2+60*[.A5]+120" office:value-type="float" office:value="247.8" calcext:value-type="float">
            <text:p>247,8</text:p>
          </table:table-cell>
          <table:table-cell table:formula="of:=[.B6]-[.B5]" office:value-type="float" office:value="25.8" calcext:value-type="float">
            <text:p>25,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0.4*[.A6]^3-7*[.A6]^2+60*[.A6]+120" office:value-type="float" office:value="273.6" calcext:value-type="float">
            <text:p>273,6</text:p>
          </table:table-cell>
          <table:table-cell table:formula="of:=[.B7]-[.B6]" office:value-type="float" office:value="21.4" calcext:value-type="float">
            <text:p>21,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0.4*[.A7]^3-7*[.A7]^2+60*[.A7]+120" office:value-type="float" office:value="295" calcext:value-type="float">
            <text:p>295</text:p>
          </table:table-cell>
          <table:table-cell table:formula="of:=[.B8]-[.B7]" office:value-type="float" office:value="19.4" calcext:value-type="float">
            <text:p>19,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0.4*[.A8]^3-7*[.A8]^2+60*[.A8]+120" office:value-type="float" office:value="314.4" calcext:value-type="float">
            <text:p>314,4</text:p>
          </table:table-cell>
          <table:table-cell table:formula="of:=[.B9]-[.B8]" office:value-type="float" office:value="19.8000000000001" calcext:value-type="float">
            <text:p>19,800000000000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0.4*[.A9]^3-7*[.A9]^2+60*[.A9]+120" office:value-type="float" office:value="334.2" calcext:value-type="float">
            <text:p>334,2</text:p>
          </table:table-cell>
          <table:table-cell table:formula="of:=[.B10]-[.B9]" office:value-type="float" office:value="22.6" calcext:value-type="float">
            <text:p>22,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0.4*[.A10]^3-7*[.A10]^2+60*[.A10]+120" office:value-type="float" office:value="356.8" calcext:value-type="float">
            <text:p>356,8</text:p>
          </table:table-cell>
          <table:table-cell table:formula="of:=[.B11]-[.B10]" office:value-type="float" office:value="27.8" calcext:value-type="float">
            <text:p>27,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0.4*[.A11]^3-7*[.A11]^2+60*[.A11]+120" office:value-type="float" office:value="384.6" calcext:value-type="float">
            <text:p>384,6</text:p>
          </table:table-cell>
          <table:table-cell table:formula="of:=[.B12]-[.B11]" office:value-type="float" office:value="35.4" calcext:value-type="float">
            <text:p>35,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0.4*[.A12]^3-7*[.A12]^2+60*[.A12]+120" office:value-type="float" office:value="420" calcext:value-type="float">
            <text:p>420</text:p>
          </table:table-cell>
          <table:table-cell table:formula="of:=[.B13]-[.B12]" office:value-type="float" office:value="45.4" calcext:value-type="float">
            <text:p>45,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0.4*[.A13]^3-7*[.A13]^2+60*[.A13]+120" office:value-type="float" office:value="465.4" calcext:value-type="float">
            <text:p>465,4</text:p>
          </table:table-cell>
          <table:table-cell table:formula="of:=[.B14]-[.B13]" office:value-type="float" office:value="57.8000000000001" calcext:value-type="float">
            <text:p>57,800000000000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0.4*[.A14]^3-7*[.A14]^2+60*[.A14]+120" office:value-type="float" office:value="523.2" calcext:value-type="float">
            <text:p>523,2</text:p>
          </table:table-cell>
          <table:table-cell table:formula="of:=[.B15]-[.B14]" office:value-type="float" office:value="72.6" calcext:value-type="float">
            <text:p>72,6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0.4*[.A15]^3-7*[.A15]^2+60*[.A15]+120" office:value-type="float" office:value="595.8" calcext:value-type="float">
            <text:p>595,8</text:p>
          </table:table-cell>
          <table:table-cell table:formula="of:=[.B16]-[.B15]" office:value-type="float" office:value="89.8000000000001" calcext:value-type="float">
            <text:p>89,8000000000001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0.4*[.A16]^3-7*[.A16]^2+60*[.A16]+120" office:value-type="float" office:value="685.6" calcext:value-type="float">
            <text:p>685,6</text:p>
          </table:table-cell>
          <table:table-cell table:formula="of:=[.B17]-[.B16]" office:value-type="float" office:value="109.4" calcext:value-type="float">
            <text:p>109,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0.4*[.A17]^3-7*[.A17]^2+60*[.A17]+120" office:value-type="float" office:value="795" calcext:value-type="float">
            <text:p>795</text:p>
          </table:table-cell>
          <table:table-cell table:formula="of:=[.B18]-[.B17]" office:value-type="float" office:value="131.4" calcext:value-type="float">
            <text:p>131,4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0.4*[.A18]^3-7*[.A18]^2+60*[.A18]+120" office:value-type="float" office:value="926.4" calcext:value-type="float">
            <text:p>926,4</text:p>
          </table:table-cell>
          <table:table-cell table:formula="of:=[.B19]-[.B18]" office:value-type="float" office:value="155.8" calcext:value-type="float">
            <text:p>155,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0.4*[.A19]^3-7*[.A19]^2+60*[.A19]+120" office:value-type="float" office:value="1082.2" calcext:value-type="float">
            <text:p>1082,2</text:p>
          </table:table-cell>
          <table:table-cell table:formula="of:=[.B20]-[.B19]" office:value-type="float" office:value="182.6" calcext:value-type="float">
            <text:p>182,6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0.4*[.A20]^3-7*[.A20]^2+60*[.A20]+120" office:value-type="float" office:value="1264.8" calcext:value-type="float">
            <text:p>1264,8</text:p>
          </table:table-cell>
          <table:table-cell table:formula="of:=[.B21]-[.B20]" office:value-type="float" office:value="211.8" calcext:value-type="float">
            <text:p>211,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0.4*[.A21]^3-7*[.A21]^2+60*[.A21]+120" office:value-type="float" office:value="1476.6" calcext:value-type="float">
            <text:p>1476,6</text:p>
          </table:table-cell>
          <table:table-cell table:formula="of:=[.B22]-[.B21]" office:value-type="float" office:value="243.4" calcext:value-type="float">
            <text:p>243,4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0.4*[.A22]^3-7*[.A22]^2+60*[.A22]+120" office:value-type="float" office:value="1720" calcext:value-type="float">
            <text:p>1720</text:p>
          </table:table-cell>
          <table:table-cell table:formula="of:=[.B23]-[.B22]" office:value-type="float" office:value="277.4" calcext:value-type="float">
            <text:p>277,4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0.4*[.A23]^3-7*[.A23]^2+60*[.A23]+120" office:value-type="float" office:value="1997.4" calcext:value-type="float">
            <text:p>1997,4</text:p>
          </table:table-cell>
          <table:table-cell table:formula="of:=[.B24]-[.B23]" office:value-type="float" office:value="313.8" calcext:value-type="float">
            <text:p>313,8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0.4*[.A24]^3-7*[.A24]^2+60*[.A24]+120" office:value-type="float" office:value="2311.2" calcext:value-type="float">
            <text:p>2311,2</text:p>
          </table:table-cell>
          <table:table-cell table:formula="of:=[.B25]-[.B24]" office:value-type="float" office:value="352.6" calcext:value-type="float">
            <text:p>352,6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0.4*[.A25]^3-7*[.A25]^2+60*[.A25]+120" office:value-type="float" office:value="2663.8" calcext:value-type="float">
            <text:p>2663,8</text:p>
          </table:table-cell>
          <table:table-cell table:formula="of:=[.B26]-[.B25]" office:value-type="float" office:value="393.8" calcext:value-type="float">
            <text:p>393,8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0.4*[.A26]^3-7*[.A26]^2+60*[.A26]+120" office:value-type="float" office:value="3057.6" calcext:value-type="float">
            <text:p>3057,6</text:p>
          </table:table-cell>
          <table:table-cell table:formula="of:=[.B27]-[.B26]" office:value-type="float" office:value="437.4" calcext:value-type="float">
            <text:p>437,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0.4*[.A27]^3-7*[.A27]^2+60*[.A27]+120" office:value-type="float" office:value="3495" calcext:value-type="float">
            <text:p>3495</text:p>
          </table:table-cell>
          <table:table-cell table:formula="of:=[.B28]-[.B27]" office:value-type="float" office:value="483.400000000001" calcext:value-type="float">
            <text:p>483,400000000001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0.4*[.A28]^3-7*[.A28]^2+60*[.A28]+120" office:value-type="float" office:value="3978.4" calcext:value-type="float">
            <text:p>3978,4</text:p>
          </table:table-cell>
          <table:table-cell table:formula="of:=[.B29]-[.B28]" office:value-type="float" office:value="531.8" calcext:value-type="float">
            <text:p>531,8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0.4*[.A29]^3-7*[.A29]^2+60*[.A29]+120" office:value-type="float" office:value="4510.2" calcext:value-type="float">
            <text:p>4510,2</text:p>
          </table:table-cell>
          <table:table-cell table:formula="of:=[.B30]-[.B29]" office:value-type="float" office:value="582.6" calcext:value-type="float">
            <text:p>582,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0.4*[.A30]^3-7*[.A30]^2+60*[.A30]+120" office:value-type="float" office:value="5092.8" calcext:value-type="float">
            <text:p>5092,8</text:p>
          </table:table-cell>
          <table:table-cell table:formula="of:=[.B31]-[.B30]" office:value-type="float" office:value="635.799999999999" calcext:value-type="float">
            <text:p>635,799999999999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0.4*[.A31]^3-7*[.A31]^2+60*[.A31]+120" office:value-type="float" office:value="5728.6" calcext:value-type="float">
            <text:p>5728,6</text:p>
          </table:table-cell>
          <table:table-cell table:formula="of:=[.B32]-[.B31]" office:value-type="float" office:value="691.4" calcext:value-type="float">
            <text:p>691,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0.4*[.A32]^3-7*[.A32]^2+60*[.A32]+120" office:value-type="float" office:value="6420" calcext:value-type="float">
            <text:p>6420</text:p>
          </table:table-cell>
          <table:table-cell table:formula="of:=[.B33]-[.B32]" office:value-type="float" office:value="749.400000000002" calcext:value-type="float">
            <text:p>749,400000000002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0.4*[.A33]^3-7*[.A33]^2+60*[.A33]+120" office:value-type="float" office:value="7169.4" calcext:value-type="float">
            <text:p>7169,4</text:p>
          </table:table-cell>
          <table:table-cell table:formula="of:=[.B34]-[.B33]" office:value-type="float" office:value="809.799999999999" calcext:value-type="float">
            <text:p>809,799999999999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0.4*[.A34]^3-7*[.A34]^2+60*[.A34]+120" office:value-type="float" office:value="7979.2" calcext:value-type="float">
            <text:p>7979,2</text:p>
          </table:table-cell>
          <table:table-cell table:formula="of:=[.B35]-[.B34]" office:value-type="float" office:value="872.6" calcext:value-type="float">
            <text:p>872,6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0.4*[.A35]^3-7*[.A35]^2+60*[.A35]+120" office:value-type="float" office:value="8851.8" calcext:value-type="float">
            <text:p>8851,8</text:p>
          </table:table-cell>
          <table:table-cell table:formula="of:=[.B36]-[.B35]" office:value-type="float" office:value="937.799999999999" calcext:value-type="float">
            <text:p>937,799999999999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0.4*[.A36]^3-7*[.A36]^2+60*[.A36]+120" office:value-type="float" office:value="9789.6" calcext:value-type="float">
            <text:p>9789,6</text:p>
          </table:table-cell>
          <table:table-cell table:formula="of:=[.B37]-[.B36]" office:value-type="float" office:value="1005.4" calcext:value-type="float">
            <text:p>1005,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0.4*[.A37]^3-7*[.A37]^2+60*[.A37]+120" office:value-type="float" office:value="10795" calcext:value-type="float">
            <text:p>10795</text:p>
          </table:table-cell>
          <table:table-cell table:formula="of:=[.B38]-[.B37]" office:value-type="float" office:value="1075.4" calcext:value-type="float">
            <text:p>1075,4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0.4*[.A38]^3-7*[.A38]^2+60*[.A38]+120" office:value-type="float" office:value="11870.4" calcext:value-type="float">
            <text:p>11870,4</text:p>
          </table:table-cell>
          <table:table-cell table:formula="of:=[.B39]-[.B38]" office:value-type="float" office:value="1147.8" calcext:value-type="float">
            <text:p>1147,8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0.4*[.A39]^3-7*[.A39]^2+60*[.A39]+120" office:value-type="float" office:value="13018.2" calcext:value-type="float">
            <text:p>13018,2</text:p>
          </table:table-cell>
          <table:table-cell table:formula="of:=[.B40]-[.B39]" office:value-type="float" office:value="1222.6" calcext:value-type="float">
            <text:p>1222,6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0.4*[.A40]^3-7*[.A40]^2+60*[.A40]+120" office:value-type="float" office:value="14240.8" calcext:value-type="float">
            <text:p>14240,8</text:p>
          </table:table-cell>
          <table:table-cell table:formula="of:=[.B41]-[.B40]" office:value-type="float" office:value="1299.8" calcext:value-type="float">
            <text:p>1299,8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0.4*[.A41]^3-7*[.A41]^2+60*[.A41]+120" office:value-type="float" office:value="15540.6" calcext:value-type="float">
            <text:p>15540,6</text:p>
          </table:table-cell>
          <table:table-cell table:formula="of:=[.B42]-[.B41]" office:value-type="float" office:value="1379.4" calcext:value-type="float">
            <text:p>1379,4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0.4*[.A42]^3-7*[.A42]^2+60*[.A42]+120" office:value-type="float" office:value="16920" calcext:value-type="float">
            <text:p>16920</text:p>
          </table:table-cell>
          <table:table-cell table:formula="of:=[.B43]-[.B42]" office:value-type="float" office:value="1461.4" calcext:value-type="float">
            <text:p>1461,4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0.4*[.A43]^3-7*[.A43]^2+60*[.A43]+120" office:value-type="float" office:value="18381.4" calcext:value-type="float">
            <text:p>18381,4</text:p>
          </table:table-cell>
          <table:table-cell table:formula="of:=[.B44]-[.B43]" office:value-type="float" office:value="1545.8" calcext:value-type="float">
            <text:p>1545,8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0.4*[.A44]^3-7*[.A44]^2+60*[.A44]+120" office:value-type="float" office:value="19927.2" calcext:value-type="float">
            <text:p>19927,2</text:p>
          </table:table-cell>
          <table:table-cell table:formula="of:=[.B45]-[.B44]" office:value-type="float" office:value="1632.6" calcext:value-type="float">
            <text:p>1632,6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0.4*[.A45]^3-7*[.A45]^2+60*[.A45]+120" office:value-type="float" office:value="21559.8" calcext:value-type="float">
            <text:p>21559,8</text:p>
          </table:table-cell>
          <table:table-cell table:formula="of:=[.B46]-[.B45]" office:value-type="float" office:value="1721.8" calcext:value-type="float">
            <text:p>1721,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0.4*[.A46]^3-7*[.A46]^2+60*[.A46]+120" office:value-type="float" office:value="23281.6" calcext:value-type="float">
            <text:p>23281,6</text:p>
          </table:table-cell>
          <table:table-cell table:formula="of:=[.B47]-[.B46]" office:value-type="float" office:value="1813.4" calcext:value-type="float">
            <text:p>1813,4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0.4*[.A47]^3-7*[.A47]^2+60*[.A47]+120" office:value-type="float" office:value="25095" calcext:value-type="float">
            <text:p>25095</text:p>
          </table:table-cell>
          <table:table-cell table:formula="of:=[.B48]-[.B47]" office:value-type="float" office:value="1907.4" calcext:value-type="float">
            <text:p>1907,4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0.4*[.A48]^3-7*[.A48]^2+60*[.A48]+120" office:value-type="float" office:value="27002.4" calcext:value-type="float">
            <text:p>27002,4</text:p>
          </table:table-cell>
          <table:table-cell table:formula="of:=[.B49]-[.B48]" office:value-type="float" office:value="2003.8" calcext:value-type="float">
            <text:p>2003,8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0.4*[.A49]^3-7*[.A49]^2+60*[.A49]+120" office:value-type="float" office:value="29006.2" calcext:value-type="float">
            <text:p>29006,2</text:p>
          </table:table-cell>
          <table:table-cell table:formula="of:=[.B50]-[.B49]" office:value-type="float" office:value="2102.6" calcext:value-type="float">
            <text:p>2102,6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0.4*[.A50]^3-7*[.A50]^2+60*[.A50]+120" office:value-type="float" office:value="31108.8" calcext:value-type="float">
            <text:p>31108,8</text:p>
          </table:table-cell>
          <table:table-cell table:formula="of:=[.B51]-[.B50]" office:value-type="float" office:value="2203.8" calcext:value-type="float">
            <text:p>2203,8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0.4*[.A51]^3-7*[.A51]^2+60*[.A51]+120" office:value-type="float" office:value="33312.6" calcext:value-type="float">
            <text:p>33312,6</text:p>
          </table:table-cell>
          <table:table-cell table:formula="of:=[.B52]-[.B51]" office:value-type="float" office:value="2307.39999999999" calcext:value-type="float">
            <text:p>2307,39999999999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0.4*[.A52]^3-7*[.A52]^2+60*[.A52]+120" office:value-type="float" office:value="35620" calcext:value-type="float">
            <text:p>35620</text:p>
          </table:table-cell>
          <table:table-cell table:formula="of:=[.B53]-[.B52]" office:value-type="float" office:value="2413.4" calcext:value-type="float">
            <text:p>2413,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0.4*[.A53]^3-7*[.A53]^2+60*[.A53]+120" office:value-type="float" office:value="38033.4" calcext:value-type="float">
            <text:p>38033,4</text:p>
          </table:table-cell>
          <table:table-cell table:formula="of:=[.B54]-[.B53]" office:value-type="float" office:value="2521.8" calcext:value-type="float">
            <text:p>2521,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0.4*[.A54]^3-7*[.A54]^2+60*[.A54]+120" office:value-type="float" office:value="40555.2" calcext:value-type="float">
            <text:p>40555,2</text:p>
          </table:table-cell>
          <table:table-cell table:formula="of:=[.B55]-[.B54]" office:value-type="float" office:value="2632.6" calcext:value-type="float">
            <text:p>2632,6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0.4*[.A55]^3-7*[.A55]^2+60*[.A55]+120" office:value-type="float" office:value="43187.8" calcext:value-type="float">
            <text:p>43187,8</text:p>
          </table:table-cell>
          <table:table-cell table:formula="of:=[.B56]-[.B55]" office:value-type="float" office:value="2745.8" calcext:value-type="float">
            <text:p>2745,8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0.4*[.A56]^3-7*[.A56]^2+60*[.A56]+120" office:value-type="float" office:value="45933.6" calcext:value-type="float">
            <text:p>45933,6</text:p>
          </table:table-cell>
          <table:table-cell table:formula="of:=[.B57]-[.B56]" office:value-type="float" office:value="2861.39999999999" calcext:value-type="float">
            <text:p>2861,39999999999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0.4*[.A57]^3-7*[.A57]^2+60*[.A57]+120" office:value-type="float" office:value="48795" calcext:value-type="float">
            <text:p>48795</text:p>
          </table:table-cell>
          <table:table-cell table:formula="of:=[.B58]-[.B57]" office:value-type="float" office:value="2979.40000000001" calcext:value-type="float">
            <text:p>2979,40000000001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0.4*[.A58]^3-7*[.A58]^2+60*[.A58]+120" office:value-type="float" office:value="51774.4" calcext:value-type="float">
            <text:p>51774,4</text:p>
          </table:table-cell>
          <table:table-cell table:formula="of:=[.B59]-[.B58]" office:value-type="float" office:value="3099.79999999999" calcext:value-type="float">
            <text:p>3099,79999999999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0.4*[.A59]^3-7*[.A59]^2+60*[.A59]+120" office:value-type="float" office:value="54874.2" calcext:value-type="float">
            <text:p>54874,2</text:p>
          </table:table-cell>
          <table:table-cell table:formula="of:=[.B60]-[.B59]" office:value-type="float" office:value="3222.60000000001" calcext:value-type="float">
            <text:p>3222,60000000001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0.4*[.A60]^3-7*[.A60]^2+60*[.A60]+120" office:value-type="float" office:value="58096.8" calcext:value-type="float">
            <text:p>58096,8</text:p>
          </table:table-cell>
          <table:table-cell table:formula="of:=[.B61]-[.B60]" office:value-type="float" office:value="3347.8" calcext:value-type="float">
            <text:p>3347,8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0.4*[.A61]^3-7*[.A61]^2+60*[.A61]+120" office:value-type="float" office:value="61444.6" calcext:value-type="float">
            <text:p>61444,6</text:p>
          </table:table-cell>
          <table:table-cell table:formula="of:=[.B62]-[.B61]" office:value-type="float" office:value="3475.39999999999" calcext:value-type="float">
            <text:p>3475,39999999999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0.4*[.A62]^3-7*[.A62]^2+60*[.A62]+120" office:value-type="float" office:value="64920" calcext:value-type="float">
            <text:p>64920</text:p>
          </table:table-cell>
          <table:table-cell table:formula="of:=[.B63]-[.B62]" office:value-type="float" office:value="3605.40000000001" calcext:value-type="float">
            <text:p>3605,40000000001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0.4*[.A63]^3-7*[.A63]^2+60*[.A63]+120" office:value-type="float" office:value="68525.4" calcext:value-type="float">
            <text:p>68525,4</text:p>
          </table:table-cell>
          <table:table-cell table:formula="of:=[.B64]-[.B63]" office:value-type="float" office:value="3737.8" calcext:value-type="float">
            <text:p>3737,8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0.4*[.A64]^3-7*[.A64]^2+60*[.A64]+120" office:value-type="float" office:value="72263.2" calcext:value-type="float">
            <text:p>72263,2</text:p>
          </table:table-cell>
          <table:table-cell table:formula="of:=[.B65]-[.B64]" office:value-type="float" office:value="3872.59999999999" calcext:value-type="float">
            <text:p>3872,59999999999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0.4*[.A65]^3-7*[.A65]^2+60*[.A65]+120" office:value-type="float" office:value="76135.8" calcext:value-type="float">
            <text:p>76135,8</text:p>
          </table:table-cell>
          <table:table-cell table:formula="of:=[.B66]-[.B65]" office:value-type="float" office:value="4009.8" calcext:value-type="float">
            <text:p>4009,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0.4*[.A66]^3-7*[.A66]^2+60*[.A66]+120" office:value-type="float" office:value="80145.6" calcext:value-type="float">
            <text:p>80145,6</text:p>
          </table:table-cell>
          <table:table-cell table:formula="of:=[.B67]-[.B66]" office:value-type="float" office:value="4149.39999999999" calcext:value-type="float">
            <text:p>4149,39999999999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0.4*[.A67]^3-7*[.A67]^2+60*[.A67]+120" office:value-type="float" office:value="84295" calcext:value-type="float">
            <text:p>84295</text:p>
          </table:table-cell>
          <table:table-cell table:formula="of:=[.B68]-[.B67]" office:value-type="float" office:value="4291.40000000001" calcext:value-type="float">
            <text:p>4291,40000000001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0.4*[.A68]^3-7*[.A68]^2+60*[.A68]+120" office:value-type="float" office:value="88586.4" calcext:value-type="float">
            <text:p>88586,4</text:p>
          </table:table-cell>
          <table:table-cell table:formula="of:=[.B69]-[.B68]" office:value-type="float" office:value="4435.8" calcext:value-type="float">
            <text:p>4435,8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0.4*[.A69]^3-7*[.A69]^2+60*[.A69]+120" office:value-type="float" office:value="93022.2" calcext:value-type="float">
            <text:p>93022,2</text:p>
          </table:table-cell>
          <table:table-cell table:formula="of:=[.B70]-[.B69]" office:value-type="float" office:value="4582.59999999999" calcext:value-type="float">
            <text:p>4582,59999999999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0.4*[.A70]^3-7*[.A70]^2+60*[.A70]+120" office:value-type="float" office:value="97604.8" calcext:value-type="float">
            <text:p>97604,8</text:p>
          </table:table-cell>
          <table:table-cell table:formula="of:=[.B71]-[.B70]" office:value-type="float" office:value="4731.8" calcext:value-type="float">
            <text:p>4731,8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0.4*[.A71]^3-7*[.A71]^2+60*[.A71]+120" office:value-type="float" office:value="102336.6" calcext:value-type="float">
            <text:p>102336,6</text:p>
          </table:table-cell>
          <table:table-cell table:formula="of:=[.B72]-[.B71]" office:value-type="float" office:value="4883.39999999999" calcext:value-type="float">
            <text:p>4883,39999999999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0.4*[.A72]^3-7*[.A72]^2+60*[.A72]+120" office:value-type="float" office:value="107220" calcext:value-type="float">
            <text:p>107220</text:p>
          </table:table-cell>
          <table:table-cell table:formula="of:=[.B73]-[.B72]" office:value-type="float" office:value="5037.39999999999" calcext:value-type="float">
            <text:p>5037,39999999999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0.4*[.A73]^3-7*[.A73]^2+60*[.A73]+120" office:value-type="float" office:value="112257.4" calcext:value-type="float">
            <text:p>112257,4</text:p>
          </table:table-cell>
          <table:table-cell table:formula="of:=[.B74]-[.B73]" office:value-type="float" office:value="5193.80000000002" calcext:value-type="float">
            <text:p>5193,80000000002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0.4*[.A74]^3-7*[.A74]^2+60*[.A74]+120" office:value-type="float" office:value="117451.2" calcext:value-type="float">
            <text:p>117451,2</text:p>
          </table:table-cell>
          <table:table-cell table:formula="of:=[.B75]-[.B74]" office:value-type="float" office:value="5352.60000000001" calcext:value-type="float">
            <text:p>5352,60000000001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0.4*[.A75]^3-7*[.A75]^2+60*[.A75]+120" office:value-type="float" office:value="122803.8" calcext:value-type="float">
            <text:p>122803,8</text:p>
          </table:table-cell>
          <table:table-cell table:formula="of:=[.B76]-[.B75]" office:value-type="float" office:value="5513.79999999999" calcext:value-type="float">
            <text:p>5513,79999999999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0.4*[.A76]^3-7*[.A76]^2+60*[.A76]+120" office:value-type="float" office:value="128317.6" calcext:value-type="float">
            <text:p>128317,6</text:p>
          </table:table-cell>
          <table:table-cell table:formula="of:=[.B77]-[.B76]" office:value-type="float" office:value="5677.39999999999" calcext:value-type="float">
            <text:p>5677,39999999999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0.4*[.A77]^3-7*[.A77]^2+60*[.A77]+120" office:value-type="float" office:value="133995" calcext:value-type="float">
            <text:p>133995</text:p>
          </table:table-cell>
          <table:table-cell table:formula="of:=[.B78]-[.B77]" office:value-type="float" office:value="5843.40000000002" calcext:value-type="float">
            <text:p>5843,40000000002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0.4*[.A78]^3-7*[.A78]^2+60*[.A78]+120" office:value-type="float" office:value="139838.4" calcext:value-type="float">
            <text:p>139838,4</text:p>
          </table:table-cell>
          <table:table-cell table:formula="of:=[.B79]-[.B78]" office:value-type="float" office:value="6011.79999999999" calcext:value-type="float">
            <text:p>6011,79999999999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0.4*[.A79]^3-7*[.A79]^2+60*[.A79]+120" office:value-type="float" office:value="145850.2" calcext:value-type="float">
            <text:p>145850,2</text:p>
          </table:table-cell>
          <table:table-cell table:formula="of:=[.B80]-[.B79]" office:value-type="float" office:value="6182.60000000001" calcext:value-type="float">
            <text:p>6182,60000000001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0.4*[.A80]^3-7*[.A80]^2+60*[.A80]+120" office:value-type="float" office:value="152032.8" calcext:value-type="float">
            <text:p>152032,8</text:p>
          </table:table-cell>
          <table:table-cell table:formula="of:=[.B81]-[.B80]" office:value-type="float" office:value="6355.79999999999" calcext:value-type="float">
            <text:p>6355,79999999999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0.4*[.A81]^3-7*[.A81]^2+60*[.A81]+120" office:value-type="float" office:value="158388.6" calcext:value-type="float">
            <text:p>158388,6</text:p>
          </table:table-cell>
          <table:table-cell table:formula="of:=[.B82]-[.B81]" office:value-type="float" office:value="6531.39999999999" calcext:value-type="float">
            <text:p>6531,39999999999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0.4*[.A82]^3-7*[.A82]^2+60*[.A82]+120" office:value-type="float" office:value="164920" calcext:value-type="float">
            <text:p>164920</text:p>
          </table:table-cell>
          <table:table-cell table:formula="of:=[.B83]-[.B82]" office:value-type="float" office:value="6709.40000000002" calcext:value-type="float">
            <text:p>6709,40000000002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0.4*[.A83]^3-7*[.A83]^2+60*[.A83]+120" office:value-type="float" office:value="171629.4" calcext:value-type="float">
            <text:p>171629,4</text:p>
          </table:table-cell>
          <table:table-cell table:formula="of:=[.B84]-[.B83]" office:value-type="float" office:value="6889.79999999999" calcext:value-type="float">
            <text:p>6889,79999999999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0.4*[.A84]^3-7*[.A84]^2+60*[.A84]+120" office:value-type="float" office:value="178519.2" calcext:value-type="float">
            <text:p>178519,2</text:p>
          </table:table-cell>
          <table:table-cell table:formula="of:=[.B85]-[.B84]" office:value-type="float" office:value="7072.60000000001" calcext:value-type="float">
            <text:p>7072,60000000001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0.4*[.A85]^3-7*[.A85]^2+60*[.A85]+120" office:value-type="float" office:value="185591.8" calcext:value-type="float">
            <text:p>185591,8</text:p>
          </table:table-cell>
          <table:table-cell table:formula="of:=[.B86]-[.B85]" office:value-type="float" office:value="7257.79999999999" calcext:value-type="float">
            <text:p>7257,79999999999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0.4*[.A86]^3-7*[.A86]^2+60*[.A86]+120" office:value-type="float" office:value="192849.6" calcext:value-type="float">
            <text:p>192849,6</text:p>
          </table:table-cell>
          <table:table-cell table:formula="of:=[.B87]-[.B86]" office:value-type="float" office:value="7445.39999999999" calcext:value-type="float">
            <text:p>7445,39999999999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0.4*[.A87]^3-7*[.A87]^2+60*[.A87]+120" office:value-type="float" office:value="200295" calcext:value-type="float">
            <text:p>200295</text:p>
          </table:table-cell>
          <table:table-cell table:formula="of:=[.B88]-[.B87]" office:value-type="float" office:value="7635.40000000002" calcext:value-type="float">
            <text:p>7635,40000000002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0.4*[.A88]^3-7*[.A88]^2+60*[.A88]+120" office:value-type="float" office:value="207930.4" calcext:value-type="float">
            <text:p>207930,4</text:p>
          </table:table-cell>
          <table:table-cell table:formula="of:=[.B89]-[.B88]" office:value-type="float" office:value="7827.79999999999" calcext:value-type="float">
            <text:p>7827,79999999999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0.4*[.A89]^3-7*[.A89]^2+60*[.A89]+120" office:value-type="float" office:value="215758.2" calcext:value-type="float">
            <text:p>215758,2</text:p>
          </table:table-cell>
          <table:table-cell table:formula="of:=[.B90]-[.B89]" office:value-type="float" office:value="8022.59999999998" calcext:value-type="float">
            <text:p>8022,5999999999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0.4*[.A90]^3-7*[.A90]^2+60*[.A90]+120" office:value-type="float" office:value="223780.8" calcext:value-type="float">
            <text:p>223780,8</text:p>
          </table:table-cell>
          <table:table-cell table:formula="of:=[.B91]-[.B90]" office:value-type="float" office:value="8219.80000000005" calcext:value-type="float">
            <text:p>8219,80000000005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0.4*[.A91]^3-7*[.A91]^2+60*[.A91]+120" office:value-type="float" office:value="232000.6" calcext:value-type="float">
            <text:p>232000,6</text:p>
          </table:table-cell>
          <table:table-cell table:formula="of:=[.B92]-[.B91]" office:value-type="float" office:value="8419.39999999997" calcext:value-type="float">
            <text:p>8419,39999999997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0.4*[.A92]^3-7*[.A92]^2+60*[.A92]+120" office:value-type="float" office:value="240420" calcext:value-type="float">
            <text:p>240420</text:p>
          </table:table-cell>
          <table:table-cell table:formula="of:=[.B93]-[.B92]" office:value-type="float" office:value="8621.40000000002" calcext:value-type="float">
            <text:p>8621,40000000002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0.4*[.A93]^3-7*[.A93]^2+60*[.A93]+120" office:value-type="float" office:value="249041.4" calcext:value-type="float">
            <text:p>249041,4</text:p>
          </table:table-cell>
          <table:table-cell table:formula="of:=[.B94]-[.B93]" office:value-type="float" office:value="8825.79999999999" calcext:value-type="float">
            <text:p>8825,79999999999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0.4*[.A94]^3-7*[.A94]^2+60*[.A94]+120" office:value-type="float" office:value="257867.2" calcext:value-type="float">
            <text:p>257867,2</text:p>
          </table:table-cell>
          <table:table-cell table:formula="of:=[.B95]-[.B94]" office:value-type="float" office:value="9032.60000000003" calcext:value-type="float">
            <text:p>9032,60000000003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0.4*[.A95]^3-7*[.A95]^2+60*[.A95]+120" office:value-type="float" office:value="266899.8" calcext:value-type="float">
            <text:p>266899,8</text:p>
          </table:table-cell>
          <table:table-cell table:formula="of:=[.B96]-[.B95]" office:value-type="float" office:value="9241.79999999999" calcext:value-type="float">
            <text:p>9241,79999999999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0.4*[.A96]^3-7*[.A96]^2+60*[.A96]+120" office:value-type="float" office:value="276141.6" calcext:value-type="float">
            <text:p>276141,6</text:p>
          </table:table-cell>
          <table:table-cell table:formula="of:=[.B97]-[.B96]" office:value-type="float" office:value="9453.39999999997" calcext:value-type="float">
            <text:p>9453,39999999997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0.4*[.A97]^3-7*[.A97]^2+60*[.A97]+120" office:value-type="float" office:value="285595" calcext:value-type="float">
            <text:p>285595</text:p>
          </table:table-cell>
          <table:table-cell table:formula="of:=[.B98]-[.B97]" office:value-type="float" office:value="9667.40000000002" calcext:value-type="float">
            <text:p>9667,40000000002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0.4*[.A98]^3-7*[.A98]^2+60*[.A98]+120" office:value-type="float" office:value="295262.4" calcext:value-type="float">
            <text:p>295262,4</text:p>
          </table:table-cell>
          <table:table-cell table:formula="of:=[.B99]-[.B98]" office:value-type="float" office:value="9883.79999999999" calcext:value-type="float">
            <text:p>9883,79999999999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0.4*[.A99]^3-7*[.A99]^2+60*[.A99]+120" office:value-type="float" office:value="305146.2" calcext:value-type="float">
            <text:p>305146,2</text:p>
          </table:table-cell>
          <table:table-cell table:formula="of:=[.B100]-[.B99]" office:value-type="float" office:value="10102.6" calcext:value-type="float">
            <text:p>10102,6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0.4*[.A100]^3-7*[.A100]^2+60*[.A100]+120" office:value-type="float" office:value="315248.8" calcext:value-type="float">
            <text:p>315248,8</text:p>
          </table:table-cell>
          <table:table-cell table:formula="of:=[.B101]-[.B100]" office:value-type="float" office:value="10323.8" calcext:value-type="float">
            <text:p>10323,8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0.4*[.A101]^3-7*[.A101]^2+60*[.A101]+120" office:value-type="float" office:value="325572.6" calcext:value-type="float">
            <text:p>325572,6</text:p>
          </table:table-cell>
          <table:table-cell table:formula="of:=[.B102]-[.B101]" office:value-type="float" office:value="10547.4" calcext:value-type="float">
            <text:p>10547,4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0.4*[.A102]^3-7*[.A102]^2+60*[.A102]+120" office:value-type="float" office:value="336120" calcext:value-type="float">
            <text:p>336120</text:p>
          </table:table-cell>
          <table:table-cell table:formula="of:=[.B103]-[.B102]" office:value-type="float" office:value="10773.4" calcext:value-type="float">
            <text:p>10773,4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0.4*[.A103]^3-7*[.A103]^2+60*[.A103]+120" office:value-type="float" office:value="346893.4" calcext:value-type="float">
            <text:p>346893,4</text:p>
          </table:table-cell>
          <table:table-cell table:formula="of:=[.B104]-[.B103]" office:value-type="float" office:value="11001.8" calcext:value-type="float">
            <text:p>11001,8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0.4*[.A104]^3-7*[.A104]^2+60*[.A104]+120" office:value-type="float" office:value="357895.2" calcext:value-type="float">
            <text:p>357895,2</text:p>
          </table:table-cell>
          <table:table-cell table:formula="of:=[.B105]-[.B104]" office:value-type="float" office:value="11232.6" calcext:value-type="float">
            <text:p>11232,6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0.4*[.A105]^3-7*[.A105]^2+60*[.A105]+120" office:value-type="float" office:value="369127.8" calcext:value-type="float">
            <text:p>369127,8</text:p>
          </table:table-cell>
          <table:table-cell table:formula="of:=[.B106]-[.B105]" office:value-type="float" office:value="11465.8" calcext:value-type="float">
            <text:p>11465,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0.4*[.A106]^3-7*[.A106]^2+60*[.A106]+120" office:value-type="float" office:value="380593.6" calcext:value-type="float">
            <text:p>380593,6</text:p>
          </table:table-cell>
          <table:table-cell table:formula="of:=[.B107]-[.B106]" office:value-type="float" office:value="11701.4" calcext:value-type="float">
            <text:p>11701,4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0.4*[.A107]^3-7*[.A107]^2+60*[.A107]+120" office:value-type="float" office:value="392295" calcext:value-type="float">
            <text:p>392295</text:p>
          </table:table-cell>
          <table:table-cell table:formula="of:=[.B108]-[.B107]" office:value-type="float" office:value="11939.4" calcext:value-type="float">
            <text:p>11939,4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0.4*[.A108]^3-7*[.A108]^2+60*[.A108]+120" office:value-type="float" office:value="404234.4" calcext:value-type="float">
            <text:p>404234,4</text:p>
          </table:table-cell>
          <table:table-cell table:formula="of:=[.B109]-[.B108]" office:value-type="float" office:value="12179.8" calcext:value-type="float">
            <text:p>12179,8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0.4*[.A109]^3-7*[.A109]^2+60*[.A109]+120" office:value-type="float" office:value="416414.2" calcext:value-type="float">
            <text:p>416414,2</text:p>
          </table:table-cell>
          <table:table-cell table:formula="of:=[.B110]-[.B109]" office:value-type="float" office:value="12422.6" calcext:value-type="float">
            <text:p>12422,6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0.4*[.A110]^3-7*[.A110]^2+60*[.A110]+120" office:value-type="float" office:value="428836.8" calcext:value-type="float">
            <text:p>428836,8</text:p>
          </table:table-cell>
          <table:table-cell table:formula="of:=[.B111]-[.B110]" office:value-type="float" office:value="12667.8" calcext:value-type="float">
            <text:p>12667,8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0.4*[.A111]^3-7*[.A111]^2+60*[.A111]+120" office:value-type="float" office:value="441504.6" calcext:value-type="float">
            <text:p>441504,6</text:p>
          </table:table-cell>
          <table:table-cell table:formula="of:=[.B112]-[.B111]" office:value-type="float" office:value="12915.4" calcext:value-type="float">
            <text:p>12915,4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0.4*[.A112]^3-7*[.A112]^2+60*[.A112]+120" office:value-type="float" office:value="454420" calcext:value-type="float">
            <text:p>454420</text:p>
          </table:table-cell>
          <table:table-cell table:formula="of:=[.B113]-[.B112]" office:value-type="float" office:value="13165.4" calcext:value-type="float">
            <text:p>13165,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0.4*[.A113]^3-7*[.A113]^2+60*[.A113]+120" office:value-type="float" office:value="467585.4" calcext:value-type="float">
            <text:p>467585,4</text:p>
          </table:table-cell>
          <table:table-cell table:formula="of:=[.B114]-[.B113]" office:value-type="float" office:value="13417.8" calcext:value-type="float">
            <text:p>13417,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0.4*[.A114]^3-7*[.A114]^2+60*[.A114]+120" office:value-type="float" office:value="481003.2" calcext:value-type="float">
            <text:p>481003,2</text:p>
          </table:table-cell>
          <table:table-cell table:formula="of:=[.B115]-[.B114]" office:value-type="float" office:value="13672.6" calcext:value-type="float">
            <text:p>13672,6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0.4*[.A115]^3-7*[.A115]^2+60*[.A115]+120" office:value-type="float" office:value="494675.8" calcext:value-type="float">
            <text:p>494675,8</text:p>
          </table:table-cell>
          <table:table-cell table:formula="of:=[.B116]-[.B115]" office:value-type="float" office:value="13929.7999999999" calcext:value-type="float">
            <text:p>13929,7999999999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0.4*[.A116]^3-7*[.A116]^2+60*[.A116]+120" office:value-type="float" office:value="508605.6" calcext:value-type="float">
            <text:p>508605,6</text:p>
          </table:table-cell>
          <table:table-cell table:formula="of:=[.B117]-[.B116]" office:value-type="float" office:value="14189.4" calcext:value-type="float">
            <text:p>14189,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0.4*[.A117]^3-7*[.A117]^2+60*[.A117]+120" office:value-type="float" office:value="522795" calcext:value-type="float">
            <text:p>522795</text:p>
          </table:table-cell>
          <table:table-cell table:formula="of:=[.B118]-[.B117]" office:value-type="float" office:value="14451.4" calcext:value-type="float">
            <text:p>14451,4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0.4*[.A118]^3-7*[.A118]^2+60*[.A118]+120" office:value-type="float" office:value="537246.4" calcext:value-type="float">
            <text:p>537246,4</text:p>
          </table:table-cell>
          <table:table-cell table:formula="of:=[.B119]-[.B118]" office:value-type="float" office:value="14715.8" calcext:value-type="float">
            <text:p>14715,8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0.4*[.A119]^3-7*[.A119]^2+60*[.A119]+120" office:value-type="float" office:value="551962.2" calcext:value-type="float">
            <text:p>551962,2</text:p>
          </table:table-cell>
          <table:table-cell table:formula="of:=[.B120]-[.B119]" office:value-type="float" office:value="14982.6" calcext:value-type="float">
            <text:p>14982,6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0.4*[.A120]^3-7*[.A120]^2+60*[.A120]+120" office:value-type="float" office:value="566944.8" calcext:value-type="float">
            <text:p>566944,8</text:p>
          </table:table-cell>
          <table:table-cell table:formula="of:=[.B121]-[.B120]" office:value-type="float" office:value="15251.8" calcext:value-type="float">
            <text:p>15251,8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0.4*[.A121]^3-7*[.A121]^2+60*[.A121]+120" office:value-type="float" office:value="582196.6" calcext:value-type="float">
            <text:p>582196,6</text:p>
          </table:table-cell>
          <table:table-cell table:formula="of:=[.B122]-[.B121]" office:value-type="float" office:value="15523.3999999999" calcext:value-type="float">
            <text:p>15523,3999999999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0.4*[.A122]^3-7*[.A122]^2+60*[.A122]+120" office:value-type="float" office:value="597720" calcext:value-type="float">
            <text:p>597720</text:p>
          </table:table-cell>
          <table:table-cell table:formula="of:=[.B123]-[.B122]" office:value-type="float" office:value="15797.4" calcext:value-type="float">
            <text:p>15797,4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0.4*[.A123]^3-7*[.A123]^2+60*[.A123]+120" office:value-type="float" office:value="613517.4" calcext:value-type="float">
            <text:p>613517,4</text:p>
          </table:table-cell>
          <table:table-cell table:formula="of:=[.B124]-[.B123]" office:value-type="float" office:value="16073.8" calcext:value-type="float">
            <text:p>16073,8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0.4*[.A124]^3-7*[.A124]^2+60*[.A124]+120" office:value-type="float" office:value="629591.2" calcext:value-type="float">
            <text:p>629591,2</text:p>
          </table:table-cell>
          <table:table-cell table:formula="of:=[.B125]-[.B124]" office:value-type="float" office:value="16352.6" calcext:value-type="float">
            <text:p>16352,6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0.4*[.A125]^3-7*[.A125]^2+60*[.A125]+120" office:value-type="float" office:value="645943.8" calcext:value-type="float">
            <text:p>645943,8</text:p>
          </table:table-cell>
          <table:table-cell table:formula="of:=[.B126]-[.B125]" office:value-type="float" office:value="16633.8" calcext:value-type="float">
            <text:p>16633,8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0.4*[.A126]^3-7*[.A126]^2+60*[.A126]+120" office:value-type="float" office:value="662577.6" calcext:value-type="float">
            <text:p>662577,6</text:p>
          </table:table-cell>
          <table:table-cell table:formula="of:=[.B127]-[.B126]" office:value-type="float" office:value="16917.3999999999" calcext:value-type="float">
            <text:p>16917,3999999999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0.4*[.A127]^3-7*[.A127]^2+60*[.A127]+120" office:value-type="float" office:value="679495" calcext:value-type="float">
            <text:p>679495</text:p>
          </table:table-cell>
          <table:table-cell table:formula="of:=[.B128]-[.B127]" office:value-type="float" office:value="17203.4" calcext:value-type="float">
            <text:p>17203,4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0.4*[.A128]^3-7*[.A128]^2+60*[.A128]+120" office:value-type="float" office:value="696698.4" calcext:value-type="float">
            <text:p>696698,4</text:p>
          </table:table-cell>
          <table:table-cell table:formula="of:=[.B129]-[.B128]" office:value-type="float" office:value="17491.8" calcext:value-type="float">
            <text:p>17491,8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0.4*[.A129]^3-7*[.A129]^2+60*[.A129]+120" office:value-type="float" office:value="714190.2" calcext:value-type="float">
            <text:p>714190,2</text:p>
          </table:table-cell>
          <table:table-cell table:formula="of:=[.B130]-[.B129]" office:value-type="float" office:value="17782.6" calcext:value-type="float">
            <text:p>17782,6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0.4*[.A130]^3-7*[.A130]^2+60*[.A130]+120" office:value-type="float" office:value="731972.8" calcext:value-type="float">
            <text:p>731972,8</text:p>
          </table:table-cell>
          <table:table-cell table:formula="of:=[.B131]-[.B130]" office:value-type="float" office:value="18075.8" calcext:value-type="float">
            <text:p>18075,8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0.4*[.A131]^3-7*[.A131]^2+60*[.A131]+120" office:value-type="float" office:value="750048.6" calcext:value-type="float">
            <text:p>750048,6</text:p>
          </table:table-cell>
          <table:table-cell table:formula="of:=[.B132]-[.B131]" office:value-type="float" office:value="18371.3999999999" calcext:value-type="float">
            <text:p>18371,3999999999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0.4*[.A132]^3-7*[.A132]^2+60*[.A132]+120" office:value-type="float" office:value="768420" calcext:value-type="float">
            <text:p>768420</text:p>
          </table:table-cell>
          <table:table-cell table:formula="of:=[.B133]-[.B132]" office:value-type="float" office:value="18669.4" calcext:value-type="float">
            <text:p>18669,4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0.4*[.A133]^3-7*[.A133]^2+60*[.A133]+120" office:value-type="float" office:value="787089.4" calcext:value-type="float">
            <text:p>787089,4</text:p>
          </table:table-cell>
          <table:table-cell table:formula="of:=[.B134]-[.B133]" office:value-type="float" office:value="18969.8" calcext:value-type="float">
            <text:p>18969,8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0.4*[.A134]^3-7*[.A134]^2+60*[.A134]+120" office:value-type="float" office:value="806059.2" calcext:value-type="float">
            <text:p>806059,2</text:p>
          </table:table-cell>
          <table:table-cell table:formula="of:=[.B135]-[.B134]" office:value-type="float" office:value="19272.6" calcext:value-type="float">
            <text:p>19272,6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0.4*[.A135]^3-7*[.A135]^2+60*[.A135]+120" office:value-type="float" office:value="825331.8" calcext:value-type="float">
            <text:p>825331,8</text:p>
          </table:table-cell>
          <table:table-cell table:formula="of:=[.B136]-[.B135]" office:value-type="float" office:value="19577.8" calcext:value-type="float">
            <text:p>19577,8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0.4*[.A136]^3-7*[.A136]^2+60*[.A136]+120" office:value-type="float" office:value="844909.6" calcext:value-type="float">
            <text:p>844909,6</text:p>
          </table:table-cell>
          <table:table-cell table:formula="of:=[.B137]-[.B136]" office:value-type="float" office:value="19885.3999999999" calcext:value-type="float">
            <text:p>19885,3999999999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0.4*[.A137]^3-7*[.A137]^2+60*[.A137]+120" office:value-type="float" office:value="864795" calcext:value-type="float">
            <text:p>864795</text:p>
          </table:table-cell>
          <table:table-cell table:formula="of:=[.B138]-[.B137]" office:value-type="float" office:value="20195.4" calcext:value-type="float">
            <text:p>20195,4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0.4*[.A138]^3-7*[.A138]^2+60*[.A138]+120" office:value-type="float" office:value="884990.4" calcext:value-type="float">
            <text:p>884990,4</text:p>
          </table:table-cell>
          <table:table-cell table:formula="of:=[.B139]-[.B138]" office:value-type="float" office:value="20507.8" calcext:value-type="float">
            <text:p>20507,8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0.4*[.A139]^3-7*[.A139]^2+60*[.A139]+120" office:value-type="float" office:value="905498.2" calcext:value-type="float">
            <text:p>905498,2</text:p>
          </table:table-cell>
          <table:table-cell table:formula="of:=[.B140]-[.B139]" office:value-type="float" office:value="20822.6" calcext:value-type="float">
            <text:p>20822,6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0.4*[.A140]^3-7*[.A140]^2+60*[.A140]+120" office:value-type="float" office:value="926320.8" calcext:value-type="float">
            <text:p>926320,8</text:p>
          </table:table-cell>
          <table:table-cell table:formula="of:=[.B141]-[.B140]" office:value-type="float" office:value="21139.8" calcext:value-type="float">
            <text:p>21139,8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0.4*[.A141]^3-7*[.A141]^2+60*[.A141]+120" office:value-type="float" office:value="947460.6" calcext:value-type="float">
            <text:p>947460,6</text:p>
          </table:table-cell>
          <table:table-cell table:formula="of:=[.B142]-[.B141]" office:value-type="float" office:value="21459.3999999999" calcext:value-type="float">
            <text:p>21459,3999999999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0.4*[.A142]^3-7*[.A142]^2+60*[.A142]+120" office:value-type="float" office:value="968920" calcext:value-type="float">
            <text:p>968920</text:p>
          </table:table-cell>
          <table:table-cell table:formula="of:=[.B143]-[.B142]" office:value-type="float" office:value="21781.4000000001" calcext:value-type="float">
            <text:p>21781,4000000001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0.4*[.A143]^3-7*[.A143]^2+60*[.A143]+120" office:value-type="float" office:value="990701.4" calcext:value-type="float">
            <text:p>990701,4</text:p>
          </table:table-cell>
          <table:table-cell table:formula="of:=[.B144]-[.B143]" office:value-type="float" office:value="22105.7999999998" calcext:value-type="float">
            <text:p>22105,7999999998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0.4*[.A144]^3-7*[.A144]^2+60*[.A144]+120" office:value-type="float" office:value="1012807.2" calcext:value-type="float">
            <text:p>1012807,2</text:p>
          </table:table-cell>
          <table:table-cell table:formula="of:=[.B145]-[.B144]" office:value-type="float" office:value="22432.6000000001" calcext:value-type="float">
            <text:p>22432,6000000001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0.4*[.A145]^3-7*[.A145]^2+60*[.A145]+120" office:value-type="float" office:value="1035239.8" calcext:value-type="float">
            <text:p>1035239,8</text:p>
          </table:table-cell>
          <table:table-cell table:formula="of:=[.B146]-[.B145]" office:value-type="float" office:value="22761.8" calcext:value-type="float">
            <text:p>22761,8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0.4*[.A146]^3-7*[.A146]^2+60*[.A146]+120" office:value-type="float" office:value="1058001.6" calcext:value-type="float">
            <text:p>1058001,6</text:p>
          </table:table-cell>
          <table:table-cell table:formula="of:=[.B147]-[.B146]" office:value-type="float" office:value="23093.3999999999" calcext:value-type="float">
            <text:p>23093,3999999999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0.4*[.A147]^3-7*[.A147]^2+60*[.A147]+120" office:value-type="float" office:value="1081095" calcext:value-type="float">
            <text:p>1081095</text:p>
          </table:table-cell>
          <table:table-cell table:formula="of:=[.B148]-[.B147]" office:value-type="float" office:value="23427.4000000001" calcext:value-type="float">
            <text:p>23427,4000000001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0.4*[.A148]^3-7*[.A148]^2+60*[.A148]+120" office:value-type="float" office:value="1104522.4" calcext:value-type="float">
            <text:p>1104522,4</text:p>
          </table:table-cell>
          <table:table-cell table:formula="of:=[.B149]-[.B148]" office:value-type="float" office:value="23763.8" calcext:value-type="float">
            <text:p>23763,8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0.4*[.A149]^3-7*[.A149]^2+60*[.A149]+120" office:value-type="float" office:value="1128286.2" calcext:value-type="float">
            <text:p>1128286,2</text:p>
          </table:table-cell>
          <table:table-cell table:formula="of:=[.B150]-[.B149]" office:value-type="float" office:value="24102.5999999999" calcext:value-type="float">
            <text:p>24102,5999999999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0.4*[.A150]^3-7*[.A150]^2+60*[.A150]+120" office:value-type="float" office:value="1152388.8" calcext:value-type="float">
            <text:p>1152388,8</text:p>
          </table:table-cell>
          <table:table-cell table:formula="of:=[.B151]-[.B150]" office:value-type="float" office:value="24443.8" calcext:value-type="float">
            <text:p>24443,8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0.4*[.A151]^3-7*[.A151]^2+60*[.A151]+120" office:value-type="float" office:value="1176832.6" calcext:value-type="float">
            <text:p>1176832,6</text:p>
          </table:table-cell>
          <table:table-cell table:formula="of:=[.B152]-[.B151]" office:value-type="float" office:value="24787.3999999999" calcext:value-type="float">
            <text:p>24787,3999999999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0.4*[.A152]^3-7*[.A152]^2+60*[.A152]+120" office:value-type="float" office:value="1201620" calcext:value-type="float">
            <text:p>1201620</text:p>
          </table:table-cell>
          <table:table-cell table:formula="of:=[.B153]-[.B152]" office:value-type="float" office:value="25133.4000000001" calcext:value-type="float">
            <text:p>25133,4000000001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0.4*[.A153]^3-7*[.A153]^2+60*[.A153]+120" office:value-type="float" office:value="1226753.4" calcext:value-type="float">
            <text:p>1226753,4</text:p>
          </table:table-cell>
          <table:table-cell table:formula="of:=[.B154]-[.B153]" office:value-type="float" office:value="25481.8" calcext:value-type="float">
            <text:p>25481,8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0.4*[.A154]^3-7*[.A154]^2+60*[.A154]+120" office:value-type="float" office:value="1252235.2" calcext:value-type="float">
            <text:p>1252235,2</text:p>
          </table:table-cell>
          <table:table-cell table:formula="of:=[.B155]-[.B154]" office:value-type="float" office:value="25832.5999999999" calcext:value-type="float">
            <text:p>25832,5999999999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0.4*[.A155]^3-7*[.A155]^2+60*[.A155]+120" office:value-type="float" office:value="1278067.8" calcext:value-type="float">
            <text:p>1278067,8</text:p>
          </table:table-cell>
          <table:table-cell table:formula="of:=[.B156]-[.B155]" office:value-type="float" office:value="26185.8" calcext:value-type="float">
            <text:p>26185,8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0.4*[.A156]^3-7*[.A156]^2+60*[.A156]+120" office:value-type="float" office:value="1304253.6" calcext:value-type="float">
            <text:p>1304253,6</text:p>
          </table:table-cell>
          <table:table-cell table:formula="of:=[.B157]-[.B156]" office:value-type="float" office:value="26541.3999999999" calcext:value-type="float">
            <text:p>26541,3999999999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0.4*[.A157]^3-7*[.A157]^2+60*[.A157]+120" office:value-type="float" office:value="1330795" calcext:value-type="float">
            <text:p>1330795</text:p>
          </table:table-cell>
          <table:table-cell table:formula="of:=[.B158]-[.B157]" office:value-type="float" office:value="26899.4000000001" calcext:value-type="float">
            <text:p>26899,4000000001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0.4*[.A158]^3-7*[.A158]^2+60*[.A158]+120" office:value-type="float" office:value="1357694.4" calcext:value-type="float">
            <text:p>1357694,4</text:p>
          </table:table-cell>
          <table:table-cell table:formula="of:=[.B159]-[.B158]" office:value-type="float" office:value="27259.8" calcext:value-type="float">
            <text:p>27259,8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0.4*[.A159]^3-7*[.A159]^2+60*[.A159]+120" office:value-type="float" office:value="1384954.2" calcext:value-type="float">
            <text:p>1384954,2</text:p>
          </table:table-cell>
          <table:table-cell table:formula="of:=[.B160]-[.B159]" office:value-type="float" office:value="27622.5999999999" calcext:value-type="float">
            <text:p>27622,5999999999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0.4*[.A160]^3-7*[.A160]^2+60*[.A160]+120" office:value-type="float" office:value="1412576.8" calcext:value-type="float">
            <text:p>1412576,8</text:p>
          </table:table-cell>
          <table:table-cell table:formula="of:=[.B161]-[.B160]" office:value-type="float" office:value="27987.8" calcext:value-type="float">
            <text:p>27987,8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0.4*[.A161]^3-7*[.A161]^2+60*[.A161]+120" office:value-type="float" office:value="1440564.6" calcext:value-type="float">
            <text:p>1440564,6</text:p>
          </table:table-cell>
          <table:table-cell table:formula="of:=[.B162]-[.B161]" office:value-type="float" office:value="28355.3999999999" calcext:value-type="float">
            <text:p>28355,3999999999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0.4*[.A162]^3-7*[.A162]^2+60*[.A162]+120" office:value-type="float" office:value="1468920" calcext:value-type="float">
            <text:p>1468920</text:p>
          </table:table-cell>
          <table:table-cell table:formula="of:=[.B163]-[.B162]" office:value-type="float" office:value="28725.4000000001" calcext:value-type="float">
            <text:p>28725,4000000001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0.4*[.A163]^3-7*[.A163]^2+60*[.A163]+120" office:value-type="float" office:value="1497645.4" calcext:value-type="float">
            <text:p>1497645,4</text:p>
          </table:table-cell>
          <table:table-cell table:formula="of:=[.B164]-[.B163]" office:value-type="float" office:value="29097.8" calcext:value-type="float">
            <text:p>29097,8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0.4*[.A164]^3-7*[.A164]^2+60*[.A164]+120" office:value-type="float" office:value="1526743.2" calcext:value-type="float">
            <text:p>1526743,2</text:p>
          </table:table-cell>
          <table:table-cell table:formula="of:=[.B165]-[.B164]" office:value-type="float" office:value="29472.5999999999" calcext:value-type="float">
            <text:p>29472,5999999999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0.4*[.A165]^3-7*[.A165]^2+60*[.A165]+120" office:value-type="float" office:value="1556215.8" calcext:value-type="float">
            <text:p>1556215,8</text:p>
          </table:table-cell>
          <table:table-cell table:formula="of:=[.B166]-[.B165]" office:value-type="float" office:value="29849.8" calcext:value-type="float">
            <text:p>29849,8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0.4*[.A166]^3-7*[.A166]^2+60*[.A166]+120" office:value-type="float" office:value="1586065.6" calcext:value-type="float">
            <text:p>1586065,6</text:p>
          </table:table-cell>
          <table:table-cell table:formula="of:=[.B167]-[.B166]" office:value-type="float" office:value="30229.3999999999" calcext:value-type="float">
            <text:p>30229,3999999999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0.4*[.A167]^3-7*[.A167]^2+60*[.A167]+120" office:value-type="float" office:value="1616295" calcext:value-type="float">
            <text:p>1616295</text:p>
          </table:table-cell>
          <table:table-cell table:formula="of:=[.B168]-[.B167]" office:value-type="float" office:value="30611.4000000001" calcext:value-type="float">
            <text:p>30611,4000000001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0.4*[.A168]^3-7*[.A168]^2+60*[.A168]+120" office:value-type="float" office:value="1646906.4" calcext:value-type="float">
            <text:p>1646906,4</text:p>
          </table:table-cell>
          <table:table-cell table:formula="of:=[.B169]-[.B168]" office:value-type="float" office:value="30995.8" calcext:value-type="float">
            <text:p>30995,8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0.4*[.A169]^3-7*[.A169]^2+60*[.A169]+120" office:value-type="float" office:value="1677902.2" calcext:value-type="float">
            <text:p>1677902,2</text:p>
          </table:table-cell>
          <table:table-cell table:formula="of:=[.B170]-[.B169]" office:value-type="float" office:value="31382.5999999999" calcext:value-type="float">
            <text:p>31382,5999999999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0.4*[.A170]^3-7*[.A170]^2+60*[.A170]+120" office:value-type="float" office:value="1709284.8" calcext:value-type="float">
            <text:p>1709284,8</text:p>
          </table:table-cell>
          <table:table-cell table:formula="of:=[.B171]-[.B170]" office:value-type="float" office:value="31771.8" calcext:value-type="float">
            <text:p>31771,8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0.4*[.A171]^3-7*[.A171]^2+60*[.A171]+120" office:value-type="float" office:value="1741056.6" calcext:value-type="float">
            <text:p>1741056,6</text:p>
          </table:table-cell>
          <table:table-cell table:formula="of:=[.B172]-[.B171]" office:value-type="float" office:value="32163.3999999999" calcext:value-type="float">
            <text:p>32163,3999999999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0.4*[.A172]^3-7*[.A172]^2+60*[.A172]+120" office:value-type="float" office:value="1773220" calcext:value-type="float">
            <text:p>1773220</text:p>
          </table:table-cell>
          <table:table-cell table:formula="of:=[.B173]-[.B172]" office:value-type="float" office:value="32557.4000000001" calcext:value-type="float">
            <text:p>32557,4000000001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0.4*[.A173]^3-7*[.A173]^2+60*[.A173]+120" office:value-type="float" office:value="1805777.4" calcext:value-type="float">
            <text:p>1805777,4</text:p>
          </table:table-cell>
          <table:table-cell table:formula="of:=[.B174]-[.B173]" office:value-type="float" office:value="32953.8" calcext:value-type="float">
            <text:p>32953,8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0.4*[.A174]^3-7*[.A174]^2+60*[.A174]+120" office:value-type="float" office:value="1838731.2" calcext:value-type="float">
            <text:p>1838731,2</text:p>
          </table:table-cell>
          <table:table-cell table:formula="of:=[.B175]-[.B174]" office:value-type="float" office:value="33352.5999999999" calcext:value-type="float">
            <text:p>33352,5999999999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0.4*[.A175]^3-7*[.A175]^2+60*[.A175]+120" office:value-type="float" office:value="1872083.8" calcext:value-type="float">
            <text:p>1872083,8</text:p>
          </table:table-cell>
          <table:table-cell table:formula="of:=[.B176]-[.B175]" office:value-type="float" office:value="33753.8" calcext:value-type="float">
            <text:p>33753,8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0.4*[.A176]^3-7*[.A176]^2+60*[.A176]+120" office:value-type="float" office:value="1905837.6" calcext:value-type="float">
            <text:p>1905837,6</text:p>
          </table:table-cell>
          <table:table-cell table:formula="of:=[.B177]-[.B176]" office:value-type="float" office:value="34157.3999999999" calcext:value-type="float">
            <text:p>34157,3999999999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0.4*[.A177]^3-7*[.A177]^2+60*[.A177]+120" office:value-type="float" office:value="1939995" calcext:value-type="float">
            <text:p>1939995</text:p>
          </table:table-cell>
          <table:table-cell table:formula="of:=[.B178]-[.B177]" office:value-type="float" office:value="34563.3999999999" calcext:value-type="float">
            <text:p>34563,3999999999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0.4*[.A178]^3-7*[.A178]^2+60*[.A178]+120" office:value-type="float" office:value="1974558.4" calcext:value-type="float">
            <text:p>1974558,4</text:p>
          </table:table-cell>
          <table:table-cell table:formula="of:=[.B179]-[.B178]" office:value-type="float" office:value="34971.8000000003" calcext:value-type="float">
            <text:p>34971,8000000003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0.4*[.A179]^3-7*[.A179]^2+60*[.A179]+120" office:value-type="float" office:value="2009530.2" calcext:value-type="float">
            <text:p>2009530,2</text:p>
          </table:table-cell>
          <table:table-cell table:formula="of:=[.B180]-[.B179]" office:value-type="float" office:value="35382.6000000001" calcext:value-type="float">
            <text:p>35382,6000000001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0.4*[.A180]^3-7*[.A180]^2+60*[.A180]+120" office:value-type="float" office:value="2044912.8" calcext:value-type="float">
            <text:p>2044912,8</text:p>
          </table:table-cell>
          <table:table-cell table:formula="of:=[.B181]-[.B180]" office:value-type="float" office:value="35795.7999999998" calcext:value-type="float">
            <text:p>35795,7999999998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0.4*[.A181]^3-7*[.A181]^2+60*[.A181]+120" office:value-type="float" office:value="2080708.6" calcext:value-type="float">
            <text:p>2080708,6</text:p>
          </table:table-cell>
          <table:table-cell table:formula="of:=[.B182]-[.B181]" office:value-type="float" office:value="36211.3999999999" calcext:value-type="float">
            <text:p>36211,3999999999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0.4*[.A182]^3-7*[.A182]^2+60*[.A182]+120" office:value-type="float" office:value="2116920" calcext:value-type="float">
            <text:p>2116920</text:p>
          </table:table-cell>
          <table:table-cell table:formula="of:=[.B183]-[.B182]" office:value-type="float" office:value="36629.3999999999" calcext:value-type="float">
            <text:p>36629,3999999999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0.4*[.A183]^3-7*[.A183]^2+60*[.A183]+120" office:value-type="float" office:value="2153549.4" calcext:value-type="float">
            <text:p>2153549,4</text:p>
          </table:table-cell>
          <table:table-cell table:formula="of:=[.B184]-[.B183]" office:value-type="float" office:value="37049.8000000003" calcext:value-type="float">
            <text:p>37049,8000000003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0.4*[.A184]^3-7*[.A184]^2+60*[.A184]+120" office:value-type="float" office:value="2190599.2" calcext:value-type="float">
            <text:p>2190599,2</text:p>
          </table:table-cell>
          <table:table-cell table:formula="of:=[.B185]-[.B184]" office:value-type="float" office:value="37472.6000000001" calcext:value-type="float">
            <text:p>37472,6000000001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0.4*[.A185]^3-7*[.A185]^2+60*[.A185]+120" office:value-type="float" office:value="2228071.8" calcext:value-type="float">
            <text:p>2228071,8</text:p>
          </table:table-cell>
          <table:table-cell table:formula="of:=[.B186]-[.B185]" office:value-type="float" office:value="37897.7999999998" calcext:value-type="float">
            <text:p>37897,7999999998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0.4*[.A186]^3-7*[.A186]^2+60*[.A186]+120" office:value-type="float" office:value="2265969.6" calcext:value-type="float">
            <text:p>2265969,6</text:p>
          </table:table-cell>
          <table:table-cell table:formula="of:=[.B187]-[.B186]" office:value-type="float" office:value="38325.3999999999" calcext:value-type="float">
            <text:p>38325,3999999999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0.4*[.A187]^3-7*[.A187]^2+60*[.A187]+120" office:value-type="float" office:value="2304295" calcext:value-type="float">
            <text:p>2304295</text:p>
          </table:table-cell>
          <table:table-cell table:formula="of:=[.B188]-[.B187]" office:value-type="float" office:value="38755.4000000004" calcext:value-type="float">
            <text:p>38755,4000000004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0.4*[.A188]^3-7*[.A188]^2+60*[.A188]+120" office:value-type="float" office:value="2343050.4" calcext:value-type="float">
            <text:p>2343050,4</text:p>
          </table:table-cell>
          <table:table-cell table:formula="of:=[.B189]-[.B188]" office:value-type="float" office:value="39187.7999999998" calcext:value-type="float">
            <text:p>39187,7999999998</text:p>
          </table:table-cell>
          <table:table-cell table:number-columns-repeated="4"/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0.4*[.A189]^3-7*[.A189]^2+60*[.A189]+120" office:value-type="float" office:value="2382238.2" calcext:value-type="float">
            <text:p>2382238,2</text:p>
          </table:table-cell>
          <table:table-cell table:formula="of:=[.B190]-[.B189]" office:value-type="float" office:value="39622.6000000001" calcext:value-type="float">
            <text:p>39622,6000000001</text:p>
          </table:table-cell>
          <table:table-cell table:number-columns-repeated="4"/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0.4*[.A190]^3-7*[.A190]^2+60*[.A190]+120" office:value-type="float" office:value="2421860.8" calcext:value-type="float">
            <text:p>2421860,8</text:p>
          </table:table-cell>
          <table:table-cell table:formula="of:=[.B191]-[.B190]" office:value-type="float" office:value="40059.7999999998" calcext:value-type="float">
            <text:p>40059,7999999998</text:p>
          </table:table-cell>
          <table:table-cell table:number-columns-repeated="4"/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0.4*[.A191]^3-7*[.A191]^2+60*[.A191]+120" office:value-type="float" office:value="2461920.6" calcext:value-type="float">
            <text:p>2461920,6</text:p>
          </table:table-cell>
          <table:table-cell table:formula="of:=[.B192]-[.B191]" office:value-type="float" office:value="40499.3999999999" calcext:value-type="float">
            <text:p>40499,3999999999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0.4*[.A192]^3-7*[.A192]^2+60*[.A192]+120" office:value-type="float" office:value="2502420" calcext:value-type="float">
            <text:p>2502420</text:p>
          </table:table-cell>
          <table:table-cell table:formula="of:=[.B193]-[.B192]" office:value-type="float" office:value="40941.4000000004" calcext:value-type="float">
            <text:p>40941,4000000004</text:p>
          </table:table-cell>
          <table:table-cell table:number-columns-repeated="4"/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0.4*[.A193]^3-7*[.A193]^2+60*[.A193]+120" office:value-type="float" office:value="2543361.4" calcext:value-type="float">
            <text:p>2543361,4</text:p>
          </table:table-cell>
          <table:table-cell table:formula="of:=[.B194]-[.B193]" office:value-type="float" office:value="41385.7999999998" calcext:value-type="float">
            <text:p>41385,7999999998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0.4*[.A194]^3-7*[.A194]^2+60*[.A194]+120" office:value-type="float" office:value="2584747.2" calcext:value-type="float">
            <text:p>2584747,2</text:p>
          </table:table-cell>
          <table:table-cell table:formula="of:=[.B195]-[.B194]" office:value-type="float" office:value="41832.6000000001" calcext:value-type="float">
            <text:p>41832,6000000001</text:p>
          </table:table-cell>
          <table:table-cell table:number-columns-repeated="4"/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0.4*[.A195]^3-7*[.A195]^2+60*[.A195]+120" office:value-type="float" office:value="2626579.8" calcext:value-type="float">
            <text:p>2626579,8</text:p>
          </table:table-cell>
          <table:table-cell table:formula="of:=[.B196]-[.B195]" office:value-type="float" office:value="42281.7999999998" calcext:value-type="float">
            <text:p>42281,7999999998</text:p>
          </table:table-cell>
          <table:table-cell table:number-columns-repeated="4"/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0.4*[.A196]^3-7*[.A196]^2+60*[.A196]+120" office:value-type="float" office:value="2668861.6" calcext:value-type="float">
            <text:p>2668861,6</text:p>
          </table:table-cell>
          <table:table-cell table:formula="of:=[.B197]-[.B196]" office:value-type="float" office:value="42733.3999999999" calcext:value-type="float">
            <text:p>42733,3999999999</text:p>
          </table:table-cell>
          <table:table-cell table:number-columns-repeated="4"/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0.4*[.A197]^3-7*[.A197]^2+60*[.A197]+120" office:value-type="float" office:value="2711595" calcext:value-type="float">
            <text:p>2711595</text:p>
          </table:table-cell>
          <table:table-cell table:formula="of:=[.B198]-[.B197]" office:value-type="float" office:value="43187.4000000004" calcext:value-type="float">
            <text:p>43187,4000000004</text:p>
          </table:table-cell>
          <table:table-cell table:number-columns-repeated="4"/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0.4*[.A198]^3-7*[.A198]^2+60*[.A198]+120" office:value-type="float" office:value="2754782.4" calcext:value-type="float">
            <text:p>2754782,4</text:p>
          </table:table-cell>
          <table:table-cell table:formula="of:=[.B199]-[.B198]" office:value-type="float" office:value="43643.7999999998" calcext:value-type="float">
            <text:p>43643,7999999998</text:p>
          </table:table-cell>
          <table:table-cell table:number-columns-repeated="4"/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0.4*[.A199]^3-7*[.A199]^2+60*[.A199]+120" office:value-type="float" office:value="2798426.2" calcext:value-type="float">
            <text:p>2798426,2</text:p>
          </table:table-cell>
          <table:table-cell table:formula="of:=[.B200]-[.B199]" office:value-type="float" office:value="44102.6000000001" calcext:value-type="float">
            <text:p>44102,6000000001</text:p>
          </table:table-cell>
          <table:table-cell table:number-columns-repeated="4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0.4*[.A200]^3-7*[.A200]^2+60*[.A200]+120" office:value-type="float" office:value="2842528.8" calcext:value-type="float">
            <text:p>2842528,8</text:p>
          </table:table-cell>
          <table:table-cell table:formula="of:=[.B201]-[.B200]" office:value-type="float" office:value="44563.7999999998" calcext:value-type="float">
            <text:p>44563,7999999998</text:p>
          </table:table-cell>
          <table:table-cell table:number-columns-repeated="4"/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0.4*[.A201]^3-7*[.A201]^2+60*[.A201]+120" office:value-type="float" office:value="2887092.6" calcext:value-type="float">
            <text:p>2887092,6</text:p>
          </table:table-cell>
          <table:table-cell table:formula="of:=[.B202]-[.B201]" office:value-type="float" office:value="45027.3999999999" calcext:value-type="float">
            <text:p>45027,3999999999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0.4*[.A202]^3-7*[.A202]^2+60*[.A202]+120" office:value-type="float" office:value="2932120" calcext:value-type="float">
            <text:p>2932120</text:p>
          </table:table-cell>
          <table:table-cell table:formula="of:=[.B203]-[.B202]" office:value-type="float" office:value="45493.4000000004" calcext:value-type="float">
            <text:p>45493,4000000004</text:p>
          </table:table-cell>
          <table:table-cell table:number-columns-repeated="4"/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0.4*[.A203]^3-7*[.A203]^2+60*[.A203]+120" office:value-type="float" office:value="2977613.4" calcext:value-type="float">
            <text:p>2977613,4</text:p>
          </table:table-cell>
          <table:table-cell table:formula="of:=[.B204]-[.B203]" office:value-type="float" office:value="45961.7999999998" calcext:value-type="float">
            <text:p>45961,7999999998</text:p>
          </table:table-cell>
          <table:table-cell table:number-columns-repeated="4"/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0.4*[.A204]^3-7*[.A204]^2+60*[.A204]+120" office:value-type="float" office:value="3023575.2" calcext:value-type="float">
            <text:p>3023575,2</text:p>
          </table:table-cell>
          <table:table-cell table:formula="of:=[.B205]-[.B204]" office:value-type="float" office:value="46432.6000000001" calcext:value-type="float">
            <text:p>46432,6000000001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0.4*[.A205]^3-7*[.A205]^2+60*[.A205]+120" office:value-type="float" office:value="3070007.8" calcext:value-type="float">
            <text:p>3070007,8</text:p>
          </table:table-cell>
          <table:table-cell table:formula="of:=[.B206]-[.B205]" office:value-type="float" office:value="46905.7999999998" calcext:value-type="float">
            <text:p>46905,7999999998</text:p>
          </table:table-cell>
          <table:table-cell table:number-columns-repeated="4"/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0.4*[.A206]^3-7*[.A206]^2+60*[.A206]+120" office:value-type="float" office:value="3116913.6" calcext:value-type="float">
            <text:p>3116913,6</text:p>
          </table:table-cell>
          <table:table-cell table:formula="of:=[.B207]-[.B206]" office:value-type="float" office:value="47381.3999999999" calcext:value-type="float">
            <text:p>47381,3999999999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0.4*[.A207]^3-7*[.A207]^2+60*[.A207]+120" office:value-type="float" office:value="3164295" calcext:value-type="float">
            <text:p>3164295</text:p>
          </table:table-cell>
          <table:table-cell table:formula="of:=[.B208]-[.B207]" office:value-type="float" office:value="47859.4000000004" calcext:value-type="float">
            <text:p>47859,4000000004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0.4*[.A208]^3-7*[.A208]^2+60*[.A208]+120" office:value-type="float" office:value="3212154.4" calcext:value-type="float">
            <text:p>3212154,4</text:p>
          </table:table-cell>
          <table:table-cell table:formula="of:=[.B209]-[.B208]" office:value-type="float" office:value="48339.7999999998" calcext:value-type="float">
            <text:p>48339,7999999998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0.4*[.A209]^3-7*[.A209]^2+60*[.A209]+120" office:value-type="float" office:value="3260494.2" calcext:value-type="float">
            <text:p>3260494,2</text:p>
          </table:table-cell>
          <table:table-cell table:formula="of:=[.B210]-[.B209]" office:value-type="float" office:value="48822.6000000001" calcext:value-type="float">
            <text:p>48822,6000000001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0.4*[.A210]^3-7*[.A210]^2+60*[.A210]+120" office:value-type="float" office:value="3309316.8" calcext:value-type="float">
            <text:p>3309316,8</text:p>
          </table:table-cell>
          <table:table-cell table:formula="of:=[.B211]-[.B210]" office:value-type="float" office:value="49307.7999999998" calcext:value-type="float">
            <text:p>49307,7999999998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0.4*[.A211]^3-7*[.A211]^2+60*[.A211]+120" office:value-type="float" office:value="3358624.6" calcext:value-type="float">
            <text:p>3358624,6</text:p>
          </table:table-cell>
          <table:table-cell table:formula="of:=[.B212]-[.B211]" office:value-type="float" office:value="49795.3999999999" calcext:value-type="float">
            <text:p>49795,3999999999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0.4*[.A212]^3-7*[.A212]^2+60*[.A212]+120" office:value-type="float" office:value="3408420" calcext:value-type="float">
            <text:p>3408420</text:p>
          </table:table-cell>
          <table:table-cell table:formula="of:=[.B213]-[.B212]" office:value-type="float" office:value="50285.4000000004" calcext:value-type="float">
            <text:p>50285,4000000004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0.4*[.A213]^3-7*[.A213]^2+60*[.A213]+120" office:value-type="float" office:value="3458705.4" calcext:value-type="float">
            <text:p>3458705,4</text:p>
          </table:table-cell>
          <table:table-cell table:formula="of:=[.B214]-[.B213]" office:value-type="float" office:value="50777.7999999998" calcext:value-type="float">
            <text:p>50777,7999999998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0.4*[.A214]^3-7*[.A214]^2+60*[.A214]+120" office:value-type="float" office:value="3509483.2" calcext:value-type="float">
            <text:p>3509483,2</text:p>
          </table:table-cell>
          <table:table-cell table:formula="of:=[.B215]-[.B214]" office:value-type="float" office:value="51272.6000000001" calcext:value-type="float">
            <text:p>51272,6000000001</text:p>
          </table:table-cell>
          <table:table-cell table:number-columns-repeated="4"/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0.4*[.A215]^3-7*[.A215]^2+60*[.A215]+120" office:value-type="float" office:value="3560755.8" calcext:value-type="float">
            <text:p>3560755,8</text:p>
          </table:table-cell>
          <table:table-cell table:formula="of:=[.B216]-[.B215]" office:value-type="float" office:value="51769.7999999998" calcext:value-type="float">
            <text:p>51769,7999999998</text:p>
          </table:table-cell>
          <table:table-cell table:number-columns-repeated="4"/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0.4*[.A216]^3-7*[.A216]^2+60*[.A216]+120" office:value-type="float" office:value="3612525.6" calcext:value-type="float">
            <text:p>3612525,6</text:p>
          </table:table-cell>
          <table:table-cell table:formula="of:=[.B217]-[.B216]" office:value-type="float" office:value="52269.3999999999" calcext:value-type="float">
            <text:p>52269,3999999999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0.4*[.A217]^3-7*[.A217]^2+60*[.A217]+120" office:value-type="float" office:value="3664795" calcext:value-type="float">
            <text:p>3664795</text:p>
          </table:table-cell>
          <table:table-cell table:formula="of:=[.B218]-[.B217]" office:value-type="float" office:value="52771.4000000004" calcext:value-type="float">
            <text:p>52771,4000000004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0.4*[.A218]^3-7*[.A218]^2+60*[.A218]+120" office:value-type="float" office:value="3717566.4" calcext:value-type="float">
            <text:p>3717566,4</text:p>
          </table:table-cell>
          <table:table-cell table:formula="of:=[.B219]-[.B218]" office:value-type="float" office:value="53275.7999999998" calcext:value-type="float">
            <text:p>53275,7999999998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0.4*[.A219]^3-7*[.A219]^2+60*[.A219]+120" office:value-type="float" office:value="3770842.2" calcext:value-type="float">
            <text:p>3770842,2</text:p>
          </table:table-cell>
          <table:table-cell table:formula="of:=[.B220]-[.B219]" office:value-type="float" office:value="53782.6000000001" calcext:value-type="float">
            <text:p>53782,6000000001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0.4*[.A220]^3-7*[.A220]^2+60*[.A220]+120" office:value-type="float" office:value="3824624.8" calcext:value-type="float">
            <text:p>3824624,8</text:p>
          </table:table-cell>
          <table:table-cell table:formula="of:=[.B221]-[.B220]" office:value-type="float" office:value="54291.8000000003" calcext:value-type="float">
            <text:p>54291,8000000003</text:p>
          </table:table-cell>
          <table:table-cell table:number-columns-repeated="4"/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0.4*[.A221]^3-7*[.A221]^2+60*[.A221]+120" office:value-type="float" office:value="3878916.6" calcext:value-type="float">
            <text:p>3878916,6</text:p>
          </table:table-cell>
          <table:table-cell table:formula="of:=[.B222]-[.B221]" office:value-type="float" office:value="54803.3999999994" calcext:value-type="float">
            <text:p>54803,3999999994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0.4*[.A222]^3-7*[.A222]^2+60*[.A222]+120" office:value-type="float" office:value="3933720" calcext:value-type="float">
            <text:p>3933720</text:p>
          </table:table-cell>
          <table:table-cell table:formula="of:=[.B223]-[.B222]" office:value-type="float" office:value="55317.4000000004" calcext:value-type="float">
            <text:p>55317,4000000004</text:p>
          </table:table-cell>
          <table:table-cell table:number-columns-repeated="4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0.4*[.A223]^3-7*[.A223]^2+60*[.A223]+120" office:value-type="float" office:value="3989037.4" calcext:value-type="float">
            <text:p>3989037,4</text:p>
          </table:table-cell>
          <table:table-cell table:formula="of:=[.B224]-[.B223]" office:value-type="float" office:value="55833.7999999998" calcext:value-type="float">
            <text:p>55833,7999999998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0.4*[.A224]^3-7*[.A224]^2+60*[.A224]+120" office:value-type="float" office:value="4044871.2" calcext:value-type="float">
            <text:p>4044871,2</text:p>
          </table:table-cell>
          <table:table-cell table:formula="of:=[.B225]-[.B224]" office:value-type="float" office:value="56352.5999999996" calcext:value-type="float">
            <text:p>56352,5999999996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0.4*[.A225]^3-7*[.A225]^2+60*[.A225]+120" office:value-type="float" office:value="4101223.8" calcext:value-type="float">
            <text:p>4101223,8</text:p>
          </table:table-cell>
          <table:table-cell table:formula="of:=[.B226]-[.B225]" office:value-type="float" office:value="56873.8000000008" calcext:value-type="float">
            <text:p>56873,8000000008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0.4*[.A226]^3-7*[.A226]^2+60*[.A226]+120" office:value-type="float" office:value="4158097.6" calcext:value-type="float">
            <text:p>4158097,6</text:p>
          </table:table-cell>
          <table:table-cell table:formula="of:=[.B227]-[.B226]" office:value-type="float" office:value="57397.3999999994" calcext:value-type="float">
            <text:p>57397,3999999994</text:p>
          </table:table-cell>
          <table:table-cell table:number-columns-repeated="4"/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0.4*[.A227]^3-7*[.A227]^2+60*[.A227]+120" office:value-type="float" office:value="4215495" calcext:value-type="float">
            <text:p>4215495</text:p>
          </table:table-cell>
          <table:table-cell table:formula="of:=[.B228]-[.B227]" office:value-type="float" office:value="57923.4000000004" calcext:value-type="float">
            <text:p>57923,4000000004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0.4*[.A228]^3-7*[.A228]^2+60*[.A228]+120" office:value-type="float" office:value="4273418.4" calcext:value-type="float">
            <text:p>4273418,4</text:p>
          </table:table-cell>
          <table:table-cell table:formula="of:=[.B229]-[.B228]" office:value-type="float" office:value="58451.7999999998" calcext:value-type="float">
            <text:p>58451,7999999998</text:p>
          </table:table-cell>
          <table:table-cell table:number-columns-repeated="4"/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0.4*[.A229]^3-7*[.A229]^2+60*[.A229]+120" office:value-type="float" office:value="4331870.2" calcext:value-type="float">
            <text:p>4331870,2</text:p>
          </table:table-cell>
          <table:table-cell table:formula="of:=[.B230]-[.B229]" office:value-type="float" office:value="58982.5999999996" calcext:value-type="float">
            <text:p>58982,5999999996</text:p>
          </table:table-cell>
          <table:table-cell table:number-columns-repeated="4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0.4*[.A230]^3-7*[.A230]^2+60*[.A230]+120" office:value-type="float" office:value="4390852.8" calcext:value-type="float">
            <text:p>4390852,8</text:p>
          </table:table-cell>
          <table:table-cell table:formula="of:=[.B231]-[.B230]" office:value-type="float" office:value="59515.8000000007" calcext:value-type="float">
            <text:p>59515,8000000007</text:p>
          </table:table-cell>
          <table:table-cell table:number-columns-repeated="4"/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0.4*[.A231]^3-7*[.A231]^2+60*[.A231]+120" office:value-type="float" office:value="4450368.6" calcext:value-type="float">
            <text:p>4450368,6</text:p>
          </table:table-cell>
          <table:table-cell table:formula="of:=[.B232]-[.B231]" office:value-type="float" office:value="60051.3999999994" calcext:value-type="float">
            <text:p>60051,3999999994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0.4*[.A232]^3-7*[.A232]^2+60*[.A232]+120" office:value-type="float" office:value="4510420" calcext:value-type="float">
            <text:p>4510420</text:p>
          </table:table-cell>
          <table:table-cell table:formula="of:=[.B233]-[.B232]" office:value-type="float" office:value="60589.4000000004" calcext:value-type="float">
            <text:p>60589,4000000004</text:p>
          </table:table-cell>
          <table:table-cell table:number-columns-repeated="4"/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0.4*[.A233]^3-7*[.A233]^2+60*[.A233]+120" office:value-type="float" office:value="4571009.4" calcext:value-type="float">
            <text:p>4571009,4</text:p>
          </table:table-cell>
          <table:table-cell table:formula="of:=[.B234]-[.B233]" office:value-type="float" office:value="61129.7999999998" calcext:value-type="float">
            <text:p>61129,7999999998</text:p>
          </table:table-cell>
          <table:table-cell table:number-columns-repeated="4"/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0.4*[.A234]^3-7*[.A234]^2+60*[.A234]+120" office:value-type="float" office:value="4632139.2" calcext:value-type="float">
            <text:p>4632139,2</text:p>
          </table:table-cell>
          <table:table-cell table:formula="of:=[.B235]-[.B234]" office:value-type="float" office:value="61672.6000000006" calcext:value-type="float">
            <text:p>61672,6000000006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0.4*[.A235]^3-7*[.A235]^2+60*[.A235]+120" office:value-type="float" office:value="4693811.8" calcext:value-type="float">
            <text:p>4693811,8</text:p>
          </table:table-cell>
          <table:table-cell table:formula="of:=[.B236]-[.B235]" office:value-type="float" office:value="62217.7999999998" calcext:value-type="float">
            <text:p>62217,7999999998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0.4*[.A236]^3-7*[.A236]^2+60*[.A236]+120" office:value-type="float" office:value="4756029.6" calcext:value-type="float">
            <text:p>4756029,6</text:p>
          </table:table-cell>
          <table:table-cell table:formula="of:=[.B237]-[.B236]" office:value-type="float" office:value="62765.3999999994" calcext:value-type="float">
            <text:p>62765,3999999994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0.4*[.A237]^3-7*[.A237]^2+60*[.A237]+120" office:value-type="float" office:value="4818795" calcext:value-type="float">
            <text:p>4818795</text:p>
          </table:table-cell>
          <table:table-cell table:formula="of:=[.B238]-[.B237]" office:value-type="float" office:value="63315.4000000004" calcext:value-type="float">
            <text:p>63315,4000000004</text:p>
          </table:table-cell>
          <table:table-cell table:number-columns-repeated="4"/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0.4*[.A238]^3-7*[.A238]^2+60*[.A238]+120" office:value-type="float" office:value="4882110.4" calcext:value-type="float">
            <text:p>4882110,4</text:p>
          </table:table-cell>
          <table:table-cell table:formula="of:=[.B239]-[.B238]" office:value-type="float" office:value="63867.7999999998" calcext:value-type="float">
            <text:p>63867,7999999998</text:p>
          </table:table-cell>
          <table:table-cell table:number-columns-repeated="4"/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0.4*[.A239]^3-7*[.A239]^2+60*[.A239]+120" office:value-type="float" office:value="4945978.2" calcext:value-type="float">
            <text:p>4945978,2</text:p>
          </table:table-cell>
          <table:table-cell table:formula="of:=[.B240]-[.B239]" office:value-type="float" office:value="64422.6000000006" calcext:value-type="float">
            <text:p>64422,6000000006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0.4*[.A240]^3-7*[.A240]^2+60*[.A240]+120" office:value-type="float" office:value="5010400.8" calcext:value-type="float">
            <text:p>5010400,8</text:p>
          </table:table-cell>
          <table:table-cell table:formula="of:=[.B241]-[.B240]" office:value-type="float" office:value="64979.7999999998" calcext:value-type="float">
            <text:p>64979,7999999998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0.4*[.A241]^3-7*[.A241]^2+60*[.A241]+120" office:value-type="float" office:value="5075380.6" calcext:value-type="float">
            <text:p>5075380,6</text:p>
          </table:table-cell>
          <table:table-cell table:formula="of:=[.B242]-[.B241]" office:value-type="float" office:value="65539.3999999994" calcext:value-type="float">
            <text:p>65539,3999999994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0.4*[.A242]^3-7*[.A242]^2+60*[.A242]+120" office:value-type="float" office:value="5140920" calcext:value-type="float">
            <text:p>5140920</text:p>
          </table:table-cell>
          <table:table-cell table:formula="of:=[.B243]-[.B242]" office:value-type="float" office:value="66101.4000000004" calcext:value-type="float">
            <text:p>66101,4000000004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0.4*[.A243]^3-7*[.A243]^2+60*[.A243]+120" office:value-type="float" office:value="5207021.4" calcext:value-type="float">
            <text:p>5207021,4</text:p>
          </table:table-cell>
          <table:table-cell table:formula="of:=[.B244]-[.B243]" office:value-type="float" office:value="66665.7999999998" calcext:value-type="float">
            <text:p>66665,7999999998</text:p>
          </table:table-cell>
          <table:table-cell table:number-columns-repeated="4"/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0.4*[.A244]^3-7*[.A244]^2+60*[.A244]+120" office:value-type="float" office:value="5273687.2" calcext:value-type="float">
            <text:p>5273687,2</text:p>
          </table:table-cell>
          <table:table-cell table:formula="of:=[.B245]-[.B244]" office:value-type="float" office:value="67232.6000000006" calcext:value-type="float">
            <text:p>67232,6000000006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0.4*[.A245]^3-7*[.A245]^2+60*[.A245]+120" office:value-type="float" office:value="5340919.8" calcext:value-type="float">
            <text:p>5340919,8</text:p>
          </table:table-cell>
          <table:table-cell table:formula="of:=[.B246]-[.B245]" office:value-type="float" office:value="67801.7999999998" calcext:value-type="float">
            <text:p>67801,7999999998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0.4*[.A246]^3-7*[.A246]^2+60*[.A246]+120" office:value-type="float" office:value="5408721.6" calcext:value-type="float">
            <text:p>5408721,6</text:p>
          </table:table-cell>
          <table:table-cell table:formula="of:=[.B247]-[.B246]" office:value-type="float" office:value="68373.3999999994" calcext:value-type="float">
            <text:p>68373,3999999994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0.4*[.A247]^3-7*[.A247]^2+60*[.A247]+120" office:value-type="float" office:value="5477095" calcext:value-type="float">
            <text:p>5477095</text:p>
          </table:table-cell>
          <table:table-cell table:formula="of:=[.B248]-[.B247]" office:value-type="float" office:value="68947.4000000004" calcext:value-type="float">
            <text:p>68947,4000000004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0.4*[.A248]^3-7*[.A248]^2+60*[.A248]+120" office:value-type="float" office:value="5546042.4" calcext:value-type="float">
            <text:p>5546042,4</text:p>
          </table:table-cell>
          <table:table-cell table:formula="of:=[.B249]-[.B248]" office:value-type="float" office:value="69523.7999999998" calcext:value-type="float">
            <text:p>69523,7999999998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0.4*[.A249]^3-7*[.A249]^2+60*[.A249]+120" office:value-type="float" office:value="5615566.2" calcext:value-type="float">
            <text:p>5615566,2</text:p>
          </table:table-cell>
          <table:table-cell table:formula="of:=[.B250]-[.B249]" office:value-type="float" office:value="70102.6000000006" calcext:value-type="float">
            <text:p>70102,6000000006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0.4*[.A250]^3-7*[.A250]^2+60*[.A250]+120" office:value-type="float" office:value="5685668.8" calcext:value-type="float">
            <text:p>5685668,8</text:p>
          </table:table-cell>
          <table:table-cell table:formula="of:=[.B251]-[.B250]" office:value-type="float" office:value="70683.7999999998" calcext:value-type="float">
            <text:p>70683,7999999998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0.4*[.A251]^3-7*[.A251]^2+60*[.A251]+120" office:value-type="float" office:value="5756352.6" calcext:value-type="float">
            <text:p>5756352,6</text:p>
          </table:table-cell>
          <table:table-cell table:formula="of:=[.B252]-[.B251]" office:value-type="float" office:value="71267.3999999994" calcext:value-type="float">
            <text:p>71267,3999999994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0.4*[.A252]^3-7*[.A252]^2+60*[.A252]+120" office:value-type="float" office:value="5827620" calcext:value-type="float">
            <text:p>5827620</text:p>
          </table:table-cell>
          <table:table-cell table:formula="of:=[.B253]-[.B252]" office:value-type="float" office:value="71853.4000000004" calcext:value-type="float">
            <text:p>71853,4000000004</text:p>
          </table:table-cell>
          <table:table-cell table:number-columns-repeated="4"/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0.4*[.A253]^3-7*[.A253]^2+60*[.A253]+120" office:value-type="float" office:value="5899473.4" calcext:value-type="float">
            <text:p>5899473,4</text:p>
          </table:table-cell>
          <table:table-cell table:formula="of:=[.B254]-[.B253]" office:value-type="float" office:value="72441.7999999998" calcext:value-type="float">
            <text:p>72441,7999999998</text:p>
          </table:table-cell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0.4*[.A254]^3-7*[.A254]^2+60*[.A254]+120" office:value-type="float" office:value="5971915.2" calcext:value-type="float">
            <text:p>5971915,2</text:p>
          </table:table-cell>
          <table:table-cell table:formula="of:=[.B255]-[.B254]" office:value-type="float" office:value="73032.6000000006" calcext:value-type="float">
            <text:p>73032,6000000006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0.4*[.A255]^3-7*[.A255]^2+60*[.A255]+120" office:value-type="float" office:value="6044947.8" calcext:value-type="float">
            <text:p>6044947,8</text:p>
          </table:table-cell>
          <table:table-cell table:formula="of:=[.B256]-[.B255]" office:value-type="float" office:value="73625.7999999998" calcext:value-type="float">
            <text:p>73625,7999999998</text:p>
          </table:table-cell>
          <table:table-cell table:number-columns-repeated="4"/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0.4*[.A256]^3-7*[.A256]^2+60*[.A256]+120" office:value-type="float" office:value="6118573.6" calcext:value-type="float">
            <text:p>6118573,6</text:p>
          </table:table-cell>
          <table:table-cell table:formula="of:=[.B257]-[.B256]" office:value-type="float" office:value="74221.3999999994" calcext:value-type="float">
            <text:p>74221,3999999994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0.4*[.A257]^3-7*[.A257]^2+60*[.A257]+120" office:value-type="float" office:value="6192795" calcext:value-type="float">
            <text:p>6192795</text:p>
          </table:table-cell>
          <table:table-cell table:formula="of:=[.B258]-[.B257]" office:value-type="float" office:value="74819.4000000004" calcext:value-type="float">
            <text:p>74819,4000000004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0.4*[.A258]^3-7*[.A258]^2+60*[.A258]+120" office:value-type="float" office:value="6267614.4" calcext:value-type="float">
            <text:p>6267614,4</text:p>
          </table:table-cell>
          <table:table-cell table:formula="of:=[.B259]-[.B258]" office:value-type="float" office:value="75419.7999999998" calcext:value-type="float">
            <text:p>75419,7999999998</text:p>
          </table:table-cell>
          <table:table-cell table:number-columns-repeated="4"/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0.4*[.A259]^3-7*[.A259]^2+60*[.A259]+120" office:value-type="float" office:value="6343034.2" calcext:value-type="float">
            <text:p>6343034,2</text:p>
          </table:table-cell>
          <table:table-cell table:formula="of:=[.B260]-[.B259]" office:value-type="float" office:value="76022.6000000006" calcext:value-type="float">
            <text:p>76022,6000000006</text:p>
          </table:table-cell>
          <table:table-cell table:number-columns-repeated="4"/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0.4*[.A260]^3-7*[.A260]^2+60*[.A260]+120" office:value-type="float" office:value="6419056.8" calcext:value-type="float">
            <text:p>6419056,8</text:p>
          </table:table-cell>
          <table:table-cell table:formula="of:=[.B261]-[.B260]" office:value-type="float" office:value="76627.7999999998" calcext:value-type="float">
            <text:p>76627,7999999998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0.4*[.A261]^3-7*[.A261]^2+60*[.A261]+120" office:value-type="float" office:value="6495684.6" calcext:value-type="float">
            <text:p>6495684,6</text:p>
          </table:table-cell>
          <table:table-cell table:formula="of:=[.B262]-[.B261]" office:value-type="float" office:value="77235.3999999994" calcext:value-type="float">
            <text:p>77235,3999999994</text:p>
          </table:table-cell>
          <table:table-cell table:number-columns-repeated="4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0.4*[.A262]^3-7*[.A262]^2+60*[.A262]+120" office:value-type="float" office:value="6572920" calcext:value-type="float">
            <text:p>6572920</text:p>
          </table:table-cell>
          <table:table-cell table:formula="of:=[.B263]-[.B262]" office:value-type="float" office:value="77845.4000000004" calcext:value-type="float">
            <text:p>77845,4000000004</text:p>
          </table:table-cell>
          <table:table-cell table:number-columns-repeated="4"/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0.4*[.A263]^3-7*[.A263]^2+60*[.A263]+120" office:value-type="float" office:value="6650765.4" calcext:value-type="float">
            <text:p>6650765,4</text:p>
          </table:table-cell>
          <table:table-cell table:formula="of:=[.B264]-[.B263]" office:value-type="float" office:value="78457.7999999998" calcext:value-type="float">
            <text:p>78457,7999999998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0.4*[.A264]^3-7*[.A264]^2+60*[.A264]+120" office:value-type="float" office:value="6729223.2" calcext:value-type="float">
            <text:p>6729223,2</text:p>
          </table:table-cell>
          <table:table-cell table:formula="of:=[.B265]-[.B264]" office:value-type="float" office:value="79072.6000000006" calcext:value-type="float">
            <text:p>79072,6000000006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0.4*[.A265]^3-7*[.A265]^2+60*[.A265]+120" office:value-type="float" office:value="6808295.8" calcext:value-type="float">
            <text:p>6808295,8</text:p>
          </table:table-cell>
          <table:table-cell table:formula="of:=[.B266]-[.B265]" office:value-type="float" office:value="79689.7999999998" calcext:value-type="float">
            <text:p>79689,7999999998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0.4*[.A266]^3-7*[.A266]^2+60*[.A266]+120" office:value-type="float" office:value="6887985.6" calcext:value-type="float">
            <text:p>6887985,6</text:p>
          </table:table-cell>
          <table:table-cell table:formula="of:=[.B267]-[.B266]" office:value-type="float" office:value="80309.3999999994" calcext:value-type="float">
            <text:p>80309,3999999994</text:p>
          </table:table-cell>
          <table:table-cell table:number-columns-repeated="4"/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0.4*[.A267]^3-7*[.A267]^2+60*[.A267]+120" office:value-type="float" office:value="6968295" calcext:value-type="float">
            <text:p>6968295</text:p>
          </table:table-cell>
          <table:table-cell table:formula="of:=[.B268]-[.B267]" office:value-type="float" office:value="80931.4000000004" calcext:value-type="float">
            <text:p>80931,4000000004</text:p>
          </table:table-cell>
          <table:table-cell table:number-columns-repeated="4"/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0.4*[.A268]^3-7*[.A268]^2+60*[.A268]+120" office:value-type="float" office:value="7049226.4" calcext:value-type="float">
            <text:p>7049226,4</text:p>
          </table:table-cell>
          <table:table-cell table:formula="of:=[.B269]-[.B268]" office:value-type="float" office:value="81555.7999999998" calcext:value-type="float">
            <text:p>81555,7999999998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0.4*[.A269]^3-7*[.A269]^2+60*[.A269]+120" office:value-type="float" office:value="7130782.2" calcext:value-type="float">
            <text:p>7130782,2</text:p>
          </table:table-cell>
          <table:table-cell table:formula="of:=[.B270]-[.B269]" office:value-type="float" office:value="82182.6000000006" calcext:value-type="float">
            <text:p>82182,6000000006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0.4*[.A270]^3-7*[.A270]^2+60*[.A270]+120" office:value-type="float" office:value="7212964.8" calcext:value-type="float">
            <text:p>7212964,8</text:p>
          </table:table-cell>
          <table:table-cell table:formula="of:=[.B271]-[.B270]" office:value-type="float" office:value="82811.7999999998" calcext:value-type="float">
            <text:p>82811,7999999998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0.4*[.A271]^3-7*[.A271]^2+60*[.A271]+120" office:value-type="float" office:value="7295776.6" calcext:value-type="float">
            <text:p>7295776,6</text:p>
          </table:table-cell>
          <table:table-cell table:formula="of:=[.B272]-[.B271]" office:value-type="float" office:value="83443.3999999994" calcext:value-type="float">
            <text:p>83443,3999999994</text:p>
          </table:table-cell>
          <table:table-cell table:number-columns-repeated="4"/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0.4*[.A272]^3-7*[.A272]^2+60*[.A272]+120" office:value-type="float" office:value="7379220" calcext:value-type="float">
            <text:p>7379220</text:p>
          </table:table-cell>
          <table:table-cell table:formula="of:=[.B273]-[.B272]" office:value-type="float" office:value="84077.4000000004" calcext:value-type="float">
            <text:p>84077,4000000004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0.4*[.A273]^3-7*[.A273]^2+60*[.A273]+120" office:value-type="float" office:value="7463297.4" calcext:value-type="float">
            <text:p>7463297,4</text:p>
          </table:table-cell>
          <table:table-cell table:formula="of:=[.B274]-[.B273]" office:value-type="float" office:value="84713.7999999998" calcext:value-type="float">
            <text:p>84713,7999999998</text:p>
          </table:table-cell>
          <table:table-cell table:number-columns-repeated="4"/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0.4*[.A274]^3-7*[.A274]^2+60*[.A274]+120" office:value-type="float" office:value="7548011.2" calcext:value-type="float">
            <text:p>7548011,2</text:p>
          </table:table-cell>
          <table:table-cell table:formula="of:=[.B275]-[.B274]" office:value-type="float" office:value="85352.6000000006" calcext:value-type="float">
            <text:p>85352,6000000006</text:p>
          </table:table-cell>
          <table:table-cell table:number-columns-repeated="4"/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0.4*[.A275]^3-7*[.A275]^2+60*[.A275]+120" office:value-type="float" office:value="7633363.8" calcext:value-type="float">
            <text:p>7633363,8</text:p>
          </table:table-cell>
          <table:table-cell table:formula="of:=[.B276]-[.B275]" office:value-type="float" office:value="85993.7999999998" calcext:value-type="float">
            <text:p>85993,7999999998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0.4*[.A276]^3-7*[.A276]^2+60*[.A276]+120" office:value-type="float" office:value="7719357.6" calcext:value-type="float">
            <text:p>7719357,6</text:p>
          </table:table-cell>
          <table:table-cell table:formula="of:=[.B277]-[.B276]" office:value-type="float" office:value="86637.3999999994" calcext:value-type="float">
            <text:p>86637,3999999994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0.4*[.A277]^3-7*[.A277]^2+60*[.A277]+120" office:value-type="float" office:value="7805995" calcext:value-type="float">
            <text:p>7805995</text:p>
          </table:table-cell>
          <table:table-cell table:formula="of:=[.B278]-[.B277]" office:value-type="float" office:value="87283.4000000004" calcext:value-type="float">
            <text:p>87283,4000000004</text:p>
          </table:table-cell>
          <table:table-cell table:number-columns-repeated="4"/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0.4*[.A278]^3-7*[.A278]^2+60*[.A278]+120" office:value-type="float" office:value="7893278.4" calcext:value-type="float">
            <text:p>7893278,4</text:p>
          </table:table-cell>
          <table:table-cell table:formula="of:=[.B279]-[.B278]" office:value-type="float" office:value="87931.8000000007" calcext:value-type="float">
            <text:p>87931,8000000007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0.4*[.A279]^3-7*[.A279]^2+60*[.A279]+120" office:value-type="float" office:value="7981210.2" calcext:value-type="float">
            <text:p>7981210,2</text:p>
          </table:table-cell>
          <table:table-cell table:formula="of:=[.B280]-[.B279]" office:value-type="float" office:value="88582.5999999996" calcext:value-type="float">
            <text:p>88582,5999999996</text:p>
          </table:table-cell>
          <table:table-cell table:number-columns-repeated="4"/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0.4*[.A280]^3-7*[.A280]^2+60*[.A280]+120" office:value-type="float" office:value="8069792.8" calcext:value-type="float">
            <text:p>8069792,8</text:p>
          </table:table-cell>
          <table:table-cell table:formula="of:=[.B281]-[.B280]" office:value-type="float" office:value="89235.7999999989" calcext:value-type="float">
            <text:p>89235,7999999989</text:p>
          </table:table-cell>
          <table:table-cell table:number-columns-repeated="4"/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0.4*[.A281]^3-7*[.A281]^2+60*[.A281]+120" office:value-type="float" office:value="8159028.6" calcext:value-type="float">
            <text:p>8159028,6</text:p>
          </table:table-cell>
          <table:table-cell table:formula="of:=[.B282]-[.B281]" office:value-type="float" office:value="89891.4000000004" calcext:value-type="float">
            <text:p>89891,4000000004</text:p>
          </table:table-cell>
          <table:table-cell table:number-columns-repeated="4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0.4*[.A282]^3-7*[.A282]^2+60*[.A282]+120" office:value-type="float" office:value="8248920" calcext:value-type="float">
            <text:p>8248920</text:p>
          </table:table-cell>
          <table:table-cell table:formula="of:=[.B283]-[.B282]" office:value-type="float" office:value="90549.4000000004" calcext:value-type="float">
            <text:p>90549,4000000004</text:p>
          </table:table-cell>
          <table:table-cell table:number-columns-repeated="4"/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0.4*[.A283]^3-7*[.A283]^2+60*[.A283]+120" office:value-type="float" office:value="8339469.4" calcext:value-type="float">
            <text:p>8339469,4</text:p>
          </table:table-cell>
          <table:table-cell table:formula="of:=[.B284]-[.B283]" office:value-type="float" office:value="91209.8000000007" calcext:value-type="float">
            <text:p>91209,8000000007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0.4*[.A284]^3-7*[.A284]^2+60*[.A284]+120" office:value-type="float" office:value="8430679.2" calcext:value-type="float">
            <text:p>8430679,2</text:p>
          </table:table-cell>
          <table:table-cell table:formula="of:=[.B285]-[.B284]" office:value-type="float" office:value="91872.5999999996" calcext:value-type="float">
            <text:p>91872,5999999996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0.4*[.A285]^3-7*[.A285]^2+60*[.A285]+120" office:value-type="float" office:value="8522551.8" calcext:value-type="float">
            <text:p>8522551,8</text:p>
          </table:table-cell>
          <table:table-cell table:formula="of:=[.B286]-[.B285]" office:value-type="float" office:value="92537.7999999989" calcext:value-type="float">
            <text:p>92537,7999999989</text:p>
          </table:table-cell>
          <table:table-cell table:number-columns-repeated="4"/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0.4*[.A286]^3-7*[.A286]^2+60*[.A286]+120" office:value-type="float" office:value="8615089.6" calcext:value-type="float">
            <text:p>8615089,6</text:p>
          </table:table-cell>
          <table:table-cell table:formula="of:=[.B287]-[.B286]" office:value-type="float" office:value="93205.4000000004" calcext:value-type="float">
            <text:p>93205,4000000004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0.4*[.A287]^3-7*[.A287]^2+60*[.A287]+120" office:value-type="float" office:value="8708295" calcext:value-type="float">
            <text:p>8708295</text:p>
          </table:table-cell>
          <table:table-cell table:formula="of:=[.B288]-[.B287]" office:value-type="float" office:value="93875.4000000004" calcext:value-type="float">
            <text:p>93875,4000000004</text:p>
          </table:table-cell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0.4*[.A288]^3-7*[.A288]^2+60*[.A288]+120" office:value-type="float" office:value="8802170.4" calcext:value-type="float">
            <text:p>8802170,4</text:p>
          </table:table-cell>
          <table:table-cell table:formula="of:=[.B289]-[.B288]" office:value-type="float" office:value="94547.8000000007" calcext:value-type="float">
            <text:p>94547,8000000007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0.4*[.A289]^3-7*[.A289]^2+60*[.A289]+120" office:value-type="float" office:value="8896718.2" calcext:value-type="float">
            <text:p>8896718,2</text:p>
          </table:table-cell>
          <table:table-cell table:formula="of:=[.B290]-[.B289]" office:value-type="float" office:value="95222.5999999996" calcext:value-type="float">
            <text:p>95222,5999999996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0.4*[.A290]^3-7*[.A290]^2+60*[.A290]+120" office:value-type="float" office:value="8991940.8" calcext:value-type="float">
            <text:p>8991940,8</text:p>
          </table:table-cell>
          <table:table-cell table:formula="of:=[.B291]-[.B290]" office:value-type="float" office:value="95899.7999999989" calcext:value-type="float">
            <text:p>95899,7999999989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0.4*[.A291]^3-7*[.A291]^2+60*[.A291]+120" office:value-type="float" office:value="9087840.6" calcext:value-type="float">
            <text:p>9087840,6</text:p>
          </table:table-cell>
          <table:table-cell table:formula="of:=[.B292]-[.B291]" office:value-type="float" office:value="96579.4000000004" calcext:value-type="float">
            <text:p>96579,4000000004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0.4*[.A292]^3-7*[.A292]^2+60*[.A292]+120" office:value-type="float" office:value="9184420" calcext:value-type="float">
            <text:p>9184420</text:p>
          </table:table-cell>
          <table:table-cell table:formula="of:=[.B293]-[.B292]" office:value-type="float" office:value="97261.4000000004" calcext:value-type="float">
            <text:p>97261,4000000004</text:p>
          </table:table-cell>
          <table:table-cell table:number-columns-repeated="4"/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0.4*[.A293]^3-7*[.A293]^2+60*[.A293]+120" office:value-type="float" office:value="9281681.4" calcext:value-type="float">
            <text:p>9281681,4</text:p>
          </table:table-cell>
          <table:table-cell table:formula="of:=[.B294]-[.B293]" office:value-type="float" office:value="97945.8000000007" calcext:value-type="float">
            <text:p>97945,8000000007</text:p>
          </table:table-cell>
          <table:table-cell table:number-columns-repeated="4"/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0.4*[.A294]^3-7*[.A294]^2+60*[.A294]+120" office:value-type="float" office:value="9379627.2" calcext:value-type="float">
            <text:p>9379627,2</text:p>
          </table:table-cell>
          <table:table-cell table:formula="of:=[.B295]-[.B294]" office:value-type="float" office:value="98632.5999999996" calcext:value-type="float">
            <text:p>98632,5999999996</text:p>
          </table:table-cell>
          <table:table-cell table:number-columns-repeated="4"/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0.4*[.A295]^3-7*[.A295]^2+60*[.A295]+120" office:value-type="float" office:value="9478259.8" calcext:value-type="float">
            <text:p>9478259,8</text:p>
          </table:table-cell>
          <table:table-cell table:formula="of:=[.B296]-[.B295]" office:value-type="float" office:value="99321.8000000008" calcext:value-type="float">
            <text:p>99321,8000000008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0.4*[.A296]^3-7*[.A296]^2+60*[.A296]+120" office:value-type="float" office:value="9577581.6" calcext:value-type="float">
            <text:p>9577581,6</text:p>
          </table:table-cell>
          <table:table-cell table:formula="of:=[.B297]-[.B296]" office:value-type="float" office:value="100013.399999999" calcext:value-type="float">
            <text:p>100013,399999999</text:p>
          </table:table-cell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0.4*[.A297]^3-7*[.A297]^2+60*[.A297]+120" office:value-type="float" office:value="9677595" calcext:value-type="float">
            <text:p>9677595</text:p>
          </table:table-cell>
          <table:table-cell table:formula="of:=[.B298]-[.B297]" office:value-type="float" office:value="100707.4" calcext:value-type="float">
            <text:p>100707,4</text:p>
          </table:table-cell>
          <table:table-cell table:number-columns-repeated="4"/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0.4*[.A298]^3-7*[.A298]^2+60*[.A298]+120" office:value-type="float" office:value="9778302.4" calcext:value-type="float">
            <text:p>9778302,4</text:p>
          </table:table-cell>
          <table:table-cell table:formula="of:=[.B299]-[.B298]" office:value-type="float" office:value="101403.800000001" calcext:value-type="float">
            <text:p>101403,800000001</text:p>
          </table:table-cell>
          <table:table-cell table:number-columns-repeated="4"/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0.4*[.A299]^3-7*[.A299]^2+60*[.A299]+120" office:value-type="float" office:value="9879706.2" calcext:value-type="float">
            <text:p>9879706,2</text:p>
          </table:table-cell>
          <table:table-cell table:formula="of:=[.B300]-[.B299]" office:value-type="float" office:value="102102.6" calcext:value-type="float">
            <text:p>102102,6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0.4*[.A300]^3-7*[.A300]^2+60*[.A300]+120" office:value-type="float" office:value="9981808.8" calcext:value-type="float">
            <text:p>9981808,8</text:p>
          </table:table-cell>
          <table:table-cell table:formula="of:=[.B301]-[.B300]" office:value-type="float" office:value="102803.800000001" calcext:value-type="float">
            <text:p>102803,800000001</text:p>
          </table:table-cell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0.4*[.A301]^3-7*[.A301]^2+60*[.A301]+120" office:value-type="float" office:value="10084612.6" calcext:value-type="float">
            <text:p>10084612,6</text:p>
          </table:table-cell>
          <table:table-cell table:formula="of:=[.B302]-[.B301]" office:value-type="float" office:value="103507.399999999" calcext:value-type="float">
            <text:p>103507,399999999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0.4*[.A302]^3-7*[.A302]^2+60*[.A302]+120" office:value-type="float" office:value="10188120" calcext:value-type="float">
            <text:p>10188120</text:p>
          </table:table-cell>
          <table:table-cell table:formula="of:=[.B303]-[.B302]" office:value-type="float" office:value="104213.4" calcext:value-type="float">
            <text:p>104213,4</text:p>
          </table:table-cell>
          <table:table-cell table:number-columns-repeated="4"/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0.4*[.A303]^3-7*[.A303]^2+60*[.A303]+120" office:value-type="float" office:value="10292333.4" calcext:value-type="float">
            <text:p>10292333,4</text:p>
          </table:table-cell>
          <table:table-cell table:formula="of:=[.B304]-[.B303]" office:value-type="float" office:value="104921.800000001" calcext:value-type="float">
            <text:p>104921,800000001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0.4*[.A304]^3-7*[.A304]^2+60*[.A304]+120" office:value-type="float" office:value="10397255.2" calcext:value-type="float">
            <text:p>10397255,2</text:p>
          </table:table-cell>
          <table:table-cell table:formula="of:=[.B305]-[.B304]" office:value-type="float" office:value="105632.6" calcext:value-type="float">
            <text:p>105632,6</text:p>
          </table:table-cell>
          <table:table-cell table:number-columns-repeated="4"/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0.4*[.A305]^3-7*[.A305]^2+60*[.A305]+120" office:value-type="float" office:value="10502887.8" calcext:value-type="float">
            <text:p>10502887,8</text:p>
          </table:table-cell>
          <table:table-cell table:formula="of:=[.B306]-[.B305]" office:value-type="float" office:value="106345.800000001" calcext:value-type="float">
            <text:p>106345,800000001</text:p>
          </table:table-cell>
          <table:table-cell table:number-columns-repeated="4"/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0.4*[.A306]^3-7*[.A306]^2+60*[.A306]+120" office:value-type="float" office:value="10609233.6" calcext:value-type="float">
            <text:p>10609233,6</text:p>
          </table:table-cell>
          <table:table-cell table:formula="of:=[.B307]-[.B306]" office:value-type="float" office:value="107061.399999999" calcext:value-type="float">
            <text:p>107061,399999999</text:p>
          </table:table-cell>
          <table:table-cell table:number-columns-repeated="4"/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0.4*[.A307]^3-7*[.A307]^2+60*[.A307]+120" office:value-type="float" office:value="10716295" calcext:value-type="float">
            <text:p>10716295</text:p>
          </table:table-cell>
          <table:table-cell table:formula="of:=[.B308]-[.B307]" office:value-type="float" office:value="107779.4" calcext:value-type="float">
            <text:p>107779,4</text:p>
          </table:table-cell>
          <table:table-cell table:number-columns-repeated="4"/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0.4*[.A308]^3-7*[.A308]^2+60*[.A308]+120" office:value-type="float" office:value="10824074.4" calcext:value-type="float">
            <text:p>10824074,4</text:p>
          </table:table-cell>
          <table:table-cell table:formula="of:=[.B309]-[.B308]" office:value-type="float" office:value="108499.800000001" calcext:value-type="float">
            <text:p>108499,800000001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0.4*[.A309]^3-7*[.A309]^2+60*[.A309]+120" office:value-type="float" office:value="10932574.2" calcext:value-type="float">
            <text:p>10932574,2</text:p>
          </table:table-cell>
          <table:table-cell table:formula="of:=[.B310]-[.B309]" office:value-type="float" office:value="109222.6" calcext:value-type="float">
            <text:p>109222,6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0.4*[.A310]^3-7*[.A310]^2+60*[.A310]+120" office:value-type="float" office:value="11041796.8" calcext:value-type="float">
            <text:p>11041796,8</text:p>
          </table:table-cell>
          <table:table-cell table:formula="of:=[.B311]-[.B310]" office:value-type="float" office:value="109947.800000001" calcext:value-type="float">
            <text:p>109947,800000001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0.4*[.A311]^3-7*[.A311]^2+60*[.A311]+120" office:value-type="float" office:value="11151744.6" calcext:value-type="float">
            <text:p>11151744,6</text:p>
          </table:table-cell>
          <table:table-cell table:formula="of:=[.B312]-[.B311]" office:value-type="float" office:value="110675.399999999" calcext:value-type="float">
            <text:p>110675,399999999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0.4*[.A312]^3-7*[.A312]^2+60*[.A312]+120" office:value-type="float" office:value="11262420" calcext:value-type="float">
            <text:p>11262420</text:p>
          </table:table-cell>
          <table:table-cell table:formula="of:=[.B313]-[.B312]" office:value-type="float" office:value="111405.4" calcext:value-type="float">
            <text:p>111405,4</text:p>
          </table:table-cell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0.4*[.A313]^3-7*[.A313]^2+60*[.A313]+120" office:value-type="float" office:value="11373825.4" calcext:value-type="float">
            <text:p>11373825,4</text:p>
          </table:table-cell>
          <table:table-cell table:formula="of:=[.B314]-[.B313]" office:value-type="float" office:value="112137.800000001" calcext:value-type="float">
            <text:p>112137,800000001</text:p>
          </table:table-cell>
          <table:table-cell table:number-columns-repeated="4"/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0.4*[.A314]^3-7*[.A314]^2+60*[.A314]+120" office:value-type="float" office:value="11485963.2" calcext:value-type="float">
            <text:p>11485963,2</text:p>
          </table:table-cell>
          <table:table-cell table:formula="of:=[.B315]-[.B314]" office:value-type="float" office:value="112872.6" calcext:value-type="float">
            <text:p>112872,6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0.4*[.A315]^3-7*[.A315]^2+60*[.A315]+120" office:value-type="float" office:value="11598835.8" calcext:value-type="float">
            <text:p>11598835,8</text:p>
          </table:table-cell>
          <table:table-cell table:formula="of:=[.B316]-[.B315]" office:value-type="float" office:value="113609.800000001" calcext:value-type="float">
            <text:p>113609,800000001</text:p>
          </table:table-cell>
          <table:table-cell table:number-columns-repeated="4"/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0.4*[.A316]^3-7*[.A316]^2+60*[.A316]+120" office:value-type="float" office:value="11712445.6" calcext:value-type="float">
            <text:p>11712445,6</text:p>
          </table:table-cell>
          <table:table-cell table:formula="of:=[.B317]-[.B316]" office:value-type="float" office:value="114349.399999999" calcext:value-type="float">
            <text:p>114349,399999999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0.4*[.A317]^3-7*[.A317]^2+60*[.A317]+120" office:value-type="float" office:value="11826795" calcext:value-type="float">
            <text:p>11826795</text:p>
          </table:table-cell>
          <table:table-cell table:formula="of:=[.B318]-[.B317]" office:value-type="float" office:value="115091.4" calcext:value-type="float">
            <text:p>115091,4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0.4*[.A318]^3-7*[.A318]^2+60*[.A318]+120" office:value-type="float" office:value="11941886.4" calcext:value-type="float">
            <text:p>11941886,4</text:p>
          </table:table-cell>
          <table:table-cell table:formula="of:=[.B319]-[.B318]" office:value-type="float" office:value="115835.800000001" calcext:value-type="float">
            <text:p>115835,800000001</text:p>
          </table:table-cell>
          <table:table-cell table:number-columns-repeated="4"/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0.4*[.A319]^3-7*[.A319]^2+60*[.A319]+120" office:value-type="float" office:value="12057722.2" calcext:value-type="float">
            <text:p>12057722,2</text:p>
          </table:table-cell>
          <table:table-cell table:formula="of:=[.B320]-[.B319]" office:value-type="float" office:value="116582.6" calcext:value-type="float">
            <text:p>116582,6</text:p>
          </table:table-cell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0.4*[.A320]^3-7*[.A320]^2+60*[.A320]+120" office:value-type="float" office:value="12174304.8" calcext:value-type="float">
            <text:p>12174304,8</text:p>
          </table:table-cell>
          <table:table-cell table:formula="of:=[.B321]-[.B320]" office:value-type="float" office:value="117331.800000001" calcext:value-type="float">
            <text:p>117331,800000001</text:p>
          </table:table-cell>
          <table:table-cell table:number-columns-repeated="4"/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0.4*[.A321]^3-7*[.A321]^2+60*[.A321]+120" office:value-type="float" office:value="12291636.6" calcext:value-type="float">
            <text:p>12291636,6</text:p>
          </table:table-cell>
          <table:table-cell table:formula="of:=[.B322]-[.B321]" office:value-type="float" office:value="118083.399999999" calcext:value-type="float">
            <text:p>118083,399999999</text:p>
          </table:table-cell>
          <table:table-cell table:number-columns-repeated="4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0.4*[.A322]^3-7*[.A322]^2+60*[.A322]+120" office:value-type="float" office:value="12409720" calcext:value-type="float">
            <text:p>12409720</text:p>
          </table:table-cell>
          <table:table-cell table:formula="of:=[.B323]-[.B322]" office:value-type="float" office:value="118837.4" calcext:value-type="float">
            <text:p>118837,4</text:p>
          </table:table-cell>
          <table:table-cell table:number-columns-repeated="4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0.4*[.A323]^3-7*[.A323]^2+60*[.A323]+120" office:value-type="float" office:value="12528557.4" calcext:value-type="float">
            <text:p>12528557,4</text:p>
          </table:table-cell>
          <table:table-cell table:formula="of:=[.B324]-[.B323]" office:value-type="float" office:value="119593.800000001" calcext:value-type="float">
            <text:p>119593,800000001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0.4*[.A324]^3-7*[.A324]^2+60*[.A324]+120" office:value-type="float" office:value="12648151.2" calcext:value-type="float">
            <text:p>12648151,2</text:p>
          </table:table-cell>
          <table:table-cell table:formula="of:=[.B325]-[.B324]" office:value-type="float" office:value="120352.6" calcext:value-type="float">
            <text:p>120352,6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0.4*[.A325]^3-7*[.A325]^2+60*[.A325]+120" office:value-type="float" office:value="12768503.8" calcext:value-type="float">
            <text:p>12768503,8</text:p>
          </table:table-cell>
          <table:table-cell table:formula="of:=[.B326]-[.B325]" office:value-type="float" office:value="121113.800000001" calcext:value-type="float">
            <text:p>121113,800000001</text:p>
          </table:table-cell>
          <table:table-cell table:number-columns-repeated="4"/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0.4*[.A326]^3-7*[.A326]^2+60*[.A326]+120" office:value-type="float" office:value="12889617.6" calcext:value-type="float">
            <text:p>12889617,6</text:p>
          </table:table-cell>
          <table:table-cell table:formula="of:=[.B327]-[.B326]" office:value-type="float" office:value="121877.399999999" calcext:value-type="float">
            <text:p>121877,399999999</text:p>
          </table:table-cell>
          <table:table-cell table:number-columns-repeated="4"/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0.4*[.A327]^3-7*[.A327]^2+60*[.A327]+120" office:value-type="float" office:value="13011495" calcext:value-type="float">
            <text:p>13011495</text:p>
          </table:table-cell>
          <table:table-cell table:formula="of:=[.B328]-[.B327]" office:value-type="float" office:value="122643.4" calcext:value-type="float">
            <text:p>122643,4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0.4*[.A328]^3-7*[.A328]^2+60*[.A328]+120" office:value-type="float" office:value="13134138.4" calcext:value-type="float">
            <text:p>13134138,4</text:p>
          </table:table-cell>
          <table:table-cell table:formula="of:=[.B329]-[.B328]" office:value-type="float" office:value="123411.800000001" calcext:value-type="float">
            <text:p>123411,800000001</text:p>
          </table:table-cell>
          <table:table-cell table:number-columns-repeated="4"/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0.4*[.A329]^3-7*[.A329]^2+60*[.A329]+120" office:value-type="float" office:value="13257550.2" calcext:value-type="float">
            <text:p>13257550,2</text:p>
          </table:table-cell>
          <table:table-cell table:formula="of:=[.B330]-[.B329]" office:value-type="float" office:value="124182.6" calcext:value-type="float">
            <text:p>124182,6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0.4*[.A330]^3-7*[.A330]^2+60*[.A330]+120" office:value-type="float" office:value="13381732.8" calcext:value-type="float">
            <text:p>13381732,8</text:p>
          </table:table-cell>
          <table:table-cell table:formula="of:=[.B331]-[.B330]" office:value-type="float" office:value="124955.800000001" calcext:value-type="float">
            <text:p>124955,800000001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0.4*[.A331]^3-7*[.A331]^2+60*[.A331]+120" office:value-type="float" office:value="13506688.6" calcext:value-type="float">
            <text:p>13506688,6</text:p>
          </table:table-cell>
          <table:table-cell table:formula="of:=[.B332]-[.B331]" office:value-type="float" office:value="125731.399999999" calcext:value-type="float">
            <text:p>125731,399999999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0.4*[.A332]^3-7*[.A332]^2+60*[.A332]+120" office:value-type="float" office:value="13632420" calcext:value-type="float">
            <text:p>13632420</text:p>
          </table:table-cell>
          <table:table-cell table:formula="of:=[.B333]-[.B332]" office:value-type="float" office:value="126509.4" calcext:value-type="float">
            <text:p>126509,4</text:p>
          </table:table-cell>
          <table:table-cell table:number-columns-repeated="4"/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0.4*[.A333]^3-7*[.A333]^2+60*[.A333]+120" office:value-type="float" office:value="13758929.4" calcext:value-type="float">
            <text:p>13758929,4</text:p>
          </table:table-cell>
          <table:table-cell table:formula="of:=[.B334]-[.B333]" office:value-type="float" office:value="127289.800000001" calcext:value-type="float">
            <text:p>127289,800000001</text:p>
          </table:table-cell>
          <table:table-cell table:number-columns-repeated="4"/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0.4*[.A334]^3-7*[.A334]^2+60*[.A334]+120" office:value-type="float" office:value="13886219.2" calcext:value-type="float">
            <text:p>13886219,2</text:p>
          </table:table-cell>
          <table:table-cell table:formula="of:=[.B335]-[.B334]" office:value-type="float" office:value="128072.6" calcext:value-type="float">
            <text:p>128072,6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0.4*[.A335]^3-7*[.A335]^2+60*[.A335]+120" office:value-type="float" office:value="14014291.8" calcext:value-type="float">
            <text:p>14014291,8</text:p>
          </table:table-cell>
          <table:table-cell table:formula="of:=[.B336]-[.B335]" office:value-type="float" office:value="128857.800000001" calcext:value-type="float">
            <text:p>128857,800000001</text:p>
          </table:table-cell>
          <table:table-cell table:number-columns-repeated="4"/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0.4*[.A336]^3-7*[.A336]^2+60*[.A336]+120" office:value-type="float" office:value="14143149.6" calcext:value-type="float">
            <text:p>14143149,6</text:p>
          </table:table-cell>
          <table:table-cell table:formula="of:=[.B337]-[.B336]" office:value-type="float" office:value="129645.399999999" calcext:value-type="float">
            <text:p>129645,399999999</text:p>
          </table:table-cell>
          <table:table-cell table:number-columns-repeated="4"/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0.4*[.A337]^3-7*[.A337]^2+60*[.A337]+120" office:value-type="float" office:value="14272795" calcext:value-type="float">
            <text:p>14272795</text:p>
          </table:table-cell>
          <table:table-cell table:formula="of:=[.B338]-[.B337]" office:value-type="float" office:value="130435.4" calcext:value-type="float">
            <text:p>130435,4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0.4*[.A338]^3-7*[.A338]^2+60*[.A338]+120" office:value-type="float" office:value="14403230.4" calcext:value-type="float">
            <text:p>14403230,4</text:p>
          </table:table-cell>
          <table:table-cell table:formula="of:=[.B339]-[.B338]" office:value-type="float" office:value="131227.800000001" calcext:value-type="float">
            <text:p>131227,800000001</text:p>
          </table:table-cell>
          <table:table-cell table:number-columns-repeated="4"/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0.4*[.A339]^3-7*[.A339]^2+60*[.A339]+120" office:value-type="float" office:value="14534458.2" calcext:value-type="float">
            <text:p>14534458,2</text:p>
          </table:table-cell>
          <table:table-cell table:formula="of:=[.B340]-[.B339]" office:value-type="float" office:value="132022.6" calcext:value-type="float">
            <text:p>132022,6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0.4*[.A340]^3-7*[.A340]^2+60*[.A340]+120" office:value-type="float" office:value="14666480.8" calcext:value-type="float">
            <text:p>14666480,8</text:p>
          </table:table-cell>
          <table:table-cell table:formula="of:=[.B341]-[.B340]" office:value-type="float" office:value="132819.800000001" calcext:value-type="float">
            <text:p>132819,800000001</text:p>
          </table:table-cell>
          <table:table-cell table:number-columns-repeated="4"/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0.4*[.A341]^3-7*[.A341]^2+60*[.A341]+120" office:value-type="float" office:value="14799300.6" calcext:value-type="float">
            <text:p>14799300,6</text:p>
          </table:table-cell>
          <table:table-cell table:formula="of:=[.B342]-[.B341]" office:value-type="float" office:value="133619.399999999" calcext:value-type="float">
            <text:p>133619,399999999</text:p>
          </table:table-cell>
          <table:table-cell table:number-columns-repeated="4"/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0.4*[.A342]^3-7*[.A342]^2+60*[.A342]+120" office:value-type="float" office:value="14932920" calcext:value-type="float">
            <text:p>14932920</text:p>
          </table:table-cell>
          <table:table-cell table:formula="of:=[.B343]-[.B342]" office:value-type="float" office:value="134421.4" calcext:value-type="float">
            <text:p>134421,4</text:p>
          </table:table-cell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0.4*[.A343]^3-7*[.A343]^2+60*[.A343]+120" office:value-type="float" office:value="15067341.4" calcext:value-type="float">
            <text:p>15067341,4</text:p>
          </table:table-cell>
          <table:table-cell table:formula="of:=[.B344]-[.B343]" office:value-type="float" office:value="135225.800000001" calcext:value-type="float">
            <text:p>135225,800000001</text:p>
          </table:table-cell>
          <table:table-cell table:number-columns-repeated="4"/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0.4*[.A344]^3-7*[.A344]^2+60*[.A344]+120" office:value-type="float" office:value="15202567.2" calcext:value-type="float">
            <text:p>15202567,2</text:p>
          </table:table-cell>
          <table:table-cell table:formula="of:=[.B345]-[.B344]" office:value-type="float" office:value="136032.6" calcext:value-type="float">
            <text:p>136032,6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0.4*[.A345]^3-7*[.A345]^2+60*[.A345]+120" office:value-type="float" office:value="15338599.8" calcext:value-type="float">
            <text:p>15338599,8</text:p>
          </table:table-cell>
          <table:table-cell table:formula="of:=[.B346]-[.B345]" office:value-type="float" office:value="136841.800000001" calcext:value-type="float">
            <text:p>136841,800000001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0.4*[.A346]^3-7*[.A346]^2+60*[.A346]+120" office:value-type="float" office:value="15475441.6" calcext:value-type="float">
            <text:p>15475441,6</text:p>
          </table:table-cell>
          <table:table-cell table:formula="of:=[.B347]-[.B346]" office:value-type="float" office:value="137653.399999999" calcext:value-type="float">
            <text:p>137653,399999999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0.4*[.A347]^3-7*[.A347]^2+60*[.A347]+120" office:value-type="float" office:value="15613095" calcext:value-type="float">
            <text:p>15613095</text:p>
          </table:table-cell>
          <table:table-cell table:formula="of:=[.B348]-[.B347]" office:value-type="float" office:value="138467.4" calcext:value-type="float">
            <text:p>138467,4</text:p>
          </table:table-cell>
          <table:table-cell table:number-columns-repeated="4"/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0.4*[.A348]^3-7*[.A348]^2+60*[.A348]+120" office:value-type="float" office:value="15751562.4" calcext:value-type="float">
            <text:p>15751562,4</text:p>
          </table:table-cell>
          <table:table-cell table:formula="of:=[.B349]-[.B348]" office:value-type="float" office:value="139283.800000001" calcext:value-type="float">
            <text:p>139283,800000001</text:p>
          </table:table-cell>
          <table:table-cell table:number-columns-repeated="4"/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0.4*[.A349]^3-7*[.A349]^2+60*[.A349]+120" office:value-type="float" office:value="15890846.2" calcext:value-type="float">
            <text:p>15890846,2</text:p>
          </table:table-cell>
          <table:table-cell table:formula="of:=[.B350]-[.B349]" office:value-type="float" office:value="140102.6" calcext:value-type="float">
            <text:p>140102,6</text:p>
          </table:table-cell>
          <table:table-cell table:number-columns-repeated="4"/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0.4*[.A350]^3-7*[.A350]^2+60*[.A350]+120" office:value-type="float" office:value="16030948.8" calcext:value-type="float">
            <text:p>16030948,8</text:p>
          </table:table-cell>
          <table:table-cell table:formula="of:=[.B351]-[.B350]" office:value-type="float" office:value="140923.800000001" calcext:value-type="float">
            <text:p>140923,800000001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0.4*[.A351]^3-7*[.A351]^2+60*[.A351]+120" office:value-type="float" office:value="16171872.6" calcext:value-type="float">
            <text:p>16171872,6</text:p>
          </table:table-cell>
          <table:table-cell table:formula="of:=[.B352]-[.B351]" office:value-type="float" office:value="141747.399999999" calcext:value-type="float">
            <text:p>141747,399999999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0.4*[.A352]^3-7*[.A352]^2+60*[.A352]+120" office:value-type="float" office:value="16313620" calcext:value-type="float">
            <text:p>16313620</text:p>
          </table:table-cell>
          <table:table-cell table:formula="of:=[.B353]-[.B352]" office:value-type="float" office:value="142573.400000002" calcext:value-type="float">
            <text:p>142573,400000002</text:p>
          </table:table-cell>
          <table:table-cell table:number-columns-repeated="4"/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0.4*[.A353]^3-7*[.A353]^2+60*[.A353]+120" office:value-type="float" office:value="16456193.4" calcext:value-type="float">
            <text:p>16456193,4</text:p>
          </table:table-cell>
          <table:table-cell table:formula="of:=[.B354]-[.B353]" office:value-type="float" office:value="143401.799999997" calcext:value-type="float">
            <text:p>143401,799999997</text:p>
          </table:table-cell>
          <table:table-cell table:number-columns-repeated="4"/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0.4*[.A354]^3-7*[.A354]^2+60*[.A354]+120" office:value-type="float" office:value="16599595.2" calcext:value-type="float">
            <text:p>16599595,2</text:p>
          </table:table-cell>
          <table:table-cell table:formula="of:=[.B355]-[.B354]" office:value-type="float" office:value="144232.600000001" calcext:value-type="float">
            <text:p>144232,600000001</text:p>
          </table:table-cell>
          <table:table-cell table:number-columns-repeated="4"/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0.4*[.A355]^3-7*[.A355]^2+60*[.A355]+120" office:value-type="float" office:value="16743827.8" calcext:value-type="float">
            <text:p>16743827,8</text:p>
          </table:table-cell>
          <table:table-cell table:formula="of:=[.B356]-[.B355]" office:value-type="float" office:value="145065.800000001" calcext:value-type="float">
            <text:p>145065,800000001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0.4*[.A356]^3-7*[.A356]^2+60*[.A356]+120" office:value-type="float" office:value="16888893.6" calcext:value-type="float">
            <text:p>16888893,6</text:p>
          </table:table-cell>
          <table:table-cell table:formula="of:=[.B357]-[.B356]" office:value-type="float" office:value="145901.399999999" calcext:value-type="float">
            <text:p>145901,399999999</text:p>
          </table:table-cell>
          <table:table-cell table:number-columns-repeated="4"/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0.4*[.A357]^3-7*[.A357]^2+60*[.A357]+120" office:value-type="float" office:value="17034795" calcext:value-type="float">
            <text:p>17034795</text:p>
          </table:table-cell>
          <table:table-cell table:formula="of:=[.B358]-[.B357]" office:value-type="float" office:value="146739.400000002" calcext:value-type="float">
            <text:p>146739,400000002</text:p>
          </table:table-cell>
          <table:table-cell table:number-columns-repeated="4"/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0.4*[.A358]^3-7*[.A358]^2+60*[.A358]+120" office:value-type="float" office:value="17181534.4" calcext:value-type="float">
            <text:p>17181534,4</text:p>
          </table:table-cell>
          <table:table-cell table:formula="of:=[.B359]-[.B358]" office:value-type="float" office:value="147579.799999997" calcext:value-type="float">
            <text:p>147579,799999997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0.4*[.A359]^3-7*[.A359]^2+60*[.A359]+120" office:value-type="float" office:value="17329114.2" calcext:value-type="float">
            <text:p>17329114,2</text:p>
          </table:table-cell>
          <table:table-cell table:formula="of:=[.B360]-[.B359]" office:value-type="float" office:value="148422.600000002" calcext:value-type="float">
            <text:p>148422,600000002</text:p>
          </table:table-cell>
          <table:table-cell table:number-columns-repeated="4"/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0.4*[.A360]^3-7*[.A360]^2+60*[.A360]+120" office:value-type="float" office:value="17477536.8" calcext:value-type="float">
            <text:p>17477536,8</text:p>
          </table:table-cell>
          <table:table-cell table:formula="of:=[.B361]-[.B360]" office:value-type="float" office:value="149267.800000001" calcext:value-type="float">
            <text:p>149267,800000001</text:p>
          </table:table-cell>
          <table:table-cell table:number-columns-repeated="4"/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0.4*[.A361]^3-7*[.A361]^2+60*[.A361]+120" office:value-type="float" office:value="17626804.6" calcext:value-type="float">
            <text:p>17626804,6</text:p>
          </table:table-cell>
          <table:table-cell table:formula="of:=[.B362]-[.B361]" office:value-type="float" office:value="150115.399999999" calcext:value-type="float">
            <text:p>150115,399999999</text:p>
          </table:table-cell>
          <table:table-cell table:number-columns-repeated="4"/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0.4*[.A362]^3-7*[.A362]^2+60*[.A362]+120" office:value-type="float" office:value="17776920" calcext:value-type="float">
            <text:p>17776920</text:p>
          </table:table-cell>
          <table:table-cell table:formula="of:=[.B363]-[.B362]" office:value-type="float" office:value="150965.400000002" calcext:value-type="float">
            <text:p>150965,400000002</text:p>
          </table:table-cell>
          <table:table-cell table:number-columns-repeated="4"/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0.4*[.A363]^3-7*[.A363]^2+60*[.A363]+120" office:value-type="float" office:value="17927885.4" calcext:value-type="float">
            <text:p>17927885,4</text:p>
          </table:table-cell>
          <table:table-cell table:formula="of:=[.B364]-[.B363]" office:value-type="float" office:value="151817.799999997" calcext:value-type="float">
            <text:p>151817,799999997</text:p>
          </table:table-cell>
          <table:table-cell table:number-columns-repeated="4"/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0.4*[.A364]^3-7*[.A364]^2+60*[.A364]+120" office:value-type="float" office:value="18079703.2" calcext:value-type="float">
            <text:p>18079703,2</text:p>
          </table:table-cell>
          <table:table-cell table:formula="of:=[.B365]-[.B364]" office:value-type="float" office:value="152672.600000002" calcext:value-type="float">
            <text:p>152672,600000002</text:p>
          </table:table-cell>
          <table:table-cell table:number-columns-repeated="4"/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0.4*[.A365]^3-7*[.A365]^2+60*[.A365]+120" office:value-type="float" office:value="18232375.8" calcext:value-type="float">
            <text:p>18232375,8</text:p>
          </table:table-cell>
          <table:table-cell table:formula="of:=[.B366]-[.B365]" office:value-type="float" office:value="153529.800000001" calcext:value-type="float">
            <text:p>153529,800000001</text:p>
          </table:table-cell>
          <table:table-cell table:number-columns-repeated="4"/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0.4*[.A366]^3-7*[.A366]^2+60*[.A366]+120" office:value-type="float" office:value="18385905.6" calcext:value-type="float">
            <text:p>18385905,6</text:p>
          </table:table-cell>
          <table:table-cell table:formula="of:=[.B367]-[.B366]" office:value-type="float" office:value="154389.399999999" calcext:value-type="float">
            <text:p>154389,399999999</text:p>
          </table:table-cell>
          <table:table-cell table:number-columns-repeated="4"/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0.4*[.A367]^3-7*[.A367]^2+60*[.A367]+120" office:value-type="float" office:value="18540295" calcext:value-type="float">
            <text:p>18540295</text:p>
          </table:table-cell>
          <table:table-cell table:formula="of:=[.B368]-[.B367]" office:value-type="float" office:value="155251.400000002" calcext:value-type="float">
            <text:p>155251,400000002</text:p>
          </table:table-cell>
          <table:table-cell table:number-columns-repeated="4"/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0.4*[.A368]^3-7*[.A368]^2+60*[.A368]+120" office:value-type="float" office:value="18695546.4" calcext:value-type="float">
            <text:p>18695546,4</text:p>
          </table:table-cell>
          <table:table-cell table:formula="of:=[.B369]-[.B368]" office:value-type="float" office:value="156115.799999997" calcext:value-type="float">
            <text:p>156115,799999997</text:p>
          </table:table-cell>
          <table:table-cell table:number-columns-repeated="4"/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0.4*[.A369]^3-7*[.A369]^2+60*[.A369]+120" office:value-type="float" office:value="18851662.2" calcext:value-type="float">
            <text:p>18851662,2</text:p>
          </table:table-cell>
          <table:table-cell table:formula="of:=[.B370]-[.B369]" office:value-type="float" office:value="156982.600000001" calcext:value-type="float">
            <text:p>156982,600000001</text:p>
          </table:table-cell>
          <table:table-cell table:number-columns-repeated="4"/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0.4*[.A370]^3-7*[.A370]^2+60*[.A370]+120" office:value-type="float" office:value="19008644.8" calcext:value-type="float">
            <text:p>19008644,8</text:p>
          </table:table-cell>
          <table:table-cell table:formula="of:=[.B371]-[.B370]" office:value-type="float" office:value="157851.800000001" calcext:value-type="float">
            <text:p>157851,800000001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0.4*[.A371]^3-7*[.A371]^2+60*[.A371]+120" office:value-type="float" office:value="19166496.6" calcext:value-type="float">
            <text:p>19166496,6</text:p>
          </table:table-cell>
          <table:table-cell table:formula="of:=[.B372]-[.B371]" office:value-type="float" office:value="158723.399999999" calcext:value-type="float">
            <text:p>158723,399999999</text:p>
          </table:table-cell>
          <table:table-cell table:number-columns-repeated="4"/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0.4*[.A372]^3-7*[.A372]^2+60*[.A372]+120" office:value-type="float" office:value="19325220" calcext:value-type="float">
            <text:p>19325220</text:p>
          </table:table-cell>
          <table:table-cell table:formula="of:=[.B373]-[.B372]" office:value-type="float" office:value="159597.400000002" calcext:value-type="float">
            <text:p>159597,400000002</text:p>
          </table:table-cell>
          <table:table-cell table:number-columns-repeated="4"/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0.4*[.A373]^3-7*[.A373]^2+60*[.A373]+120" office:value-type="float" office:value="19484817.4" calcext:value-type="float">
            <text:p>19484817,4</text:p>
          </table:table-cell>
          <table:table-cell table:formula="of:=[.B374]-[.B373]" office:value-type="float" office:value="160473.800000001" calcext:value-type="float">
            <text:p>160473,800000001</text:p>
          </table:table-cell>
          <table:table-cell table:number-columns-repeated="4"/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0.4*[.A374]^3-7*[.A374]^2+60*[.A374]+120" office:value-type="float" office:value="19645291.2" calcext:value-type="float">
            <text:p>19645291,2</text:p>
          </table:table-cell>
          <table:table-cell table:formula="of:=[.B375]-[.B374]" office:value-type="float" office:value="161352.599999998" calcext:value-type="float">
            <text:p>161352,599999998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0.4*[.A375]^3-7*[.A375]^2+60*[.A375]+120" office:value-type="float" office:value="19806643.8" calcext:value-type="float">
            <text:p>19806643,8</text:p>
          </table:table-cell>
          <table:table-cell table:formula="of:=[.B376]-[.B375]" office:value-type="float" office:value="162233.800000001" calcext:value-type="float">
            <text:p>162233,800000001</text:p>
          </table:table-cell>
          <table:table-cell table:number-columns-repeated="4"/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0.4*[.A376]^3-7*[.A376]^2+60*[.A376]+120" office:value-type="float" office:value="19968877.6" calcext:value-type="float">
            <text:p>19968877,6</text:p>
          </table:table-cell>
          <table:table-cell table:formula="of:=[.B377]-[.B376]" office:value-type="float" office:value="163117.399999999" calcext:value-type="float">
            <text:p>163117,399999999</text:p>
          </table:table-cell>
          <table:table-cell table:number-columns-repeated="4"/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0.4*[.A377]^3-7*[.A377]^2+60*[.A377]+120" office:value-type="float" office:value="20131995" calcext:value-type="float">
            <text:p>20131995</text:p>
          </table:table-cell>
          <table:table-cell table:formula="of:=[.B378]-[.B377]" office:value-type="float" office:value="164003.400000002" calcext:value-type="float">
            <text:p>164003,400000002</text:p>
          </table:table-cell>
          <table:table-cell table:number-columns-repeated="4"/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0.4*[.A378]^3-7*[.A378]^2+60*[.A378]+120" office:value-type="float" office:value="20295998.4" calcext:value-type="float">
            <text:p>20295998,4</text:p>
          </table:table-cell>
          <table:table-cell table:formula="of:=[.B379]-[.B378]" office:value-type="float" office:value="164891.800000001" calcext:value-type="float">
            <text:p>164891,800000001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0.4*[.A379]^3-7*[.A379]^2+60*[.A379]+120" office:value-type="float" office:value="20460890.2" calcext:value-type="float">
            <text:p>20460890,2</text:p>
          </table:table-cell>
          <table:table-cell table:formula="of:=[.B380]-[.B379]" office:value-type="float" office:value="165782.599999998" calcext:value-type="float">
            <text:p>165782,599999998</text:p>
          </table:table-cell>
          <table:table-cell table:number-columns-repeated="4"/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0.4*[.A380]^3-7*[.A380]^2+60*[.A380]+120" office:value-type="float" office:value="20626672.8" calcext:value-type="float">
            <text:p>20626672,8</text:p>
          </table:table-cell>
          <table:table-cell table:formula="of:=[.B381]-[.B380]" office:value-type="float" office:value="166675.800000001" calcext:value-type="float">
            <text:p>166675,800000001</text:p>
          </table:table-cell>
          <table:table-cell table:number-columns-repeated="4"/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0.4*[.A381]^3-7*[.A381]^2+60*[.A381]+120" office:value-type="float" office:value="20793348.6" calcext:value-type="float">
            <text:p>20793348,6</text:p>
          </table:table-cell>
          <table:table-cell table:formula="of:=[.B382]-[.B381]" office:value-type="float" office:value="167571.399999999" calcext:value-type="float">
            <text:p>167571,399999999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0.4*[.A382]^3-7*[.A382]^2+60*[.A382]+120" office:value-type="float" office:value="20960920" calcext:value-type="float">
            <text:p>20960920</text:p>
          </table:table-cell>
          <table:table-cell table:formula="of:=[.B383]-[.B382]" office:value-type="float" office:value="168469.400000002" calcext:value-type="float">
            <text:p>168469,400000002</text:p>
          </table:table-cell>
          <table:table-cell table:number-columns-repeated="4"/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0.4*[.A383]^3-7*[.A383]^2+60*[.A383]+120" office:value-type="float" office:value="21129389.4" calcext:value-type="float">
            <text:p>21129389,4</text:p>
          </table:table-cell>
          <table:table-cell table:formula="of:=[.B384]-[.B383]" office:value-type="float" office:value="169369.800000001" calcext:value-type="float">
            <text:p>169369,800000001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0.4*[.A384]^3-7*[.A384]^2+60*[.A384]+120" office:value-type="float" office:value="21298759.2" calcext:value-type="float">
            <text:p>21298759,2</text:p>
          </table:table-cell>
          <table:table-cell table:formula="of:=[.B385]-[.B384]" office:value-type="float" office:value="170272.599999998" calcext:value-type="float">
            <text:p>170272,599999998</text:p>
          </table:table-cell>
          <table:table-cell table:number-columns-repeated="4"/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0.4*[.A385]^3-7*[.A385]^2+60*[.A385]+120" office:value-type="float" office:value="21469031.8" calcext:value-type="float">
            <text:p>21469031,8</text:p>
          </table:table-cell>
          <table:table-cell table:formula="of:=[.B386]-[.B385]" office:value-type="float" office:value="171177.800000001" calcext:value-type="float">
            <text:p>171177,800000001</text:p>
          </table:table-cell>
          <table:table-cell table:number-columns-repeated="4"/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0.4*[.A386]^3-7*[.A386]^2+60*[.A386]+120" office:value-type="float" office:value="21640209.6" calcext:value-type="float">
            <text:p>21640209,6</text:p>
          </table:table-cell>
          <table:table-cell table:formula="of:=[.B387]-[.B386]" office:value-type="float" office:value="172085.399999999" calcext:value-type="float">
            <text:p>172085,399999999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0.4*[.A387]^3-7*[.A387]^2+60*[.A387]+120" office:value-type="float" office:value="21812295" calcext:value-type="float">
            <text:p>21812295</text:p>
          </table:table-cell>
          <table:table-cell table:formula="of:=[.B388]-[.B387]" office:value-type="float" office:value="172995.400000002" calcext:value-type="float">
            <text:p>172995,400000002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0.4*[.A388]^3-7*[.A388]^2+60*[.A388]+120" office:value-type="float" office:value="21985290.4" calcext:value-type="float">
            <text:p>21985290,4</text:p>
          </table:table-cell>
          <table:table-cell table:formula="of:=[.B389]-[.B388]" office:value-type="float" office:value="173907.800000001" calcext:value-type="float">
            <text:p>173907,800000001</text:p>
          </table:table-cell>
          <table:table-cell table:number-columns-repeated="4"/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0.4*[.A389]^3-7*[.A389]^2+60*[.A389]+120" office:value-type="float" office:value="22159198.2" calcext:value-type="float">
            <text:p>22159198,2</text:p>
          </table:table-cell>
          <table:table-cell table:formula="of:=[.B390]-[.B389]" office:value-type="float" office:value="174822.599999998" calcext:value-type="float">
            <text:p>174822,599999998</text:p>
          </table:table-cell>
          <table:table-cell table:number-columns-repeated="4"/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0.4*[.A390]^3-7*[.A390]^2+60*[.A390]+120" office:value-type="float" office:value="22334020.8" calcext:value-type="float">
            <text:p>22334020,8</text:p>
          </table:table-cell>
          <table:table-cell table:formula="of:=[.B391]-[.B390]" office:value-type="float" office:value="175739.800000001" calcext:value-type="float">
            <text:p>175739,800000001</text:p>
          </table:table-cell>
          <table:table-cell table:number-columns-repeated="4"/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0.4*[.A391]^3-7*[.A391]^2+60*[.A391]+120" office:value-type="float" office:value="22509760.6" calcext:value-type="float">
            <text:p>22509760,6</text:p>
          </table:table-cell>
          <table:table-cell table:formula="of:=[.B392]-[.B391]" office:value-type="float" office:value="176659.399999999" calcext:value-type="float">
            <text:p>176659,399999999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0.4*[.A392]^3-7*[.A392]^2+60*[.A392]+120" office:value-type="float" office:value="22686420" calcext:value-type="float">
            <text:p>22686420</text:p>
          </table:table-cell>
          <table:table-cell table:formula="of:=[.B393]-[.B392]" office:value-type="float" office:value="177581.400000002" calcext:value-type="float">
            <text:p>177581,400000002</text:p>
          </table:table-cell>
          <table:table-cell table:number-columns-repeated="4"/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0.4*[.A393]^3-7*[.A393]^2+60*[.A393]+120" office:value-type="float" office:value="22864001.4" calcext:value-type="float">
            <text:p>22864001,4</text:p>
          </table:table-cell>
          <table:table-cell table:formula="of:=[.B394]-[.B393]" office:value-type="float" office:value="178505.800000001" calcext:value-type="float">
            <text:p>178505,800000001</text:p>
          </table:table-cell>
          <table:table-cell table:number-columns-repeated="4"/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0.4*[.A394]^3-7*[.A394]^2+60*[.A394]+120" office:value-type="float" office:value="23042507.2" calcext:value-type="float">
            <text:p>23042507,2</text:p>
          </table:table-cell>
          <table:table-cell table:formula="of:=[.B395]-[.B394]" office:value-type="float" office:value="179432.599999998" calcext:value-type="float">
            <text:p>179432,599999998</text:p>
          </table:table-cell>
          <table:table-cell table:number-columns-repeated="4"/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0.4*[.A395]^3-7*[.A395]^2+60*[.A395]+120" office:value-type="float" office:value="23221939.8" calcext:value-type="float">
            <text:p>23221939,8</text:p>
          </table:table-cell>
          <table:table-cell table:formula="of:=[.B396]-[.B395]" office:value-type="float" office:value="180361.800000001" calcext:value-type="float">
            <text:p>180361,800000001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0.4*[.A396]^3-7*[.A396]^2+60*[.A396]+120" office:value-type="float" office:value="23402301.6" calcext:value-type="float">
            <text:p>23402301,6</text:p>
          </table:table-cell>
          <table:table-cell table:formula="of:=[.B397]-[.B396]" office:value-type="float" office:value="181293.399999999" calcext:value-type="float">
            <text:p>181293,399999999</text:p>
          </table:table-cell>
          <table:table-cell table:number-columns-repeated="4"/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0.4*[.A397]^3-7*[.A397]^2+60*[.A397]+120" office:value-type="float" office:value="23583595" calcext:value-type="float">
            <text:p>23583595</text:p>
          </table:table-cell>
          <table:table-cell table:formula="of:=[.B398]-[.B397]" office:value-type="float" office:value="182227.400000002" calcext:value-type="float">
            <text:p>182227,400000002</text:p>
          </table:table-cell>
          <table:table-cell table:number-columns-repeated="4"/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0.4*[.A398]^3-7*[.A398]^2+60*[.A398]+120" office:value-type="float" office:value="23765822.4" calcext:value-type="float">
            <text:p>23765822,4</text:p>
          </table:table-cell>
          <table:table-cell table:formula="of:=[.B399]-[.B398]" office:value-type="float" office:value="183163.800000001" calcext:value-type="float">
            <text:p>183163,800000001</text:p>
          </table:table-cell>
          <table:table-cell table:number-columns-repeated="4"/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0.4*[.A399]^3-7*[.A399]^2+60*[.A399]+120" office:value-type="float" office:value="23948986.2" calcext:value-type="float">
            <text:p>23948986,2</text:p>
          </table:table-cell>
          <table:table-cell table:formula="of:=[.B400]-[.B399]" office:value-type="float" office:value="184102.599999998" calcext:value-type="float">
            <text:p>184102,599999998</text:p>
          </table:table-cell>
          <table:table-cell table:number-columns-repeated="4"/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0.4*[.A400]^3-7*[.A400]^2+60*[.A400]+120" office:value-type="float" office:value="24133088.8" calcext:value-type="float">
            <text:p>24133088,8</text:p>
          </table:table-cell>
          <table:table-cell table:formula="of:=[.B401]-[.B400]" office:value-type="float" office:value="185043.800000001" calcext:value-type="float">
            <text:p>185043,800000001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0.4*[.A401]^3-7*[.A401]^2+60*[.A401]+120" office:value-type="float" office:value="24318132.6" calcext:value-type="float">
            <text:p>24318132,6</text:p>
          </table:table-cell>
          <table:table-cell table:formula="of:=[.B402]-[.B401]" office:value-type="float" office:value="185987.399999999" calcext:value-type="float">
            <text:p>185987,399999999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0.4*[.A402]^3-7*[.A402]^2+60*[.A402]+120" office:value-type="float" office:value="24504120" calcext:value-type="float">
            <text:p>24504120</text:p>
          </table:table-cell>
          <table:table-cell table:formula="of:=[.B403]-[.B402]" office:value-type="float" office:value="186933.400000002" calcext:value-type="float">
            <text:p>186933,400000002</text:p>
          </table:table-cell>
          <table:table-cell table:number-columns-repeated="4"/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0.4*[.A403]^3-7*[.A403]^2+60*[.A403]+120" office:value-type="float" office:value="24691053.4" calcext:value-type="float">
            <text:p>24691053,4</text:p>
          </table:table-cell>
          <table:table-cell table:formula="of:=[.B404]-[.B403]" office:value-type="float" office:value="187881.800000001" calcext:value-type="float">
            <text:p>187881,800000001</text:p>
          </table:table-cell>
          <table:table-cell table:number-columns-repeated="4"/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0.4*[.A404]^3-7*[.A404]^2+60*[.A404]+120" office:value-type="float" office:value="24878935.2" calcext:value-type="float">
            <text:p>24878935,2</text:p>
          </table:table-cell>
          <table:table-cell table:formula="of:=[.B405]-[.B404]" office:value-type="float" office:value="188832.599999998" calcext:value-type="float">
            <text:p>188832,599999998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0.4*[.A405]^3-7*[.A405]^2+60*[.A405]+120" office:value-type="float" office:value="25067767.8" calcext:value-type="float">
            <text:p>25067767,8</text:p>
          </table:table-cell>
          <table:table-cell table:formula="of:=[.B406]-[.B405]" office:value-type="float" office:value="189785.800000001" calcext:value-type="float">
            <text:p>189785,800000001</text:p>
          </table:table-cell>
          <table:table-cell table:number-columns-repeated="4"/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0.4*[.A406]^3-7*[.A406]^2+60*[.A406]+120" office:value-type="float" office:value="25257553.6" calcext:value-type="float">
            <text:p>25257553,6</text:p>
          </table:table-cell>
          <table:table-cell table:formula="of:=[.B407]-[.B406]" office:value-type="float" office:value="190741.399999999" calcext:value-type="float">
            <text:p>190741,399999999</text:p>
          </table:table-cell>
          <table:table-cell table:number-columns-repeated="4"/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0.4*[.A407]^3-7*[.A407]^2+60*[.A407]+120" office:value-type="float" office:value="25448295" calcext:value-type="float">
            <text:p>25448295</text:p>
          </table:table-cell>
          <table:table-cell table:formula="of:=[.B408]-[.B407]" office:value-type="float" office:value="191699.400000002" calcext:value-type="float">
            <text:p>191699,400000002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0.4*[.A408]^3-7*[.A408]^2+60*[.A408]+120" office:value-type="float" office:value="25639994.4" calcext:value-type="float">
            <text:p>25639994,4</text:p>
          </table:table-cell>
          <table:table-cell table:formula="of:=[.B409]-[.B408]" office:value-type="float" office:value="192659.800000001" calcext:value-type="float">
            <text:p>192659,800000001</text:p>
          </table:table-cell>
          <table:table-cell table:number-columns-repeated="4"/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0.4*[.A409]^3-7*[.A409]^2+60*[.A409]+120" office:value-type="float" office:value="25832654.2" calcext:value-type="float">
            <text:p>25832654,2</text:p>
          </table:table-cell>
          <table:table-cell table:formula="of:=[.B410]-[.B409]" office:value-type="float" office:value="193622.599999998" calcext:value-type="float">
            <text:p>193622,599999998</text:p>
          </table:table-cell>
          <table:table-cell table:number-columns-repeated="4"/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0.4*[.A410]^3-7*[.A410]^2+60*[.A410]+120" office:value-type="float" office:value="26026276.8" calcext:value-type="float">
            <text:p>26026276,8</text:p>
          </table:table-cell>
          <table:table-cell table:formula="of:=[.B411]-[.B410]" office:value-type="float" office:value="194587.800000001" calcext:value-type="float">
            <text:p>194587,800000001</text:p>
          </table:table-cell>
          <table:table-cell table:number-columns-repeated="4"/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0.4*[.A411]^3-7*[.A411]^2+60*[.A411]+120" office:value-type="float" office:value="26220864.6" calcext:value-type="float">
            <text:p>26220864,6</text:p>
          </table:table-cell>
          <table:table-cell table:formula="of:=[.B412]-[.B411]" office:value-type="float" office:value="195555.399999999" calcext:value-type="float">
            <text:p>195555,399999999</text:p>
          </table:table-cell>
          <table:table-cell table:number-columns-repeated="4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0.4*[.A412]^3-7*[.A412]^2+60*[.A412]+120" office:value-type="float" office:value="26416420" calcext:value-type="float">
            <text:p>26416420</text:p>
          </table:table-cell>
          <table:table-cell table:formula="of:=[.B413]-[.B412]" office:value-type="float" office:value="196525.400000002" calcext:value-type="float">
            <text:p>196525,400000002</text:p>
          </table:table-cell>
          <table:table-cell table:number-columns-repeated="4"/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0.4*[.A413]^3-7*[.A413]^2+60*[.A413]+120" office:value-type="float" office:value="26612945.4" calcext:value-type="float">
            <text:p>26612945,4</text:p>
          </table:table-cell>
          <table:table-cell table:formula="of:=[.B414]-[.B413]" office:value-type="float" office:value="197497.800000001" calcext:value-type="float">
            <text:p>197497,800000001</text:p>
          </table:table-cell>
          <table:table-cell table:number-columns-repeated="4"/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0.4*[.A414]^3-7*[.A414]^2+60*[.A414]+120" office:value-type="float" office:value="26810443.2" calcext:value-type="float">
            <text:p>26810443,2</text:p>
          </table:table-cell>
          <table:table-cell table:formula="of:=[.B415]-[.B414]" office:value-type="float" office:value="198472.599999998" calcext:value-type="float">
            <text:p>198472,599999998</text:p>
          </table:table-cell>
          <table:table-cell table:number-columns-repeated="4"/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0.4*[.A415]^3-7*[.A415]^2+60*[.A415]+120" office:value-type="float" office:value="27008915.8" calcext:value-type="float">
            <text:p>27008915,8</text:p>
          </table:table-cell>
          <table:table-cell table:formula="of:=[.B416]-[.B415]" office:value-type="float" office:value="199449.800000001" calcext:value-type="float">
            <text:p>199449,800000001</text:p>
          </table:table-cell>
          <table:table-cell table:number-columns-repeated="4"/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0.4*[.A416]^3-7*[.A416]^2+60*[.A416]+120" office:value-type="float" office:value="27208365.6" calcext:value-type="float">
            <text:p>27208365,6</text:p>
          </table:table-cell>
          <table:table-cell table:formula="of:=[.B417]-[.B416]" office:value-type="float" office:value="200429.399999999" calcext:value-type="float">
            <text:p>200429,399999999</text:p>
          </table:table-cell>
          <table:table-cell table:number-columns-repeated="4"/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0.4*[.A417]^3-7*[.A417]^2+60*[.A417]+120" office:value-type="float" office:value="27408795" calcext:value-type="float">
            <text:p>27408795</text:p>
          </table:table-cell>
          <table:table-cell table:formula="of:=[.B418]-[.B417]" office:value-type="float" office:value="201411.400000002" calcext:value-type="float">
            <text:p>201411,400000002</text:p>
          </table:table-cell>
          <table:table-cell table:number-columns-repeated="4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0.4*[.A418]^3-7*[.A418]^2+60*[.A418]+120" office:value-type="float" office:value="27610206.4" calcext:value-type="float">
            <text:p>27610206,4</text:p>
          </table:table-cell>
          <table:table-cell table:formula="of:=[.B419]-[.B418]" office:value-type="float" office:value="202395.800000001" calcext:value-type="float">
            <text:p>202395,800000001</text:p>
          </table:table-cell>
          <table:table-cell table:number-columns-repeated="4"/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0.4*[.A419]^3-7*[.A419]^2+60*[.A419]+120" office:value-type="float" office:value="27812602.2" calcext:value-type="float">
            <text:p>27812602,2</text:p>
          </table:table-cell>
          <table:table-cell table:formula="of:=[.B420]-[.B419]" office:value-type="float" office:value="203382.599999998" calcext:value-type="float">
            <text:p>203382,599999998</text:p>
          </table:table-cell>
          <table:table-cell table:number-columns-repeated="4"/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0.4*[.A420]^3-7*[.A420]^2+60*[.A420]+120" office:value-type="float" office:value="28015984.8" calcext:value-type="float">
            <text:p>28015984,8</text:p>
          </table:table-cell>
          <table:table-cell table:formula="of:=[.B421]-[.B420]" office:value-type="float" office:value="204371.800000001" calcext:value-type="float">
            <text:p>204371,800000001</text:p>
          </table:table-cell>
          <table:table-cell table:number-columns-repeated="4"/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0.4*[.A421]^3-7*[.A421]^2+60*[.A421]+120" office:value-type="float" office:value="28220356.6" calcext:value-type="float">
            <text:p>28220356,6</text:p>
          </table:table-cell>
          <table:table-cell table:formula="of:=[.B422]-[.B421]" office:value-type="float" office:value="205363.399999998" calcext:value-type="float">
            <text:p>205363,399999998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0.4*[.A422]^3-7*[.A422]^2+60*[.A422]+120" office:value-type="float" office:value="28425720" calcext:value-type="float">
            <text:p>28425720</text:p>
          </table:table-cell>
          <table:table-cell table:formula="of:=[.B423]-[.B422]" office:value-type="float" office:value="206357.400000002" calcext:value-type="float">
            <text:p>206357,400000002</text:p>
          </table:table-cell>
          <table:table-cell table:number-columns-repeated="4"/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0.4*[.A423]^3-7*[.A423]^2+60*[.A423]+120" office:value-type="float" office:value="28632077.4" calcext:value-type="float">
            <text:p>28632077,4</text:p>
          </table:table-cell>
          <table:table-cell table:formula="of:=[.B424]-[.B423]" office:value-type="float" office:value="207353.800000001" calcext:value-type="float">
            <text:p>207353,800000001</text:p>
          </table:table-cell>
          <table:table-cell table:number-columns-repeated="4"/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0.4*[.A424]^3-7*[.A424]^2+60*[.A424]+120" office:value-type="float" office:value="28839431.2" calcext:value-type="float">
            <text:p>28839431,2</text:p>
          </table:table-cell>
          <table:table-cell table:formula="of:=[.B425]-[.B424]" office:value-type="float" office:value="208352.599999998" calcext:value-type="float">
            <text:p>208352,599999998</text:p>
          </table:table-cell>
          <table:table-cell table:number-columns-repeated="4"/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0.4*[.A425]^3-7*[.A425]^2+60*[.A425]+120" office:value-type="float" office:value="29047783.8" calcext:value-type="float">
            <text:p>29047783,8</text:p>
          </table:table-cell>
          <table:table-cell table:formula="of:=[.B426]-[.B425]" office:value-type="float" office:value="209353.800000001" calcext:value-type="float">
            <text:p>209353,800000001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0.4*[.A426]^3-7*[.A426]^2+60*[.A426]+120" office:value-type="float" office:value="29257137.6" calcext:value-type="float">
            <text:p>29257137,6</text:p>
          </table:table-cell>
          <table:table-cell table:formula="of:=[.B427]-[.B426]" office:value-type="float" office:value="210357.399999998" calcext:value-type="float">
            <text:p>210357,399999998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0.4*[.A427]^3-7*[.A427]^2+60*[.A427]+120" office:value-type="float" office:value="29467495" calcext:value-type="float">
            <text:p>29467495</text:p>
          </table:table-cell>
          <table:table-cell table:formula="of:=[.B428]-[.B427]" office:value-type="float" office:value="211363.400000002" calcext:value-type="float">
            <text:p>211363,400000002</text:p>
          </table:table-cell>
          <table:table-cell table:number-columns-repeated="4"/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0.4*[.A428]^3-7*[.A428]^2+60*[.A428]+120" office:value-type="float" office:value="29678858.4" calcext:value-type="float">
            <text:p>29678858,4</text:p>
          </table:table-cell>
          <table:table-cell table:formula="of:=[.B429]-[.B428]" office:value-type="float" office:value="212371.800000001" calcext:value-type="float">
            <text:p>212371,800000001</text:p>
          </table:table-cell>
          <table:table-cell table:number-columns-repeated="4"/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0.4*[.A429]^3-7*[.A429]^2+60*[.A429]+120" office:value-type="float" office:value="29891230.2" calcext:value-type="float">
            <text:p>29891230,2</text:p>
          </table:table-cell>
          <table:table-cell table:formula="of:=[.B430]-[.B429]" office:value-type="float" office:value="213382.599999998" calcext:value-type="float">
            <text:p>213382,599999998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0.4*[.A430]^3-7*[.A430]^2+60*[.A430]+120" office:value-type="float" office:value="30104612.8" calcext:value-type="float">
            <text:p>30104612,8</text:p>
          </table:table-cell>
          <table:table-cell table:formula="of:=[.B431]-[.B430]" office:value-type="float" office:value="214395.800000001" calcext:value-type="float">
            <text:p>214395,800000001</text:p>
          </table:table-cell>
          <table:table-cell table:number-columns-repeated="4"/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0.4*[.A431]^3-7*[.A431]^2+60*[.A431]+120" office:value-type="float" office:value="30319008.6" calcext:value-type="float">
            <text:p>30319008,6</text:p>
          </table:table-cell>
          <table:table-cell table:formula="of:=[.B432]-[.B431]" office:value-type="float" office:value="215411.399999999" calcext:value-type="float">
            <text:p>215411,399999999</text:p>
          </table:table-cell>
          <table:table-cell table:number-columns-repeated="4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0.4*[.A432]^3-7*[.A432]^2+60*[.A432]+120" office:value-type="float" office:value="30534420" calcext:value-type="float">
            <text:p>30534420</text:p>
          </table:table-cell>
          <table:table-cell table:formula="of:=[.B433]-[.B432]" office:value-type="float" office:value="216429.400000002" calcext:value-type="float">
            <text:p>216429,400000002</text:p>
          </table:table-cell>
          <table:table-cell table:number-columns-repeated="4"/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0.4*[.A433]^3-7*[.A433]^2+60*[.A433]+120" office:value-type="float" office:value="30750849.4" calcext:value-type="float">
            <text:p>30750849,4</text:p>
          </table:table-cell>
          <table:table-cell table:formula="of:=[.B434]-[.B433]" office:value-type="float" office:value="217449.800000001" calcext:value-type="float">
            <text:p>217449,800000001</text:p>
          </table:table-cell>
          <table:table-cell table:number-columns-repeated="4"/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0.4*[.A434]^3-7*[.A434]^2+60*[.A434]+120" office:value-type="float" office:value="30968299.2" calcext:value-type="float">
            <text:p>30968299,2</text:p>
          </table:table-cell>
          <table:table-cell table:formula="of:=[.B435]-[.B434]" office:value-type="float" office:value="218472.599999998" calcext:value-type="float">
            <text:p>218472,599999998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0.4*[.A435]^3-7*[.A435]^2+60*[.A435]+120" office:value-type="float" office:value="31186771.8" calcext:value-type="float">
            <text:p>31186771,8</text:p>
          </table:table-cell>
          <table:table-cell table:formula="of:=[.B436]-[.B435]" office:value-type="float" office:value="219497.800000001" calcext:value-type="float">
            <text:p>219497,800000001</text:p>
          </table:table-cell>
          <table:table-cell table:number-columns-repeated="4"/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0.4*[.A436]^3-7*[.A436]^2+60*[.A436]+120" office:value-type="float" office:value="31406269.6" calcext:value-type="float">
            <text:p>31406269,6</text:p>
          </table:table-cell>
          <table:table-cell table:formula="of:=[.B437]-[.B436]" office:value-type="float" office:value="220525.399999998" calcext:value-type="float">
            <text:p>220525,399999998</text:p>
          </table:table-cell>
          <table:table-cell table:number-columns-repeated="4"/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0.4*[.A437]^3-7*[.A437]^2+60*[.A437]+120" office:value-type="float" office:value="31626795" calcext:value-type="float">
            <text:p>31626795</text:p>
          </table:table-cell>
          <table:table-cell table:formula="of:=[.B438]-[.B437]" office:value-type="float" office:value="221555.400000002" calcext:value-type="float">
            <text:p>221555,400000002</text:p>
          </table:table-cell>
          <table:table-cell table:number-columns-repeated="4"/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0.4*[.A438]^3-7*[.A438]^2+60*[.A438]+120" office:value-type="float" office:value="31848350.4" calcext:value-type="float">
            <text:p>31848350,4</text:p>
          </table:table-cell>
          <table:table-cell table:formula="of:=[.B439]-[.B438]" office:value-type="float" office:value="222587.800000001" calcext:value-type="float">
            <text:p>222587,800000001</text:p>
          </table:table-cell>
          <table:table-cell table:number-columns-repeated="4"/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0.4*[.A439]^3-7*[.A439]^2+60*[.A439]+120" office:value-type="float" office:value="32070938.2" calcext:value-type="float">
            <text:p>32070938,2</text:p>
          </table:table-cell>
          <table:table-cell table:formula="of:=[.B440]-[.B439]" office:value-type="float" office:value="223622.600000001" calcext:value-type="float">
            <text:p>223622,600000001</text:p>
          </table:table-cell>
          <table:table-cell table:number-columns-repeated="4"/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0.4*[.A440]^3-7*[.A440]^2+60*[.A440]+120" office:value-type="float" office:value="32294560.8" calcext:value-type="float">
            <text:p>32294560,8</text:p>
          </table:table-cell>
          <table:table-cell table:formula="of:=[.B441]-[.B440]" office:value-type="float" office:value="224659.799999997" calcext:value-type="float">
            <text:p>224659,799999997</text:p>
          </table:table-cell>
          <table:table-cell table:number-columns-repeated="4"/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0.4*[.A441]^3-7*[.A441]^2+60*[.A441]+120" office:value-type="float" office:value="32519220.6" calcext:value-type="float">
            <text:p>32519220,6</text:p>
          </table:table-cell>
          <table:table-cell table:formula="of:=[.B442]-[.B441]" office:value-type="float" office:value="225699.399999998" calcext:value-type="float">
            <text:p>225699,399999998</text:p>
          </table:table-cell>
          <table:table-cell table:number-columns-repeated="4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0.4*[.A442]^3-7*[.A442]^2+60*[.A442]+120" office:value-type="float" office:value="32744920" calcext:value-type="float">
            <text:p>32744920</text:p>
          </table:table-cell>
          <table:table-cell table:formula="of:=[.B443]-[.B442]" office:value-type="float" office:value="226741.399999998" calcext:value-type="float">
            <text:p>226741,399999998</text:p>
          </table:table-cell>
          <table:table-cell table:number-columns-repeated="4"/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0.4*[.A443]^3-7*[.A443]^2+60*[.A443]+120" office:value-type="float" office:value="32971661.4" calcext:value-type="float">
            <text:p>32971661,4</text:p>
          </table:table-cell>
          <table:table-cell table:formula="of:=[.B444]-[.B443]" office:value-type="float" office:value="227785.800000004" calcext:value-type="float">
            <text:p>227785,800000004</text:p>
          </table:table-cell>
          <table:table-cell table:number-columns-repeated="4"/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0.4*[.A444]^3-7*[.A444]^2+60*[.A444]+120" office:value-type="float" office:value="33199447.2" calcext:value-type="float">
            <text:p>33199447,2</text:p>
          </table:table-cell>
          <table:table-cell table:formula="of:=[.B445]-[.B444]" office:value-type="float" office:value="228832.600000001" calcext:value-type="float">
            <text:p>228832,600000001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0.4*[.A445]^3-7*[.A445]^2+60*[.A445]+120" office:value-type="float" office:value="33428279.8" calcext:value-type="float">
            <text:p>33428279,8</text:p>
          </table:table-cell>
          <table:table-cell table:formula="of:=[.B446]-[.B445]" office:value-type="float" office:value="229881.799999997" calcext:value-type="float">
            <text:p>229881,799999997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0.4*[.A446]^3-7*[.A446]^2+60*[.A446]+120" office:value-type="float" office:value="33658161.6" calcext:value-type="float">
            <text:p>33658161,6</text:p>
          </table:table-cell>
          <table:table-cell table:formula="of:=[.B447]-[.B446]" office:value-type="float" office:value="230933.399999999" calcext:value-type="float">
            <text:p>230933,399999999</text:p>
          </table:table-cell>
          <table:table-cell table:number-columns-repeated="4"/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0.4*[.A447]^3-7*[.A447]^2+60*[.A447]+120" office:value-type="float" office:value="33889095" calcext:value-type="float">
            <text:p>33889095</text:p>
          </table:table-cell>
          <table:table-cell table:formula="of:=[.B448]-[.B447]" office:value-type="float" office:value="231987.399999998" calcext:value-type="float">
            <text:p>231987,399999998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0.4*[.A448]^3-7*[.A448]^2+60*[.A448]+120" office:value-type="float" office:value="34121082.4" calcext:value-type="float">
            <text:p>34121082,4</text:p>
          </table:table-cell>
          <table:table-cell table:formula="of:=[.B449]-[.B448]" office:value-type="float" office:value="233043.800000004" calcext:value-type="float">
            <text:p>233043,800000004</text:p>
          </table:table-cell>
          <table:table-cell table:number-columns-repeated="4"/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0.4*[.A449]^3-7*[.A449]^2+60*[.A449]+120" office:value-type="float" office:value="34354126.2" calcext:value-type="float">
            <text:p>34354126,2</text:p>
          </table:table-cell>
          <table:table-cell table:formula="of:=[.B450]-[.B449]" office:value-type="float" office:value="234102.600000001" calcext:value-type="float">
            <text:p>234102,600000001</text:p>
          </table:table-cell>
          <table:table-cell table:number-columns-repeated="4"/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0.4*[.A450]^3-7*[.A450]^2+60*[.A450]+120" office:value-type="float" office:value="34588228.8" calcext:value-type="float">
            <text:p>34588228,8</text:p>
          </table:table-cell>
          <table:table-cell table:formula="of:=[.B451]-[.B450]" office:value-type="float" office:value="235163.799999997" calcext:value-type="float">
            <text:p>235163,799999997</text:p>
          </table:table-cell>
          <table:table-cell table:number-columns-repeated="4"/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0.4*[.A451]^3-7*[.A451]^2+60*[.A451]+120" office:value-type="float" office:value="34823392.6" calcext:value-type="float">
            <text:p>34823392,6</text:p>
          </table:table-cell>
          <table:table-cell table:formula="of:=[.B452]-[.B451]" office:value-type="float" office:value="236227.399999998" calcext:value-type="float">
            <text:p>236227,399999998</text:p>
          </table:table-cell>
          <table:table-cell table:number-columns-repeated="4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0.4*[.A452]^3-7*[.A452]^2+60*[.A452]+120" office:value-type="float" office:value="35059620" calcext:value-type="float">
            <text:p>35059620</text:p>
          </table:table-cell>
          <table:table-cell table:formula="of:=[.B453]-[.B452]" office:value-type="float" office:value="237293.399999999" calcext:value-type="float">
            <text:p>237293,399999999</text:p>
          </table:table-cell>
          <table:table-cell table:number-columns-repeated="4"/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0.4*[.A453]^3-7*[.A453]^2+60*[.A453]+120" office:value-type="float" office:value="35296913.4" calcext:value-type="float">
            <text:p>35296913,4</text:p>
          </table:table-cell>
          <table:table-cell table:formula="of:=[.B454]-[.B453]" office:value-type="float" office:value="238361.800000004" calcext:value-type="float">
            <text:p>238361,800000004</text:p>
          </table:table-cell>
          <table:table-cell table:number-columns-repeated="4"/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0.4*[.A454]^3-7*[.A454]^2+60*[.A454]+120" office:value-type="float" office:value="35535275.2" calcext:value-type="float">
            <text:p>35535275,2</text:p>
          </table:table-cell>
          <table:table-cell table:formula="of:=[.B455]-[.B454]" office:value-type="float" office:value="239432.600000001" calcext:value-type="float">
            <text:p>239432,600000001</text:p>
          </table:table-cell>
          <table:table-cell table:number-columns-repeated="4"/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0.4*[.A455]^3-7*[.A455]^2+60*[.A455]+120" office:value-type="float" office:value="35774707.8" calcext:value-type="float">
            <text:p>35774707,8</text:p>
          </table:table-cell>
          <table:table-cell table:formula="of:=[.B456]-[.B455]" office:value-type="float" office:value="240505.799999997" calcext:value-type="float">
            <text:p>240505,799999997</text:p>
          </table:table-cell>
          <table:table-cell table:number-columns-repeated="4"/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0.4*[.A456]^3-7*[.A456]^2+60*[.A456]+120" office:value-type="float" office:value="36015213.6" calcext:value-type="float">
            <text:p>36015213,6</text:p>
          </table:table-cell>
          <table:table-cell table:formula="of:=[.B457]-[.B456]" office:value-type="float" office:value="241581.399999998" calcext:value-type="float">
            <text:p>241581,399999998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0.4*[.A457]^3-7*[.A457]^2+60*[.A457]+120" office:value-type="float" office:value="36256795" calcext:value-type="float">
            <text:p>36256795</text:p>
          </table:table-cell>
          <table:table-cell table:formula="of:=[.B458]-[.B457]" office:value-type="float" office:value="242659.399999998" calcext:value-type="float">
            <text:p>242659,399999998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0.4*[.A458]^3-7*[.A458]^2+60*[.A458]+120" office:value-type="float" office:value="36499454.4" calcext:value-type="float">
            <text:p>36499454,4</text:p>
          </table:table-cell>
          <table:table-cell table:formula="of:=[.B459]-[.B458]" office:value-type="float" office:value="243739.800000004" calcext:value-type="float">
            <text:p>243739,800000004</text:p>
          </table:table-cell>
          <table:table-cell table:number-columns-repeated="4"/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0.4*[.A459]^3-7*[.A459]^2+60*[.A459]+120" office:value-type="float" office:value="36743194.2" calcext:value-type="float">
            <text:p>36743194,2</text:p>
          </table:table-cell>
          <table:table-cell table:formula="of:=[.B460]-[.B459]" office:value-type="float" office:value="244822.600000001" calcext:value-type="float">
            <text:p>244822,600000001</text:p>
          </table:table-cell>
          <table:table-cell table:number-columns-repeated="4"/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0.4*[.A460]^3-7*[.A460]^2+60*[.A460]+120" office:value-type="float" office:value="36988016.8" calcext:value-type="float">
            <text:p>36988016,8</text:p>
          </table:table-cell>
          <table:table-cell table:formula="of:=[.B461]-[.B460]" office:value-type="float" office:value="245907.799999997" calcext:value-type="float">
            <text:p>245907,799999997</text:p>
          </table:table-cell>
          <table:table-cell table:number-columns-repeated="4"/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0.4*[.A461]^3-7*[.A461]^2+60*[.A461]+120" office:value-type="float" office:value="37233924.6" calcext:value-type="float">
            <text:p>37233924,6</text:p>
          </table:table-cell>
          <table:table-cell table:formula="of:=[.B462]-[.B461]" office:value-type="float" office:value="246995.399999998" calcext:value-type="float">
            <text:p>246995,399999998</text:p>
          </table:table-cell>
          <table:table-cell table:number-columns-repeated="4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0.4*[.A462]^3-7*[.A462]^2+60*[.A462]+120" office:value-type="float" office:value="37480920" calcext:value-type="float">
            <text:p>37480920</text:p>
          </table:table-cell>
          <table:table-cell table:formula="of:=[.B463]-[.B462]" office:value-type="float" office:value="248085.399999999" calcext:value-type="float">
            <text:p>248085,399999999</text:p>
          </table:table-cell>
          <table:table-cell table:number-columns-repeated="4"/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0.4*[.A463]^3-7*[.A463]^2+60*[.A463]+120" office:value-type="float" office:value="37729005.4" calcext:value-type="float">
            <text:p>37729005,4</text:p>
          </table:table-cell>
          <table:table-cell table:formula="of:=[.B464]-[.B463]" office:value-type="float" office:value="249177.800000004" calcext:value-type="float">
            <text:p>249177,800000004</text:p>
          </table:table-cell>
          <table:table-cell table:number-columns-repeated="4"/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0.4*[.A464]^3-7*[.A464]^2+60*[.A464]+120" office:value-type="float" office:value="37978183.2" calcext:value-type="float">
            <text:p>37978183,2</text:p>
          </table:table-cell>
          <table:table-cell table:formula="of:=[.B465]-[.B464]" office:value-type="float" office:value="250272.600000001" calcext:value-type="float">
            <text:p>250272,600000001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0.4*[.A465]^3-7*[.A465]^2+60*[.A465]+120" office:value-type="float" office:value="38228455.8" calcext:value-type="float">
            <text:p>38228455,8</text:p>
          </table:table-cell>
          <table:table-cell table:formula="of:=[.B466]-[.B465]" office:value-type="float" office:value="251369.799999997" calcext:value-type="float">
            <text:p>251369,799999997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0.4*[.A466]^3-7*[.A466]^2+60*[.A466]+120" office:value-type="float" office:value="38479825.6" calcext:value-type="float">
            <text:p>38479825,6</text:p>
          </table:table-cell>
          <table:table-cell table:formula="of:=[.B467]-[.B466]" office:value-type="float" office:value="252469.399999999" calcext:value-type="float">
            <text:p>252469,399999999</text:p>
          </table:table-cell>
          <table:table-cell table:number-columns-repeated="4"/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0.4*[.A467]^3-7*[.A467]^2+60*[.A467]+120" office:value-type="float" office:value="38732295" calcext:value-type="float">
            <text:p>38732295</text:p>
          </table:table-cell>
          <table:table-cell table:formula="of:=[.B468]-[.B467]" office:value-type="float" office:value="253571.400000006" calcext:value-type="float">
            <text:p>253571,400000006</text:p>
          </table:table-cell>
          <table:table-cell table:number-columns-repeated="4"/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0.4*[.A468]^3-7*[.A468]^2+60*[.A468]+120" office:value-type="float" office:value="38985866.4" calcext:value-type="float">
            <text:p>38985866,4</text:p>
          </table:table-cell>
          <table:table-cell table:formula="of:=[.B469]-[.B468]" office:value-type="float" office:value="254675.799999997" calcext:value-type="float">
            <text:p>254675,799999997</text:p>
          </table:table-cell>
          <table:table-cell table:number-columns-repeated="4"/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0.4*[.A469]^3-7*[.A469]^2+60*[.A469]+120" office:value-type="float" office:value="39240542.2" calcext:value-type="float">
            <text:p>39240542,2</text:p>
          </table:table-cell>
          <table:table-cell table:formula="of:=[.B470]-[.B469]" office:value-type="float" office:value="255782.600000001" calcext:value-type="float">
            <text:p>255782,600000001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0.4*[.A470]^3-7*[.A470]^2+60*[.A470]+120" office:value-type="float" office:value="39496324.8" calcext:value-type="float">
            <text:p>39496324,8</text:p>
          </table:table-cell>
          <table:table-cell table:formula="of:=[.B471]-[.B470]" office:value-type="float" office:value="256891.799999997" calcext:value-type="float">
            <text:p>256891,799999997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0.4*[.A471]^3-7*[.A471]^2+60*[.A471]+120" office:value-type="float" office:value="39753216.6" calcext:value-type="float">
            <text:p>39753216,6</text:p>
          </table:table-cell>
          <table:table-cell table:formula="of:=[.B472]-[.B471]" office:value-type="float" office:value="258003.399999999" calcext:value-type="float">
            <text:p>258003,399999999</text:p>
          </table:table-cell>
          <table:table-cell table:number-columns-repeated="4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0.4*[.A472]^3-7*[.A472]^2+60*[.A472]+120" office:value-type="float" office:value="40011220" calcext:value-type="float">
            <text:p>40011220</text:p>
          </table:table-cell>
          <table:table-cell table:formula="of:=[.B473]-[.B472]" office:value-type="float" office:value="259117.400000006" calcext:value-type="float">
            <text:p>259117,400000006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0.4*[.A473]^3-7*[.A473]^2+60*[.A473]+120" office:value-type="float" office:value="40270337.4" calcext:value-type="float">
            <text:p>40270337,4</text:p>
          </table:table-cell>
          <table:table-cell table:formula="of:=[.B474]-[.B473]" office:value-type="float" office:value="260233.799999997" calcext:value-type="float">
            <text:p>260233,799999997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0.4*[.A474]^3-7*[.A474]^2+60*[.A474]+120" office:value-type="float" office:value="40530571.2" calcext:value-type="float">
            <text:p>40530571,2</text:p>
          </table:table-cell>
          <table:table-cell table:formula="of:=[.B475]-[.B474]" office:value-type="float" office:value="261352.600000001" calcext:value-type="float">
            <text:p>261352,600000001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0.4*[.A475]^3-7*[.A475]^2+60*[.A475]+120" office:value-type="float" office:value="40791923.8" calcext:value-type="float">
            <text:p>40791923,8</text:p>
          </table:table-cell>
          <table:table-cell table:formula="of:=[.B476]-[.B475]" office:value-type="float" office:value="262473.799999997" calcext:value-type="float">
            <text:p>262473,799999997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0.4*[.A476]^3-7*[.A476]^2+60*[.A476]+120" office:value-type="float" office:value="41054397.6" calcext:value-type="float">
            <text:p>41054397,6</text:p>
          </table:table-cell>
          <table:table-cell table:formula="of:=[.B477]-[.B476]" office:value-type="float" office:value="263597.399999998" calcext:value-type="float">
            <text:p>263597,399999998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0.4*[.A477]^3-7*[.A477]^2+60*[.A477]+120" office:value-type="float" office:value="41317995" calcext:value-type="float">
            <text:p>41317995</text:p>
          </table:table-cell>
          <table:table-cell table:formula="of:=[.B478]-[.B477]" office:value-type="float" office:value="264723.400000006" calcext:value-type="float">
            <text:p>264723,400000006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0.4*[.A478]^3-7*[.A478]^2+60*[.A478]+120" office:value-type="float" office:value="41582718.4" calcext:value-type="float">
            <text:p>41582718,4</text:p>
          </table:table-cell>
          <table:table-cell table:formula="of:=[.B479]-[.B478]" office:value-type="float" office:value="265851.799999997" calcext:value-type="float">
            <text:p>265851,79999999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0.4*[.A479]^3-7*[.A479]^2+60*[.A479]+120" office:value-type="float" office:value="41848570.2" calcext:value-type="float">
            <text:p>41848570,2</text:p>
          </table:table-cell>
          <table:table-cell table:formula="of:=[.B480]-[.B479]" office:value-type="float" office:value="266982.600000001" calcext:value-type="float">
            <text:p>266982,600000001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0.4*[.A480]^3-7*[.A480]^2+60*[.A480]+120" office:value-type="float" office:value="42115552.8" calcext:value-type="float">
            <text:p>42115552,8</text:p>
          </table:table-cell>
          <table:table-cell table:formula="of:=[.B481]-[.B480]" office:value-type="float" office:value="268115.799999997" calcext:value-type="float">
            <text:p>268115,79999999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0.4*[.A481]^3-7*[.A481]^2+60*[.A481]+120" office:value-type="float" office:value="42383668.6" calcext:value-type="float">
            <text:p>42383668,6</text:p>
          </table:table-cell>
          <table:table-cell table:formula="of:=[.B482]-[.B481]" office:value-type="float" office:value="269251.399999998" calcext:value-type="float">
            <text:p>269251,39999999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0.4*[.A482]^3-7*[.A482]^2+60*[.A482]+120" office:value-type="float" office:value="42652920" calcext:value-type="float">
            <text:p>42652920</text:p>
          </table:table-cell>
          <table:table-cell table:formula="of:=[.B483]-[.B482]" office:value-type="float" office:value="270389.400000006" calcext:value-type="float">
            <text:p>270389,400000006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0.4*[.A483]^3-7*[.A483]^2+60*[.A483]+120" office:value-type="float" office:value="42923309.4" calcext:value-type="float">
            <text:p>42923309,4</text:p>
          </table:table-cell>
          <table:table-cell table:formula="of:=[.B484]-[.B483]" office:value-type="float" office:value="271529.799999997" calcext:value-type="float">
            <text:p>271529,799999997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0.4*[.A484]^3-7*[.A484]^2+60*[.A484]+120" office:value-type="float" office:value="43194839.2" calcext:value-type="float">
            <text:p>43194839,2</text:p>
          </table:table-cell>
          <table:table-cell table:formula="of:=[.B485]-[.B484]" office:value-type="float" office:value="272672.600000001" calcext:value-type="float">
            <text:p>272672,600000001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0.4*[.A485]^3-7*[.A485]^2+60*[.A485]+120" office:value-type="float" office:value="43467511.8" calcext:value-type="float">
            <text:p>43467511,8</text:p>
          </table:table-cell>
          <table:table-cell table:formula="of:=[.B486]-[.B485]" office:value-type="float" office:value="273817.799999997" calcext:value-type="float">
            <text:p>273817,799999997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0.4*[.A486]^3-7*[.A486]^2+60*[.A486]+120" office:value-type="float" office:value="43741329.6" calcext:value-type="float">
            <text:p>43741329,6</text:p>
          </table:table-cell>
          <table:table-cell table:formula="of:=[.B487]-[.B486]" office:value-type="float" office:value="274965.399999998" calcext:value-type="float">
            <text:p>274965,399999998</text:p>
          </table:table-cell>
          <table:table-cell table:number-columns-repeated="4"/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0.4*[.A487]^3-7*[.A487]^2+60*[.A487]+120" office:value-type="float" office:value="44016295" calcext:value-type="float">
            <text:p>44016295</text:p>
          </table:table-cell>
          <table:table-cell table:formula="of:=[.B488]-[.B487]" office:value-type="float" office:value="276115.400000006" calcext:value-type="float">
            <text:p>276115,400000006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0.4*[.A488]^3-7*[.A488]^2+60*[.A488]+120" office:value-type="float" office:value="44292410.4" calcext:value-type="float">
            <text:p>44292410,4</text:p>
          </table:table-cell>
          <table:table-cell table:formula="of:=[.B489]-[.B488]" office:value-type="float" office:value="277267.799999997" calcext:value-type="float">
            <text:p>277267,799999997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0.4*[.A489]^3-7*[.A489]^2+60*[.A489]+120" office:value-type="float" office:value="44569678.2" calcext:value-type="float">
            <text:p>44569678,2</text:p>
          </table:table-cell>
          <table:table-cell table:formula="of:=[.B490]-[.B489]" office:value-type="float" office:value="278422.600000001" calcext:value-type="float">
            <text:p>278422,600000001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0.4*[.A490]^3-7*[.A490]^2+60*[.A490]+120" office:value-type="float" office:value="44848100.8" calcext:value-type="float">
            <text:p>44848100,8</text:p>
          </table:table-cell>
          <table:table-cell table:formula="of:=[.B491]-[.B490]" office:value-type="float" office:value="279579.799999997" calcext:value-type="float">
            <text:p>279579,799999997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0.4*[.A491]^3-7*[.A491]^2+60*[.A491]+120" office:value-type="float" office:value="45127680.6" calcext:value-type="float">
            <text:p>45127680,6</text:p>
          </table:table-cell>
          <table:table-cell table:formula="of:=[.B492]-[.B491]" office:value-type="float" office:value="280739.399999999" calcext:value-type="float">
            <text:p>280739,399999999</text:p>
          </table:table-cell>
          <table:table-cell table:number-columns-repeated="4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0.4*[.A492]^3-7*[.A492]^2+60*[.A492]+120" office:value-type="float" office:value="45408420" calcext:value-type="float">
            <text:p>45408420</text:p>
          </table:table-cell>
          <table:table-cell table:formula="of:=[.B493]-[.B492]" office:value-type="float" office:value="281901.400000006" calcext:value-type="float">
            <text:p>281901,400000006</text:p>
          </table:table-cell>
          <table:table-cell table:number-columns-repeated="4"/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0.4*[.A493]^3-7*[.A493]^2+60*[.A493]+120" office:value-type="float" office:value="45690321.4" calcext:value-type="float">
            <text:p>45690321,4</text:p>
          </table:table-cell>
          <table:table-cell table:formula="of:=[.B494]-[.B493]" office:value-type="float" office:value="283065.799999997" calcext:value-type="float">
            <text:p>283065,799999997</text:p>
          </table:table-cell>
          <table:table-cell table:number-columns-repeated="4"/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0.4*[.A494]^3-7*[.A494]^2+60*[.A494]+120" office:value-type="float" office:value="45973387.2" calcext:value-type="float">
            <text:p>45973387,2</text:p>
          </table:table-cell>
          <table:table-cell table:formula="of:=[.B495]-[.B494]" office:value-type="float" office:value="284232.600000001" calcext:value-type="float">
            <text:p>284232,600000001</text:p>
          </table:table-cell>
          <table:table-cell table:number-columns-repeated="4"/>
        </table:table-row>
        <table:table-row table:style-name="ro2">
          <table:table-cell office:value-type="float" office:value="493" calcext:value-type="float">
            <text:p>493</text:p>
          </table:table-cell>
          <table:table-cell table:formula="of:=0.4*[.A495]^3-7*[.A495]^2+60*[.A495]+120" office:value-type="float" office:value="46257619.8" calcext:value-type="float">
            <text:p>46257619,8</text:p>
          </table:table-cell>
          <table:table-cell table:formula="of:=[.B496]-[.B495]" office:value-type="float" office:value="285401.799999997" calcext:value-type="float">
            <text:p>285401,799999997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0.4*[.A496]^3-7*[.A496]^2+60*[.A496]+120" office:value-type="float" office:value="46543021.6" calcext:value-type="float">
            <text:p>46543021,6</text:p>
          </table:table-cell>
          <table:table-cell table:formula="of:=[.B497]-[.B496]" office:value-type="float" office:value="286573.399999999" calcext:value-type="float">
            <text:p>286573,399999999</text:p>
          </table:table-cell>
          <table:table-cell table:number-columns-repeated="4"/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0.4*[.A497]^3-7*[.A497]^2+60*[.A497]+120" office:value-type="float" office:value="46829595" calcext:value-type="float">
            <text:p>46829595</text:p>
          </table:table-cell>
          <table:table-cell table:formula="of:=[.B498]-[.B497]" office:value-type="float" office:value="287747.400000006" calcext:value-type="float">
            <text:p>287747,400000006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0.4*[.A498]^3-7*[.A498]^2+60*[.A498]+120" office:value-type="float" office:value="47117342.4" calcext:value-type="float">
            <text:p>47117342,4</text:p>
          </table:table-cell>
          <table:table-cell table:formula="of:=[.B499]-[.B498]" office:value-type="float" office:value="288923.799999997" calcext:value-type="float">
            <text:p>288923,799999997</text:p>
          </table:table-cell>
          <table:table-cell table:number-columns-repeated="4"/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0.4*[.A499]^3-7*[.A499]^2+60*[.A499]+120" office:value-type="float" office:value="47406266.2" calcext:value-type="float">
            <text:p>47406266,2</text:p>
          </table:table-cell>
          <table:table-cell table:formula="of:=[.B500]-[.B499]" office:value-type="float" office:value="290102.600000001" calcext:value-type="float">
            <text:p>290102,600000001</text:p>
          </table:table-cell>
          <table:table-cell table:number-columns-repeated="4"/>
        </table:table-row>
        <table:table-row table:style-name="ro2">
          <table:table-cell office:value-type="float" office:value="498" calcext:value-type="float">
            <text:p>498</text:p>
          </table:table-cell>
          <table:table-cell table:formula="of:=0.4*[.A500]^3-7*[.A500]^2+60*[.A500]+120" office:value-type="float" office:value="47696368.8" calcext:value-type="float">
            <text:p>47696368,8</text:p>
          </table:table-cell>
          <table:table-cell table:formula="of:=[.B501]-[.B500]" office:value-type="float" office:value="291283.799999997" calcext:value-type="float">
            <text:p>291283,799999997</text:p>
          </table:table-cell>
          <table:table-cell table:number-columns-repeated="4"/>
        </table:table-row>
        <table:table-row table:style-name="ro2">
          <table:table-cell office:value-type="float" office:value="499" calcext:value-type="float">
            <text:p>499</text:p>
          </table:table-cell>
          <table:table-cell table:formula="of:=0.4*[.A501]^3-7*[.A501]^2+60*[.A501]+120" office:value-type="float" office:value="47987652.6" calcext:value-type="float">
            <text:p>47987652,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7:43:12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nsieur SZCZEBARA</meta:initial-creator>
    <meta:creation-date>2020-04-28T10:11:12.145000000</meta:creation-date>
    <dc:date>2020-05-07T07:51:15.087000000</dc:date>
    <dc:creator>Monsieur SZCZEBARA</dc:creator>
    <meta:editing-duration>PT21M43S</meta:editing-duration>
    <meta:editing-cycles>3</meta:editing-cycles>
    <meta:generator>LibreOffice/6.4.3.2$Windows_X86_64 LibreOffice_project/747b5d0ebf89f41c860ec2a39efd7cb15b54f2d8</meta:generator>
    <meta:document-statistic meta:table-count="1" meta:cell-count="1504" meta:object-count="0"/>
  </office:meta>
</office:document-meta>
</file>